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ar font-monospace" svg:font-family="'var font-monospace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9f9f9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officeooo:paragraph-rsid="001583cb" fo:background-color="#f9f9f9"/>
    </style:style>
    <style:style style:name="P3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officeooo:paragraph-rsid="0018e89b" fo:background-color="#f9f9f9"/>
    </style:style>
    <style:style style:name="P4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officeooo:paragraph-rsid="00195dbe" fo:background-color="#f9f9f9"/>
    </style:style>
    <style:style style:name="P5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officeooo:paragraph-rsid="001b8e3b" fo:background-color="#f9f9f9"/>
    </style:style>
    <style:style style:name="P6" style:family="paragraph" style:parent-style-name="Standard">
      <style:text-properties fo:color="#5c6773" loext:opacity="100%" style:font-name="var font-monospace" fo:font-size="10.5pt" fo:font-weight="normal" officeooo:paragraph-rsid="0012c64e" fo:background-color="#f9f9f9"/>
    </style:style>
    <style:style style:name="P7" style:family="paragraph" style:parent-style-name="Standard">
      <style:paragraph-properties style:line-height-at-least="0.503cm"/>
      <style:text-properties fo:color="#5c6773" loext:opacity="100%" fo:background-color="#f9f9f9"/>
    </style:style>
    <style:style style:name="P8" style:family="paragraph" style:parent-style-name="Standard">
      <style:paragraph-properties style:line-height-at-least="0.503cm"/>
      <style:text-properties fo:color="#5c6773" loext:opacity="100%" style:text-underline-style="none" officeooo:paragraph-rsid="001712d8" fo:background-color="#f9f9f9"/>
    </style:style>
    <style:style style:name="P9" style:family="paragraph" style:parent-style-name="Standard">
      <style:paragraph-properties style:line-height-at-least="0.503cm"/>
      <style:text-properties fo:color="#abb0b6" loext:opacity="100%" style:font-name="var font-monospace" fo:font-size="10.5pt" fo:font-style="italic" fo:font-weight="normal" fo:background-color="#f9f9f9"/>
    </style:style>
    <style:style style:name="P10" style:family="paragraph" style:parent-style-name="Standard">
      <style:paragraph-properties style:line-height-at-least="0.503cm"/>
      <style:text-properties fo:color="#abb0b6" loext:opacity="100%" fo:background-color="#f9f9f9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Text_20_body">
      <style:paragraph-properties style:line-height-at-least="0.503cm"/>
      <style:text-properties officeooo:paragraph-rsid="001583cb"/>
    </style:style>
    <style:style style:name="P13" style:family="paragraph" style:parent-style-name="Text_20_body">
      <style:paragraph-properties style:line-height-at-least="0.503cm"/>
      <style:text-properties officeooo:paragraph-rsid="0018e89b"/>
    </style:style>
    <style:style style:name="P14" style:family="paragraph" style:parent-style-name="Text_20_body">
      <style:paragraph-properties style:line-height-at-least="0.503cm"/>
      <style:text-properties officeooo:paragraph-rsid="00195dbe"/>
    </style:style>
    <style:style style:name="P15" style:family="paragraph" style:parent-style-name="Text_20_body">
      <style:paragraph-properties style:line-height-at-least="0.503cm"/>
      <style:text-properties officeooo:paragraph-rsid="001b8e3b"/>
    </style:style>
    <style:style style:name="P16" style:family="paragraph" style:parent-style-name="Text_20_body">
      <style:paragraph-properties style:line-height-at-least="0.503cm"/>
      <style:text-properties style:text-underline-style="none" officeooo:paragraph-rsid="001712d8"/>
    </style:style>
    <style:style style:name="P17" style:family="paragraph" style:parent-style-name="Text_20_body">
      <style:text-properties fo:font-size="20pt" style:text-underline-style="solid" style:text-underline-width="auto" style:text-underline-color="font-color" officeooo:paragraph-rsid="0012c64e" style:font-size-asian="20pt" style:font-size-complex="20pt"/>
    </style:style>
    <style:style style:name="P18" style:family="paragraph" style:parent-style-name="Text_20_body">
      <style:paragraph-properties style:line-height-at-least="0.503cm"/>
      <style:text-properties fo:font-size="20pt" style:text-underline-style="solid" style:text-underline-width="auto" style:text-underline-color="font-color" officeooo:paragraph-rsid="001583cb" style:font-size-asian="20pt" style:font-size-complex="20pt"/>
    </style:style>
    <style:style style:name="P19" style:family="paragraph" style:parent-style-name="Text_20_body">
      <style:paragraph-properties style:line-height-at-least="0.503cm"/>
      <style:text-properties fo:font-size="20pt" style:text-underline-style="solid" style:text-underline-width="auto" style:text-underline-color="font-color" officeooo:paragraph-rsid="001712d8" style:font-size-asian="20pt" style:font-size-complex="20pt"/>
    </style:style>
    <style:style style:name="P20" style:family="paragraph" style:parent-style-name="Standard">
      <style:paragraph-properties style:line-height-at-least="0.503cm"/>
      <style:text-properties fo:color="#f2590c" loext:opacity="100%" style:font-name="var font-monospace" fo:font-size="10.5pt" fo:font-weight="normal" officeooo:rsid="0011105b" officeooo:paragraph-rsid="0011105b" fo:background-color="#f9f9f9"/>
    </style:style>
    <style:style style:name="P21" style:family="paragraph" style:parent-style-name="Standard">
      <style:paragraph-properties style:line-height-at-least="0.503cm"/>
      <style:text-properties fo:color="#f2590c" loext:opacity="100%" style:font-name="var font-monospace" fo:font-size="10.5pt" fo:font-weight="normal" fo:background-color="#f9f9f9"/>
    </style:style>
    <style:style style:name="P22" style:family="paragraph" style:parent-style-name="Heading_20_1">
      <style:text-properties fo:font-size="20pt" style:text-underline-style="solid" style:text-underline-width="auto" style:text-underline-color="font-color" style:font-size-asian="20pt" style:font-size-complex="20pt"/>
    </style:style>
    <style:style style:name="P23" style:family="paragraph" style:parent-style-name="Heading_20_1">
      <style:paragraph-properties style:line-height-at-least="0.503cm"/>
      <style:text-properties fo:font-size="20pt" style:text-underline-style="solid" style:text-underline-width="auto" style:text-underline-color="font-color" officeooo:paragraph-rsid="001583cb" style:font-size-asian="20pt" style:font-size-complex="20pt"/>
    </style:style>
    <style:style style:name="P24" style:family="paragraph" style:parent-style-name="Heading_20_1">
      <style:paragraph-properties style:line-height-at-least="0.503cm"/>
      <style:text-properties fo:font-size="20pt" style:text-underline-style="solid" style:text-underline-width="auto" style:text-underline-color="font-color" officeooo:paragraph-rsid="001712d8" style:font-size-asian="20pt" style:font-size-complex="20pt"/>
    </style:style>
    <style:style style:name="P25" style:family="paragraph" style:parent-style-name="Heading_20_1">
      <style:paragraph-properties style:line-height-at-least="0.503cm"/>
      <style:text-properties fo:font-size="20pt" style:text-underline-style="solid" style:text-underline-width="auto" style:text-underline-color="font-color" officeooo:paragraph-rsid="0018e89b" style:font-size-asian="20pt" style:font-size-complex="20pt"/>
    </style:style>
    <style:style style:name="P26" style:family="paragraph" style:parent-style-name="Heading_20_1">
      <style:paragraph-properties style:line-height-at-least="0.503cm"/>
      <style:text-properties fo:font-size="20pt" style:text-underline-style="solid" style:text-underline-width="auto" style:text-underline-color="font-color" officeooo:paragraph-rsid="00195dbe" style:font-size-asian="20pt" style:font-size-complex="20pt"/>
    </style:style>
    <style:style style:name="P27" style:family="paragraph" style:parent-style-name="Heading_20_1">
      <style:paragraph-properties style:line-height-at-least="0.503cm"/>
      <style:text-properties fo:font-size="20pt" style:text-underline-style="solid" style:text-underline-width="auto" style:text-underline-color="font-color" officeooo:paragraph-rsid="001b8e3b" style:font-size-asian="20pt" style:font-size-complex="20pt"/>
    </style:style>
    <style:style style:name="P28" style:family="paragraph" style:parent-style-name="Heading_20_1">
      <style:paragraph-properties style:line-height-at-least="0.503cm"/>
      <style:text-properties fo:font-size="20pt" style:text-underline-style="solid" style:text-underline-width="auto" style:text-underline-color="font-color" officeooo:paragraph-rsid="001d7246" style:font-size-asian="20pt" style:font-size-complex="20pt"/>
    </style:style>
    <style:style style:name="T1" style:family="text">
      <style:text-properties fo:color="#f2590c" loext:opacity="100%"/>
    </style:style>
    <style:style style:name="T2" style:family="text">
      <style:text-properties fo:color="#f2590c" loext:opacity="100%" style:font-name="var font-monospace" fo:font-size="10.5pt" fo:font-weight="normal"/>
    </style:style>
    <style:style style:name="T3" style:family="text">
      <style:text-properties fo:color="#86b300" loext:opacity="100%"/>
    </style:style>
    <style:style style:name="T4" style:family="text">
      <style:text-properties fo:color="#86b300" loext:opacity="100%" style:font-name="var font-monospace" fo:font-size="10.5pt" fo:font-weight="normal"/>
    </style:style>
    <style:style style:name="T5" style:family="text">
      <style:text-properties fo:color="#41a6d9" loext:opacity="100%"/>
    </style:style>
    <style:style style:name="T6" style:family="text">
      <style:text-properties fo:color="#41a6d9" loext:opacity="100%" style:font-name="var font-monospace" fo:font-size="10.5pt" fo:font-weight="normal"/>
    </style:style>
    <style:style style:name="T7" style:family="text">
      <style:text-properties style:font-name="var font-monospace" fo:font-size="10.5pt" fo:font-weight="normal"/>
    </style:style>
    <style:style style:name="T8" style:family="text">
      <style:text-properties style:font-name="var font-monospace" fo:font-size="10.5pt" fo:font-style="italic" fo:font-weight="normal"/>
    </style:style>
    <style:style style:name="T9" style:family="text">
      <style:text-properties fo:color="#f08c36" loext:opacity="100%" style:font-name="var font-monospace" fo:font-size="10.5pt" fo:font-weight="normal"/>
    </style:style>
    <style:style style:name="T10" style:family="text">
      <style:text-properties fo:color="#abb0b6" loext:opacity="100%" style:font-name="var font-monospace" fo:font-size="10.5pt" fo:font-style="italic" fo:font-weight="normal"/>
    </style:style>
    <style:style style:name="T11" style:family="text">
      <style:text-properties officeooo:rsid="00112151"/>
    </style:style>
    <style:style style:name="T12" style:family="text">
      <style:text-properties style:font-name="Liberation Sans" fo:font-weight="bold" officeooo:rsid="0012c64e" style:font-name-asian="Microsoft YaHei" style:font-weight-asian="bold" style:font-name-complex="Lucida Sans" style:font-weight-complex="bold"/>
    </style:style>
    <style:style style:name="T13" style:family="text">
      <style:text-properties style:font-name="Liberation Sans" fo:font-weight="bold" officeooo:rsid="001583cb" style:font-name-asian="Microsoft YaHei" style:font-weight-asian="bold" style:font-name-complex="Lucida Sans" style:font-weight-complex="bold"/>
    </style:style>
    <style:style style:name="T14" style:family="text">
      <style:text-properties style:font-name="Liberation Sans" fo:font-weight="bold" officeooo:rsid="001712d8" style:font-name-asian="Microsoft YaHei" style:font-weight-asian="bold" style:font-name-complex="Lucida Sans" style:font-weight-complex="bold"/>
    </style:style>
    <style:style style:name="T15" style:family="text">
      <style:text-properties style:font-name="Liberation Sans" fo:font-weight="bold" officeooo:rsid="0018e89b" style:font-name-asian="Microsoft YaHei" style:font-weight-asian="bold" style:font-name-complex="Lucida Sans" style:font-weight-complex="bold"/>
    </style:style>
    <style:style style:name="T16" style:family="text">
      <style:text-properties style:font-name="Liberation Sans" fo:font-weight="bold" officeooo:rsid="00195dbe" style:font-name-asian="Microsoft YaHei" style:font-weight-asian="bold" style:font-name-complex="Lucida Sans" style:font-weight-complex="bold"/>
    </style:style>
    <style:style style:name="T17" style:family="text">
      <style:text-properties style:font-name="Liberation Sans" fo:font-weight="bold" officeooo:rsid="001bfe02" style:font-name-asian="Microsoft YaHei" style:font-weight-asian="bold" style:font-name-complex="Lucida Sans" style:font-weight-complex="bold"/>
    </style:style>
    <style:style style:name="T18" style:family="text">
      <style:text-properties style:font-name="Liberation Sans" fo:font-weight="bold" officeooo:rsid="001e6089" style:font-name-asian="Microsoft YaHei" style:font-weight-asian="bold" style:font-name-complex="Lucida Sans" style:font-weight-complex="bold"/>
    </style:style>
    <style:style style:name="T19" style:family="text">
      <style:text-properties fo:color="#4dbf99" loext:opacity="100%" style:font-name="var font-monospace" fo:font-size="10.5pt" fo:font-weight="normal"/>
    </style:style>
    <style:style style:name="T20" style:family="text">
      <style:text-properties officeooo:rsid="001e60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h text:style-name="P22" text:outline-level="1"><text:soft-page-break/><text:span text:style-name="T11">app</text:span>.js</text:h>
      <text:p text:style-name="P21"/>
      <text:p text:style-name="P1"><text:span text:style-name="T1">import</text:span> { useState, useEffect, useRef } <text:span text:style-name="T1">from</text:span> <text:span text:style-name="T3">'react'</text:span>;</text:p>
      <text:p text:style-name="P1"><text:span text:style-name="T1">import</text:span> { createNativeStackNavigator } <text:span text:style-name="T1">from</text:span> <text:span text:style-name="T3">'@react-navigation/native-stack'</text:span>;</text:p>
      <text:p text:style-name="P1"><text:span text:style-name="T1">import</text:span> { <text:span text:style-name="T5">NavigationContainer</text:span> } <text:span text:style-name="T1">from</text:span> <text:span text:style-name="T3">'@react-navigation/native'</text:span>;</text:p>
      <text:p text:style-name="P1"><text:span text:style-name="T1">import</text:span> { <text:span text:style-name="T5">Text</text:span>, <text:span text:style-name="T5">View</text:span>, <text:span text:style-name="T5">TouchableOpacity</text:span>, <text:span text:style-name="T5">Platform</text:span> } <text:span text:style-name="T1">from</text:span> <text:span text:style-name="T3">'react-native'</text:span>;</text:p>
      <text:p text:style-name="P1"><text:span text:style-name="T1">import</text:span> * as <text:span text:style-name="T5">Device</text:span> <text:span text:style-name="T1">from</text:span> <text:span text:style-name="T3">'expo-device'</text:span>;</text:p>
      <text:p text:style-name="P1"><text:span text:style-name="T1">import</text:span> * as <text:span text:style-name="T5">Notifications</text:span> <text:span text:style-name="T1">from</text:span> <text:span text:style-name="T3">'expo-notifications'</text:span>;</text:p>
      <text:p text:style-name="P11"/>
      <text:p text:style-name="P9">/* Importation des classes/fonctions des autres fichiers */</text:p>
      <text:p text:style-name="P1"><text:span text:style-name="T1">import</text:span> <text:span text:style-name="T5">LoginScreen</text:span> <text:span text:style-name="T1">from</text:span> <text:span text:style-name="T3">'./components/loginScreen'</text:span>;</text:p>
      <text:p text:style-name="P1"><text:span text:style-name="T1">import</text:span> <text:span text:style-name="T5">TrackerScreen</text:span> <text:span text:style-name="T1">from</text:span> <text:span text:style-name="T3">'./components/trackerScreen'</text:span>;</text:p>
      <text:p text:style-name="P1"><text:span text:style-name="T1">import</text:span> <text:span text:style-name="T5">AddTrackerScreen</text:span> <text:span text:style-name="T1">from</text:span> <text:span text:style-name="T3">'./components/addTrackerScreen'</text:span>;</text:p>
      <text:p text:style-name="P1"><text:span text:style-name="T1">import</text:span> <text:span text:style-name="T5">CoordinatesScreen</text:span> <text:span text:style-name="T1">from</text:span> <text:span text:style-name="T3">'./components/coordinatesScreen'</text:span>;</text:p>
      <text:p text:style-name="P1"><text:span text:style-name="T1">import</text:span> <text:span text:style-name="T5">HistoryScreen</text:span> <text:span text:style-name="T1">from</text:span> <text:span text:style-name="T3">'./components/historyScreen'</text:span>;</text:p>
      <text:p text:style-name="P1"><text:span text:style-name="T1">import</text:span> <text:span text:style-name="T5">SettingsScreen</text:span> <text:span text:style-name="T1">from</text:span> <text:span text:style-name="T3">'./components/settingsScreen'</text:span>;</text:p>
      <text:p text:style-name="P1"><text:span text:style-name="T1">import</text:span> <text:span text:style-name="T5">RegisterScreen</text:span> <text:span text:style-name="T1">from</text:span> <text:span text:style-name="T3">'./components/registerScreen'</text:span>;</text:p>
      <text:p text:style-name="P11"/>
      <text:p text:style-name="P9">/* Demande à l'utilisateur les permissions pour recevoir des notifications et récupère son token */</text:p>
      <text:p text:style-name="P1"><text:span text:style-name="T1">async</text:span> <text:span text:style-name="T1">function</text:span> registerForPushNotificationsAsync() {</text:p>
      <text:p text:style-name="P7">  <text:span text:style-name="T2">let</text:span><text:span text:style-name="T7"> token = </text:span><text:span text:style-name="T4">''</text:span><text:span text:style-name="T7">;</text:span></text:p>
      <text:p text:style-name="P11"/>
      <text:p text:style-name="P7">  <text:span text:style-name="T2">if</text:span><text:span text:style-name="T7"> (</text:span><text:span text:style-name="T6">Platform</text:span><text:span text:style-name="T7">.</text:span><text:span text:style-name="T6">OS</text:span><text:span text:style-name="T7"> === </text:span><text:span text:style-name="T4">'android'</text:span><text:span text:style-name="T7">) {</text:span></text:p>
      <text:p text:style-name="P7">    <text:span text:style-name="T2">await</text:span><text:span text:style-name="T7"> </text:span><text:span text:style-name="T6">Notifications</text:span><text:span text:style-name="T7">.setNotificationChannelAsync(</text:span><text:span text:style-name="T4">'default'</text:span><text:span text:style-name="T7">, {</text:span></text:p>
      <text:p text:style-name="P7">      <text:span text:style-name="T7">name: </text:span><text:span text:style-name="T4">'default'</text:span><text:span text:style-name="T7">,</text:span></text:p>
      <text:p text:style-name="P7">      <text:span text:style-name="T7">importance: </text:span><text:span text:style-name="T6">Notifications</text:span><text:span text:style-name="T7">.</text:span><text:span text:style-name="T6">AndroidImportance</text:span><text:span text:style-name="T7">.</text:span><text:span text:style-name="T6">MAX</text:span><text:span text:style-name="T7">,</text:span></text:p>
      <text:p text:style-name="P7">      <text:span text:style-name="T7">vibrationPattern: [</text:span><text:span text:style-name="T9">0</text:span><text:span text:style-name="T7">, </text:span><text:span text:style-name="T9">250</text:span><text:span text:style-name="T7">, </text:span><text:span text:style-name="T9">250</text:span><text:span text:style-name="T7">, </text:span><text:span text:style-name="T9">250</text:span><text:span text:style-name="T7">],</text:span></text:p>
      <text:p text:style-name="P7">      <text:span text:style-name="T7">lightColor: </text:span><text:span text:style-name="T4">'#FF231F7C'</text:span><text:span text:style-name="T7">,</text:span></text:p>
      <text:p text:style-name="P7">    <text:span text:style-name="T7">});</text:span></text:p>
      <text:p text:style-name="P7">  <text:span text:style-name="T7">}</text:span></text:p>
      <text:p text:style-name="P11"/>
      <text:p text:style-name="P7">  <text:span text:style-name="T10">/* Si l'utilisateur est sur un vrai téléphone */</text:span></text:p>
      <text:p text:style-name="P7">  <text:span text:style-name="T2">if</text:span><text:span text:style-name="T7"> (</text:span><text:span text:style-name="T6">Device</text:span><text:span text:style-name="T7">.isDevice) {</text:span></text:p>
      <text:p text:style-name="P7">    <text:span text:style-name="T10">/* Demande les permissions */</text:span></text:p>
      <text:p text:style-name="P7">    <text:span text:style-name="T2">const</text:span><text:span text:style-name="T7"> { status: existingStatus } =</text:span></text:p>
      <text:p text:style-name="P7">      <text:span text:style-name="T2">await</text:span><text:span text:style-name="T7"> </text:span><text:span text:style-name="T6">Notifications</text:span><text:span text:style-name="T7">.getPermissionsAsync();</text:span></text:p>
      <text:p text:style-name="P7">    <text:span text:style-name="T2">let</text:span><text:span text:style-name="T7"> finalStatus = existingStatus;</text:span></text:p>
      <text:p text:style-name="P7">    <text:span text:style-name="T10">/* Si les permissions ne sont pas déjà accordées, les demandes */</text:span></text:p>
      <text:p text:style-name="P7">    <text:span text:style-name="T2">if</text:span><text:span text:style-name="T7"> (existingStatus !== </text:span><text:span text:style-name="T4">'granted'</text:span><text:span text:style-name="T7">) {</text:span></text:p>
      <text:p text:style-name="P7">      <text:span text:style-name="T2">const</text:span><text:span text:style-name="T7"> { status } = </text:span><text:span text:style-name="T2">await</text:span><text:span text:style-name="T7"> </text:span><text:span text:style-name="T6">Notifications</text:span><text:span text:style-name="T7">.requestPermissionsAsync();</text:span></text:p>
      <text:p text:style-name="P7">      <text:span text:style-name="T7">finalStatus = status;</text:span></text:p>
      <text:p text:style-name="P7">    <text:span text:style-name="T7">}</text:span></text:p>
      <text:p text:style-name="P7">    <text:span text:style-name="T10">/* Si les permissions n'ont pas été accordé, affiche une erreur */</text:span></text:p>
      <text:p text:style-name="P7">    <text:span text:style-name="T2">if</text:span><text:span text:style-name="T7"> (finalStatus !== </text:span><text:span text:style-name="T4">'granted'</text:span><text:span text:style-name="T7">) {</text:span></text:p>
      <text:p text:style-name="P7">      <text:span text:style-name="T7">console.log(</text:span><text:span text:style-name="T4">'Permissions for notifications have been denied'</text:span><text:span text:style-name="T7">);</text:span></text:p>
      <text:p text:style-name="P7">      <text:span text:style-name="T2">return</text:span><text:span text:style-name="T7">;</text:span></text:p>
      <text:p text:style-name="P7">      <text:span text:style-name="T10">/* Si les permissisons ont été acceptées, récupère le token de l'utilisateur. */</text:span></text:p>
      <text:p text:style-name="P7">    <text:span text:style-name="T7">} </text:span><text:span text:style-name="T2">else</text:span><text:span text:style-name="T7"> {</text:span></text:p>
      <text:p text:style-name="P7">      <text:span text:style-name="T7">token = (</text:span><text:span text:style-name="T2">await</text:span><text:span text:style-name="T7"> </text:span><text:span text:style-name="T6">Notifications</text:span><text:span text:style-name="T7">.getExpoPushTokenAsync()).data;</text:span></text:p>
      <text:p text:style-name="P7"><text:soft-page-break/>      <text:span text:style-name="T7">console.log(token);</text:span></text:p>
      <text:p text:style-name="P7">    <text:span text:style-name="T7">}</text:span></text:p>
      <text:p text:style-name="P7">    <text:span text:style-name="T10">/* Si l'utilisateur n'est pas sur un vrai téléphone (web, emulateur...), affiche une erreur */</text:span></text:p>
      <text:p text:style-name="P7">  <text:span text:style-name="T7">} </text:span><text:span text:style-name="T2">else</text:span><text:span text:style-name="T7"> {</text:span></text:p>
      <text:p text:style-name="P7">    <text:span text:style-name="T7">alert(</text:span><text:span text:style-name="T4">'Must use physical device for Push Notifications'</text:span><text:span text:style-name="T7">);</text:span></text:p>
      <text:p text:style-name="P7">  <text:span text:style-name="T7">}</text:span></text:p>
      <text:p text:style-name="P11"/>
      <text:p text:style-name="P7">  <text:span text:style-name="T2">return</text:span><text:span text:style-name="T7"> token;</text:span></text:p>
      <text:p text:style-name="P1">}</text:p>
      <text:p text:style-name="P11"/>
      <text:p text:style-name="P9">/* Fonction principale : elle se lance lorsque l'application démarre */</text:p>
      <text:p text:style-name="P1"><text:span text:style-name="T1">const</text:span> <text:span text:style-name="T5">Main</text:span> = () =&gt; {</text:p>
      <text:p text:style-name="P7">  <text:span text:style-name="T2">const</text:span><text:span text:style-name="T7"> </text:span><text:span text:style-name="T6">Stack</text:span><text:span text:style-name="T7"> = createNativeStackNavigator();</text:span></text:p>
      <text:p text:style-name="P11"/>
      <text:p text:style-name="P7">  <text:span text:style-name="T2">return</text:span><text:span text:style-name="T7"> (</text:span></text:p>
      <text:p text:style-name="P7">    <text:span text:style-name="T7">&lt;</text:span><text:span text:style-name="T6">NavigationContainer</text:span><text:span text:style-name="T7">&gt;</text:span></text:p>
      <text:p text:style-name="P7">      <text:span text:style-name="T7">{</text:span><text:span text:style-name="T10">/* Définie l'interface de connexion comme l'interface initiale */</text:span><text:span text:style-name="T7">}</text:span></text:p>
      <text:p text:style-name="P7">      <text:span text:style-name="T7">&lt;</text:span><text:span text:style-name="T6">Stack</text:span><text:span text:style-name="T7">.</text:span><text:span text:style-name="T6">Navigator</text:span><text:span text:style-name="T7"> initialRouteName=</text:span><text:span text:style-name="T4">"InitNavigator"</text:span><text:span text:style-name="T7">&gt;</text:span></text:p>
      <text:p text:style-name="P7">        <text:span text:style-name="T7">&lt;</text:span><text:span text:style-name="T6">Stack</text:span><text:span text:style-name="T7">.</text:span><text:span text:style-name="T6">Screen</text:span><text:span text:style-name="T7"> name=</text:span><text:span text:style-name="T4">"InitNavigator"</text:span><text:span text:style-name="T7"> component={</text:span><text:span text:style-name="T6">Init</text:span><text:span text:style-name="T7">} /&gt;</text:span></text:p>
      <text:p text:style-name="P7">        <text:span text:style-name="T7">&lt;</text:span><text:span text:style-name="T6">Stack</text:span><text:span text:style-name="T7">.</text:span><text:span text:style-name="T6">Screen</text:span></text:p>
      <text:p text:style-name="P7">          <text:span text:style-name="T7">options={{ headerShown: </text:span><text:span text:style-name="T2">false</text:span><text:span text:style-name="T7"> }}</text:span></text:p>
      <text:p text:style-name="P7">          <text:span text:style-name="T7">name=</text:span><text:span text:style-name="T4">"LoginNavigator"</text:span></text:p>
      <text:p text:style-name="P7">          <text:span text:style-name="T7">component={</text:span><text:span text:style-name="T6">LoginScreen</text:span><text:span text:style-name="T7">}</text:span></text:p>
      <text:p text:style-name="P7">        <text:span text:style-name="T7">/&gt;</text:span></text:p>
      <text:p text:style-name="P7">        <text:span text:style-name="T7">&lt;</text:span><text:span text:style-name="T6">Stack</text:span><text:span text:style-name="T7">.</text:span><text:span text:style-name="T6">Screen</text:span></text:p>
      <text:p text:style-name="P7">          <text:span text:style-name="T7">name=</text:span><text:span text:style-name="T4">"TrackerNavigator"</text:span></text:p>
      <text:p text:style-name="P7">          <text:span text:style-name="T7">component={({ route }) =&gt; (</text:span></text:p>
      <text:p text:style-name="P7">            <text:span text:style-name="T7">&lt;</text:span><text:span text:style-name="T6">TrackerScreen</text:span></text:p>
      <text:p text:style-name="P7">              <text:span text:style-name="T7">token={route.params.token}</text:span></text:p>
      <text:p text:style-name="P7">              <text:span text:style-name="T7">navigation={route.params.navigation}</text:span></text:p>
      <text:p text:style-name="P7">            <text:span text:style-name="T7">/&gt;</text:span></text:p>
      <text:p text:style-name="P7">          <text:span text:style-name="T7">)}</text:span></text:p>
      <text:p text:style-name="P7">        <text:span text:style-name="T7">/&gt;</text:span></text:p>
      <text:p text:style-name="P7">        <text:span text:style-name="T7">&lt;</text:span><text:span text:style-name="T6">Stack</text:span><text:span text:style-name="T7">.</text:span><text:span text:style-name="T6">Screen</text:span><text:span text:style-name="T7"> name=</text:span><text:span text:style-name="T4">"AddTrackerNavigator"</text:span><text:span text:style-name="T7"> component={</text:span><text:span text:style-name="T6">AddTrackerScreen</text:span><text:span text:style-name="T7">} /&gt;</text:span></text:p>
      <text:p text:style-name="P7">        <text:span text:style-name="T7">&lt;</text:span><text:span text:style-name="T6">Stack</text:span><text:span text:style-name="T7">.</text:span><text:span text:style-name="T6">Screen</text:span></text:p>
      <text:p text:style-name="P7">          <text:span text:style-name="T7">name=</text:span><text:span text:style-name="T4">"CoordinatesNavigator"</text:span></text:p>
      <text:p text:style-name="P7">          <text:span text:style-name="T7">component={({ route }) =&gt; (</text:span></text:p>
      <text:p text:style-name="P7">            <text:span text:style-name="T7">&lt;</text:span><text:span text:style-name="T6">CoordinatesScreen</text:span></text:p>
      <text:p text:style-name="P7">              <text:span text:style-name="T7">trackerId={route.params.trackerId}</text:span></text:p>
      <text:p text:style-name="P7">              <text:span text:style-name="T7">navigation={route.params.navigation}</text:span></text:p>
      <text:p text:style-name="P7">              <text:span text:style-name="T7">token={route.params.token}</text:span></text:p>
      <text:p text:style-name="P7">            <text:span text:style-name="T7">/&gt;</text:span></text:p>
      <text:p text:style-name="P7">          <text:span text:style-name="T7">)}</text:span></text:p>
      <text:p text:style-name="P7">        <text:span text:style-name="T7">/&gt;</text:span></text:p>
      <text:p text:style-name="P7">        <text:span text:style-name="T7">&lt;</text:span><text:span text:style-name="T6">Stack</text:span><text:span text:style-name="T7">.</text:span><text:span text:style-name="T6">Screen</text:span></text:p>
      <text:p text:style-name="P7">          <text:span text:style-name="T7">name=</text:span><text:span text:style-name="T4">"HistoryNavigator"</text:span></text:p>
      <text:p text:style-name="P7">          <text:span text:style-name="T7">component={({ route }) =&gt; (</text:span></text:p>
      <text:p text:style-name="P7">            <text:span text:style-name="T7">&lt;</text:span><text:span text:style-name="T6">HistoryScreen</text:span><text:span text:style-name="T7"> trackerId={route.params.trackerId} /&gt;</text:span></text:p>
      <text:p text:style-name="P7">          <text:span text:style-name="T7">)}</text:span></text:p>
      <text:p text:style-name="P7">        <text:span text:style-name="T7">/&gt;</text:span></text:p>
      <text:p text:style-name="P7"><text:soft-page-break/>        <text:span text:style-name="T7">&lt;</text:span><text:span text:style-name="T6">Stack</text:span><text:span text:style-name="T7">.</text:span><text:span text:style-name="T6">Screen</text:span></text:p>
      <text:p text:style-name="P7">          <text:span text:style-name="T7">name=</text:span><text:span text:style-name="T4">"SettingsNavigator"</text:span></text:p>
      <text:p text:style-name="P7">          <text:span text:style-name="T7">component={({ route }) =&gt; (</text:span></text:p>
      <text:p text:style-name="P7">            <text:span text:style-name="T7">&lt;</text:span><text:span text:style-name="T6">SettingsScreen</text:span></text:p>
      <text:p text:style-name="P7">              <text:span text:style-name="T7">trackerId={route.params.trackerId}</text:span></text:p>
      <text:p text:style-name="P7">              <text:span text:style-name="T7">token={route.params.token}</text:span></text:p>
      <text:p text:style-name="P7">            <text:span text:style-name="T7">/&gt;</text:span></text:p>
      <text:p text:style-name="P7">          <text:span text:style-name="T7">)}</text:span></text:p>
      <text:p text:style-name="P7">        <text:span text:style-name="T7">/&gt;</text:span></text:p>
      <text:p text:style-name="P7">        <text:span text:style-name="T7">&lt;</text:span><text:span text:style-name="T6">Stack</text:span><text:span text:style-name="T7">.</text:span><text:span text:style-name="T6">Screen</text:span><text:span text:style-name="T7"> name=</text:span><text:span text:style-name="T4">"RegisterNavigator"</text:span><text:span text:style-name="T7"> component={</text:span><text:span text:style-name="T6">RegisterScreen</text:span><text:span text:style-name="T7">} /&gt;</text:span></text:p>
      <text:p text:style-name="P7">      <text:span text:style-name="T7">&lt;/</text:span><text:span text:style-name="T6">Stack</text:span><text:span text:style-name="T7">.</text:span><text:span text:style-name="T6">Navigator</text:span><text:span text:style-name="T7">&gt;</text:span></text:p>
      <text:p text:style-name="P7">    <text:span text:style-name="T7">&lt;/</text:span><text:span text:style-name="T6">NavigationContainer</text:span><text:span text:style-name="T7">&gt;</text:span></text:p>
      <text:p text:style-name="P7">  <text:span text:style-name="T7">);</text:span></text:p>
      <text:p text:style-name="P1">};</text:p>
      <text:p text:style-name="P11"/>
      <text:p text:style-name="P1"><text:span text:style-name="T1">const</text:span> <text:span text:style-name="T5">Init</text:span> = ({ navigation }) =&gt; {</text:p>
      <text:p text:style-name="P7">  <text:span text:style-name="T2">const</text:span><text:span text:style-name="T7"> [expoPushToken, setExpoPushToken] = useState(</text:span><text:span text:style-name="T4">''</text:span><text:span text:style-name="T7">);</text:span></text:p>
      <text:p text:style-name="P7">  <text:span text:style-name="T2">const</text:span><text:span text:style-name="T7"> [notification, setNotification] = useState(</text:span><text:span text:style-name="T2">false</text:span><text:span text:style-name="T7">);</text:span></text:p>
      <text:p text:style-name="P7">  <text:span text:style-name="T2">const</text:span><text:span text:style-name="T7"> notificationListener = useRef();</text:span></text:p>
      <text:p text:style-name="P7">  <text:span text:style-name="T2">const</text:span><text:span text:style-name="T7"> responseListener = useRef();</text:span></text:p>
      <text:p text:style-name="P7">  <text:span text:style-name="T7">useEffect(() =&gt; {</text:span></text:p>
      <text:p text:style-name="P7">    <text:span text:style-name="T6">Notifications</text:span><text:span text:style-name="T7">.setNotificationHandler({</text:span></text:p>
      <text:p text:style-name="P7">      <text:span text:style-name="T7">handleNotification: </text:span><text:span text:style-name="T2">async</text:span><text:span text:style-name="T7"> () =&gt; ({</text:span></text:p>
      <text:p text:style-name="P7">        <text:span text:style-name="T7">shouldShowAlert: </text:span><text:span text:style-name="T2">true</text:span><text:span text:style-name="T7">,</text:span></text:p>
      <text:p text:style-name="P7">        <text:span text:style-name="T7">shouldPlaySound: </text:span><text:span text:style-name="T2">true</text:span><text:span text:style-name="T7">,</text:span></text:p>
      <text:p text:style-name="P7">        <text:span text:style-name="T7">shouldSetBadge: </text:span><text:span text:style-name="T2">true</text:span><text:span text:style-name="T7">,</text:span></text:p>
      <text:p text:style-name="P7">      <text:span text:style-name="T7">}),</text:span></text:p>
      <text:p text:style-name="P7">    <text:span text:style-name="T7">});</text:span></text:p>
      <text:p text:style-name="P11"/>
      <text:p text:style-name="P7">    <text:span text:style-name="T7">registerForPushNotificationsAsync().then((token) =&gt;</text:span></text:p>
      <text:p text:style-name="P7">      <text:span text:style-name="T7">setExpoPushToken(token)</text:span></text:p>
      <text:p text:style-name="P7">    <text:span text:style-name="T7">);</text:span></text:p>
      <text:p text:style-name="P7">    <text:span text:style-name="T7">notificationListener.current =</text:span></text:p>
      <text:p text:style-name="P7">      <text:span text:style-name="T6">Notifications</text:span><text:span text:style-name="T7">.addNotificationReceivedListener((notification) =&gt; {</text:span></text:p>
      <text:p text:style-name="P7">        <text:span text:style-name="T7">setNotification(notification);</text:span></text:p>
      <text:p text:style-name="P7">      <text:span text:style-name="T7">});</text:span></text:p>
      <text:p text:style-name="P11"/>
      <text:p text:style-name="P7">    <text:span text:style-name="T7">responseListener.current =</text:span></text:p>
      <text:p text:style-name="P7">      <text:span text:style-name="T6">Notifications</text:span><text:span text:style-name="T7">.addNotificationResponseReceivedListener((response) =&gt; {</text:span></text:p>
      <text:p text:style-name="P7">        <text:span text:style-name="T7">console.log(response);</text:span></text:p>
      <text:p text:style-name="P7">      <text:span text:style-name="T7">});</text:span></text:p>
      <text:p text:style-name="P11"/>
      <text:p text:style-name="P7">    <text:span text:style-name="T2">const</text:span><text:span text:style-name="T7"> subscription = </text:span><text:span text:style-name="T6">Notifications</text:span><text:span text:style-name="T7">.addNotificationReceivedListener(</text:span></text:p>
      <text:p text:style-name="P7">      <text:span text:style-name="T7">(notification) =&gt; {</text:span></text:p>
      <text:p text:style-name="P7">        <text:span text:style-name="T7">console.log(notification);</text:span></text:p>
      <text:p text:style-name="P7">      <text:span text:style-name="T7">}</text:span></text:p>
      <text:p text:style-name="P7">    <text:span text:style-name="T7">);</text:span></text:p>
      <text:p text:style-name="P11"/>
      <text:p text:style-name="P7">    <text:span text:style-name="T7">navigation.navigate(</text:span><text:span text:style-name="T4">'LoginNavigator'</text:span><text:span text:style-name="T7">, {</text:span></text:p>
      <text:p text:style-name="P7">      <text:span text:style-name="T7">expoToken: expoPushToken,</text:span></text:p>
      <text:p text:style-name="P7">    <text:span text:style-name="T7">});</text:span></text:p>
      <text:p text:style-name="P7"><text:soft-page-break/>  <text:span text:style-name="T7">});</text:span></text:p>
      <text:p text:style-name="P1">};</text:p>
      <text:p text:style-name="P11"/>
      <text:p text:style-name="P1"><text:span text:style-name="T1">export</text:span> <text:span text:style-name="T1">default</text:span> <text:span text:style-name="T5">Main</text:span>;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12">loginScreen</text:span>.js</text:h>
      <text:p text:style-name="P17"/>
      <text:p text:style-name="P6"><text:span text:style-name="T1">import</text:span> <text:span text:style-name="T5">React</text:span>, { useState, useEffect } <text:span text:style-name="T1">from</text:span> <text:span text:style-name="T3">'react'</text:span>;</text:p>
      <text:p text:style-name="P1"><text:span text:style-name="T1">import</text:span> {</text:p>
      <text:p text:style-name="P7">  <text:span text:style-name="T6">Text</text:span><text:span text:style-name="T7">,</text:span></text:p>
      <text:p text:style-name="P7">  <text:span text:style-name="T6">View</text:span><text:span text:style-name="T7">,</text:span></text:p>
      <text:p text:style-name="P7">  <text:span text:style-name="T6">TouchableOpacity</text:span><text:span text:style-name="T7">,</text:span></text:p>
      <text:p text:style-name="P7">  <text:span text:style-name="T6">TextInput</text:span><text:span text:style-name="T7">,</text:span></text:p>
      <text:p text:style-name="P7">  <text:span text:style-name="T6">SafeAreaView</text:span><text:span text:style-name="T7">,</text:span></text:p>
      <text:p text:style-name="P1">} <text:span text:style-name="T1">from</text:span> <text:span text:style-name="T3">'react-native'</text:span>;</text:p>
      <text:p text:style-name="P1"><text:span text:style-name="T1">import</text:span> * as <text:span text:style-name="T5">Notifications</text:span> <text:span text:style-name="T1">from</text:span> <text:span text:style-name="T3">'expo-notifications'</text:span>;</text:p>
      <text:p text:style-name="P11"/>
      <text:p text:style-name="P9">/* Importation des styles */</text:p>
      <text:p text:style-name="P1"><text:span text:style-name="T1">import</text:span> <text:span text:style-name="T5">Styles</text:span> <text:span text:style-name="T1">from</text:span> <text:span text:style-name="T3">'./styles'</text:span>;</text:p>
      <text:p text:style-name="P1"><text:span text:style-name="T1">import</text:span> <text:span text:style-name="T5">LoginStyles</text:span> <text:span text:style-name="T1">from</text:span> <text:span text:style-name="T3">'./loginStyles'</text:span>;</text:p>
      <text:p text:style-name="P11"/>
      <text:p text:style-name="P9">/* Fonction qui permet d'afficher la page de connexion et d'intéragir avec elle</text:p>
      <text:p text:style-name="P9">Reçoit en paramètre la variable 'navigation' permettant de changer de page */</text:p>
      <text:p text:style-name="P1"><text:span text:style-name="T1">function</text:span> <text:span text:style-name="T5">LoginScreen</text:span>({ route, navigation }) {</text:p>
      <text:p text:style-name="P7">  <text:span text:style-name="T2">const</text:span><text:span text:style-name="T7"> [email, setEmail] = useState(</text:span><text:span text:style-name="T4">''</text:span><text:span text:style-name="T7">);</text:span></text:p>
      <text:p text:style-name="P7">  <text:span text:style-name="T2">const</text:span><text:span text:style-name="T7"> [password, setPassword] = useState(</text:span><text:span text:style-name="T4">''</text:span><text:span text:style-name="T7">);</text:span></text:p>
      <text:p text:style-name="P7">  <text:span text:style-name="T2">const</text:span><text:span text:style-name="T7"> { expoToken } = route.params;</text:span></text:p>
      <text:p text:style-name="P11"/>
      <text:p text:style-name="P7">  <text:span text:style-name="T10">/* Affiche des logs au lancement et à la 'destruction'*/</text:span></text:p>
      <text:p text:style-name="P7">  <text:span text:style-name="T7">useEffect(() =&gt; {</text:span></text:p>
      <text:p text:style-name="P7">    <text:span text:style-name="T7">console.log(</text:span><text:span text:style-name="T4">''</text:span><text:span text:style-name="T7">);</text:span></text:p>
      <text:p text:style-name="P7">    <text:span text:style-name="T7">console.log(</text:span><text:span text:style-name="T4">'LOGIN SCREEN LOGS :'</text:span><text:span text:style-name="T7">);</text:span></text:p>
      <text:p text:style-name="P7">  <text:span text:style-name="T7">}, []);</text:span></text:p>
      <text:p text:style-name="P11"/>
      <text:p text:style-name="P7">  <text:span text:style-name="T10">/* Fonction qui va faire une requête à l'API en envoyant l'email et le mot de passe saisi par l'utilisateur afin de</text:span></text:p>
      <text:p text:style-name="P10">  <text:span text:style-name="T8">recevoir son token */</text:span></text:p>
      <text:p text:style-name="P7">  <text:span text:style-name="T2">const</text:span><text:span text:style-name="T7"> getToken = </text:span><text:span text:style-name="T2">async</text:span><text:span text:style-name="T7"> () =&gt; {</text:span></text:p>
      <text:p text:style-name="P7">    <text:span text:style-name="T10">/* Si il y a au moins 1 champ vide, affiche une erreur */</text:span></text:p>
      <text:p text:style-name="P7">    <text:span text:style-name="T2">if</text:span><text:span text:style-name="T7"> (email == </text:span><text:span text:style-name="T4">''</text:span><text:span text:style-name="T7"> || password == </text:span><text:span text:style-name="T4">''</text:span><text:span text:style-name="T7">) {</text:span></text:p>
      <text:p text:style-name="P7">      <text:span text:style-name="T7">alert(</text:span><text:span text:style-name="T4">'Please enter information in the fields'</text:span><text:span text:style-name="T7">);</text:span></text:p>
      <text:p text:style-name="P7">      <text:span text:style-name="T10">/* Si le champ 'e-mail ne contient pas d'arobase, affiche une erreur */</text:span></text:p>
      <text:p text:style-name="P7">    <text:span text:style-name="T7">} </text:span><text:span text:style-name="T2">else</text:span><text:span text:style-name="T7"> </text:span><text:span text:style-name="T2">if</text:span><text:span text:style-name="T7"> (</text:span><text:span text:style-name="T19">/@/</text:span><text:span text:style-name="T2">g</text:span><text:span text:style-name="T7">.test(email) == </text:span><text:span text:style-name="T9">0</text:span><text:span text:style-name="T7">) {</text:span></text:p>
      <text:p text:style-name="P7">      <text:span text:style-name="T7">alert(</text:span><text:span text:style-name="T4">'Please enter correct email in the field'</text:span><text:span text:style-name="T7">);</text:span></text:p>
      <text:p text:style-name="P7">    <text:span text:style-name="T7">} </text:span><text:span text:style-name="T2">else</text:span><text:span text:style-name="T7"> {</text:span></text:p>
      <text:p text:style-name="P7">      <text:span text:style-name="T2">try</text:span><text:span text:style-name="T7"> {</text:span></text:p>
      <text:p text:style-name="P7">        <text:span text:style-name="T7">console.log(</text:span><text:span text:style-name="T4">'Email : '</text:span><text:span text:style-name="T7"> + email);</text:span></text:p>
      <text:p text:style-name="P7">        <text:span text:style-name="T7">console.log(</text:span><text:span text:style-name="T4">'Password : '</text:span><text:span text:style-name="T7"> + password);</text:span></text:p>
      <text:p text:style-name="P7">        <text:span text:style-name="T10">/* Fait une réquête à l'API en lui donnant l'email et le mot de passe saisi par l'utilisateur */</text:span></text:p>
      <text:p text:style-name="P7">        <text:span text:style-name="T2">const</text:span><text:span text:style-name="T7"> response = </text:span><text:span text:style-name="T2">await</text:span><text:span text:style-name="T7"> fetch(</text:span></text:p>
      <text:p text:style-name="P7">          <text:span text:style-name="T4">'https://api.ovl.tech-user.fr/user/'</text:span><text:span text:style-name="T7"> + email + </text:span><text:span text:style-name="T4">'/'</text:span><text:span text:style-name="T7"> + password</text:span></text:p>
      <text:p text:style-name="P7">        <text:span text:style-name="T7">);</text:span></text:p>
      <text:p text:style-name="P7">        <text:span text:style-name="T10">/* Met la réponde se l'API dans la variable 'json' */</text:span></text:p>
      <text:p text:style-name="P7"><text:soft-page-break/>        <text:span text:style-name="T2">const</text:span><text:span text:style-name="T7"> json = </text:span><text:span text:style-name="T2">await</text:span><text:span text:style-name="T7"> response.json();</text:span></text:p>
      <text:p text:style-name="P7">        <text:span text:style-name="T7">console.log(json);</text:span></text:p>
      <text:p text:style-name="P7">        <text:span text:style-name="T10">/* Si il n'y a pas d'erreur, change la fenêtre de navigation pour celle de selection du tracker</text:span></text:p>
      <text:p text:style-name="P10">        <text:span text:style-name="T8">en envoyant le token et la variable 'navigation'  */</text:span></text:p>
      <text:p text:style-name="P7">        <text:span text:style-name="T2">if</text:span><text:span text:style-name="T7"> (json.error.</text:span><text:span text:style-name="T6">Message</text:span><text:span text:style-name="T7"> == </text:span><text:span text:style-name="T4">'Nothing goes wrong.'</text:span><text:span text:style-name="T7">) {</text:span></text:p>
      <text:p text:style-name="P7">          <text:span text:style-name="T7">console.log(</text:span><text:span text:style-name="T4">'LoginScreen token : '</text:span><text:span text:style-name="T7"> + json.user);</text:span></text:p>
      <text:p text:style-name="P7">          <text:span text:style-name="T7">navigation.navigate(</text:span><text:span text:style-name="T4">'TrackerNavigator'</text:span><text:span text:style-name="T7">, {</text:span></text:p>
      <text:p text:style-name="P7">            <text:span text:style-name="T7">token: json.user,</text:span></text:p>
      <text:p text:style-name="P7">            <text:span text:style-name="T7">navigation: navigation,</text:span></text:p>
      <text:p text:style-name="P7">          <text:span text:style-name="T7">});</text:span></text:p>
      <text:p text:style-name="P7">          <text:span text:style-name="T10">/* Sinon, affiche un message d'erreur indiquant que les identifiants sont incorrects. */</text:span></text:p>
      <text:p text:style-name="P7">        <text:span text:style-name="T7">} </text:span><text:span text:style-name="T2">else</text:span><text:span text:style-name="T7"> {</text:span></text:p>
      <text:p text:style-name="P7">          <text:span text:style-name="T7">alert(</text:span><text:span text:style-name="T4">"Nom d'utilisateur ou mot de passe incorrect."</text:span><text:span text:style-name="T7">);</text:span></text:p>
      <text:p text:style-name="P7">        <text:span text:style-name="T7">}</text:span></text:p>
      <text:p text:style-name="P7">      <text:span text:style-name="T7">} </text:span><text:span text:style-name="T2">catch</text:span><text:span text:style-name="T7"> (error) {</text:span></text:p>
      <text:p text:style-name="P7">        <text:span text:style-name="T10">/* Si l'API ne répond pas, affiche une erreur indiquant que l'API ne fonctionne pas */</text:span></text:p>
      <text:p text:style-name="P7">        <text:span text:style-name="T7">console.log(error);</text:span></text:p>
      <text:p text:style-name="P7">        <text:span text:style-name="T7">alert(</text:span><text:span text:style-name="T4">'API down'</text:span><text:span text:style-name="T7">);</text:span></text:p>
      <text:p text:style-name="P7">      <text:span text:style-name="T7">}</text:span></text:p>
      <text:p text:style-name="P7">    <text:span text:style-name="T7">}</text:span></text:p>
      <text:p text:style-name="P7">  <text:span text:style-name="T7">};</text:span></text:p>
      <text:p text:style-name="P11"/>
      <text:p text:style-name="P7">  <text:span text:style-name="T2">return</text:span><text:span text:style-name="T7"> (</text:span></text:p>
      <text:p text:style-name="P7">    <text:span text:style-name="T7">&lt;</text:span><text:span text:style-name="T6">View</text:span><text:span text:style-name="T7"> style={</text:span><text:span text:style-name="T6">Styles</text:span><text:span text:style-name="T7">.container}&gt;</text:span></text:p>
      <text:p text:style-name="P7">      <text:span text:style-name="T7">&lt;</text:span><text:span text:style-name="T6">SafeAreaView</text:span><text:span text:style-name="T7">&gt;</text:span></text:p>
      <text:p text:style-name="P7">        <text:span text:style-name="T7">{</text:span><text:span text:style-name="T10">/* Créé le champ 'email' : lorsque l'utilisateur écrit quelque chose dedans, le met dans la variable 'email' */</text:span><text:span text:style-name="T7">}</text:span></text:p>
      <text:p text:style-name="P7">        <text:span text:style-name="T7">&lt;</text:span><text:span text:style-name="T6">Text</text:span><text:span text:style-name="T7"> style={</text:span><text:span text:style-name="T6">Styles</text:span><text:span text:style-name="T7">.paragraph}&gt;</text:span><text:span text:style-name="T6">E</text:span><text:span text:style-name="T7">-mail&lt;/</text:span><text:span text:style-name="T6">Text</text:span><text:span text:style-name="T7">&gt;</text:span></text:p>
      <text:p text:style-name="P7">        <text:span text:style-name="T7">&lt;</text:span><text:span text:style-name="T6">TextInput</text:span></text:p>
      <text:p text:style-name="P7">          <text:span text:style-name="T7">style={</text:span><text:span text:style-name="T6">Styles</text:span><text:span text:style-name="T7">.input}</text:span></text:p>
      <text:p text:style-name="P7">          <text:span text:style-name="T7">onChangeText={(text) =&gt; setEmail(text)}</text:span></text:p>
      <text:p text:style-name="P7">          <text:span text:style-name="T7">value={email}</text:span></text:p>
      <text:p text:style-name="P7">        <text:span text:style-name="T7">/&gt;</text:span></text:p>
      <text:p text:style-name="P7">        <text:span text:style-name="T7">{</text:span><text:span text:style-name="T10">/* Créé le champ 'password' : lorsque l'utilisateur écrit quelque chose dedans, le met dans la variable 'password' */</text:span><text:span text:style-name="T7">}</text:span></text:p>
      <text:p text:style-name="P7">        <text:span text:style-name="T7">&lt;</text:span><text:span text:style-name="T6">Text</text:span><text:span text:style-name="T7"> style={</text:span><text:span text:style-name="T6">Styles</text:span><text:span text:style-name="T7">.paragraph}&gt;</text:span><text:span text:style-name="T6">Password</text:span><text:span text:style-name="T7">&lt;/</text:span><text:span text:style-name="T6">Text</text:span><text:span text:style-name="T7">&gt;</text:span></text:p>
      <text:p text:style-name="P7">        <text:span text:style-name="T7">&lt;</text:span><text:span text:style-name="T6">TextInput</text:span></text:p>
      <text:p text:style-name="P7">          <text:span text:style-name="T7">style={</text:span><text:span text:style-name="T6">Styles</text:span><text:span text:style-name="T7">.input}</text:span></text:p>
      <text:p text:style-name="P7">          <text:span text:style-name="T7">onChangeText={(text) =&gt; setPassword(text)}</text:span></text:p>
      <text:p text:style-name="P7">          <text:span text:style-name="T7">value={password}</text:span></text:p>
      <text:p text:style-name="P7">          <text:span text:style-name="T7">secureTextEntry={</text:span><text:span text:style-name="T2">true</text:span><text:span text:style-name="T7">}</text:span></text:p>
      <text:p text:style-name="P7">        <text:span text:style-name="T7">/&gt;</text:span></text:p>
      <text:p text:style-name="P7">      <text:span text:style-name="T7">&lt;/</text:span><text:span text:style-name="T6">SafeAreaView</text:span><text:span text:style-name="T7">&gt;</text:span></text:p>
      <text:p text:style-name="P7">      <text:span text:style-name="T7">&lt;</text:span><text:span text:style-name="T6">View</text:span><text:span text:style-name="T7"> style={</text:span><text:span text:style-name="T6">Styles</text:span><text:span text:style-name="T7">.mapButtonContainer}&gt;</text:span></text:p>
      <text:p text:style-name="P7">        <text:span text:style-name="T7">&lt;</text:span><text:span text:style-name="T6">TouchableOpacity</text:span></text:p>
      <text:p text:style-name="P7">          <text:span text:style-name="T7">style={</text:span><text:span text:style-name="T6">LoginStyles</text:span><text:span text:style-name="T7">.loginButton}</text:span></text:p>
      <text:p text:style-name="P7">          <text:span text:style-name="T7">onPress={() =&gt;</text:span></text:p>
      <text:p text:style-name="P7">            <text:span text:style-name="T7">navigation.navigate(</text:span><text:span text:style-name="T4">'RegisterNavigator'</text:span><text:span text:style-name="T7">, {</text:span></text:p>
      <text:p text:style-name="P7"><text:soft-page-break/>              <text:span text:style-name="T7">expoPushToken: expoToken,</text:span></text:p>
      <text:p text:style-name="P7">            <text:span text:style-name="T7">})</text:span></text:p>
      <text:p text:style-name="P7">          <text:span text:style-name="T7">}&gt;</text:span></text:p>
      <text:p text:style-name="P7">          <text:span text:style-name="T7">&lt;</text:span><text:span text:style-name="T6">Text</text:span><text:span text:style-name="T7"> style={</text:span><text:span text:style-name="T6">LoginStyles</text:span><text:span text:style-name="T7">.loginButtonText}&gt;</text:span><text:span text:style-name="T6">Register</text:span><text:span text:style-name="T7">&lt;/</text:span><text:span text:style-name="T6">Text</text:span><text:span text:style-name="T7">&gt;</text:span></text:p>
      <text:p text:style-name="P7">        <text:span text:style-name="T7">&lt;/</text:span><text:span text:style-name="T6">TouchableOpacity</text:span><text:span text:style-name="T7">&gt;</text:span></text:p>
      <text:p text:style-name="P11"/>
      <text:p text:style-name="P7">        <text:span text:style-name="T7">{</text:span><text:span text:style-name="T10">/* Créé un bouton de connexion qui va appeller la fonction 'getToken' */</text:span><text:span text:style-name="T7">}</text:span></text:p>
      <text:p text:style-name="P7">        <text:span text:style-name="T7">&lt;</text:span><text:span text:style-name="T6">TouchableOpacity</text:span></text:p>
      <text:p text:style-name="P7">          <text:span text:style-name="T7">style={</text:span><text:span text:style-name="T6">LoginStyles</text:span><text:span text:style-name="T7">.loginButton}</text:span></text:p>
      <text:p text:style-name="P7">          <text:span text:style-name="T7">onPress={() =&gt; getToken()}&gt;</text:span></text:p>
      <text:p text:style-name="P7">          <text:span text:style-name="T7">&lt;</text:span><text:span text:style-name="T6">Text</text:span><text:span text:style-name="T7"> style={</text:span><text:span text:style-name="T6">LoginStyles</text:span><text:span text:style-name="T7">.loginButtonText}&gt;</text:span><text:span text:style-name="T6">Login</text:span><text:span text:style-name="T7">&lt;/</text:span><text:span text:style-name="T6">Text</text:span><text:span text:style-name="T7">&gt;</text:span></text:p>
      <text:p text:style-name="P7">        <text:span text:style-name="T7">&lt;/</text:span><text:span text:style-name="T6">TouchableOpacity</text:span><text:span text:style-name="T7">&gt;</text:span></text:p>
      <text:p text:style-name="P7">      <text:span text:style-name="T7">&lt;/</text:span><text:span text:style-name="T6">View</text:span><text:span text:style-name="T7">&gt;</text:span></text:p>
      <text:p text:style-name="P7">      </text:p>
      <text:p text:style-name="P7">    <text:span text:style-name="T7">&lt;/</text:span><text:span text:style-name="T6">View</text:span><text:span text:style-name="T7">&gt;</text:span></text:p>
      <text:p text:style-name="P7">  <text:span text:style-name="T7">);</text:span></text:p>
      <text:p text:style-name="P1">};</text:p>
      <text:p text:style-name="P11"/>
      <text:p text:style-name="P1"><text:span text:style-name="T1">export</text:span> <text:span text:style-name="T1">default</text:span> <text:span text:style-name="T5">LoginScreen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1"><text:soft-page-break/><text:span text:style-name="T13">register</text:span><text:span text:style-name="T12">Screen</text:span>.js</text:h>
      <text:p text:style-name="P18"/>
      <text:p text:style-name="P2"><text:span text:style-name="T1">import</text:span> <text:span text:style-name="T5">React</text:span>, { useState, useEffect } <text:span text:style-name="T1">from</text:span> <text:span text:style-name="T3">'react'</text:span>;</text:p>
      <text:p text:style-name="P1"><text:span text:style-name="T1">import</text:span> {</text:p>
      <text:p text:style-name="P7">  <text:span text:style-name="T6">View</text:span><text:span text:style-name="T7">,</text:span></text:p>
      <text:p text:style-name="P7">  <text:span text:style-name="T6">TouchableOpacity</text:span><text:span text:style-name="T7">,</text:span></text:p>
      <text:p text:style-name="P7">  <text:span text:style-name="T6">Text</text:span><text:span text:style-name="T7">,</text:span></text:p>
      <text:p text:style-name="P7">  <text:span text:style-name="T6">SafeAreaView</text:span><text:span text:style-name="T7">,</text:span></text:p>
      <text:p text:style-name="P7">  <text:span text:style-name="T6">TextInput</text:span><text:span text:style-name="T7">,</text:span></text:p>
      <text:p text:style-name="P1">} <text:span text:style-name="T1">from</text:span> <text:span text:style-name="T3">'react-native'</text:span>;</text:p>
      <text:p text:style-name="P11"/>
      <text:p text:style-name="P9">/* Importation des styles */</text:p>
      <text:p text:style-name="P1"><text:span text:style-name="T1">import</text:span> <text:span text:style-name="T5">Styles</text:span> <text:span text:style-name="T1">from</text:span> <text:span text:style-name="T3">'./styles'</text:span>;</text:p>
      <text:p text:style-name="P1"><text:span text:style-name="T1">import</text:span> <text:span text:style-name="T5">LoginStyles</text:span> <text:span text:style-name="T1">from</text:span> <text:span text:style-name="T3">'./loginStyles'</text:span>;</text:p>
      <text:p text:style-name="P11"/>
      <text:p text:style-name="P9">/* Permet de faire une requête à l'API pour ajouter un utilisateur</text:p>
      <text:p text:style-name="P9">Reçoit en paramètre l'email de l'utilisateur, son mot de passe et la variable 'navigation' */</text:p>
      <text:p text:style-name="P1"><text:span text:style-name="T1">const</text:span> <text:span text:style-name="T5">Register</text:span> = (</text:p>
      <text:p text:style-name="P7">  <text:span text:style-name="T7">email,</text:span></text:p>
      <text:p text:style-name="P7">  <text:span text:style-name="T7">password,</text:span></text:p>
      <text:p text:style-name="P7">  <text:span text:style-name="T7">confirmPassword,</text:span></text:p>
      <text:p text:style-name="P7">  <text:span text:style-name="T7">expoPushToken,</text:span></text:p>
      <text:p text:style-name="P7">  <text:span text:style-name="T7">navigation</text:span></text:p>
      <text:p text:style-name="P1">) =&gt; {</text:p>
      <text:p text:style-name="P7">  <text:span text:style-name="T10">/* Si l'utilisateur n'a rien saisi dans un des champs, affiche une erreur */</text:span></text:p>
      <text:p text:style-name="P7">  <text:span text:style-name="T7">console.log(expoPushToken);</text:span></text:p>
      <text:p text:style-name="P7">  <text:span text:style-name="T2">if</text:span><text:span text:style-name="T7"> (email == </text:span><text:span text:style-name="T4">''</text:span><text:span text:style-name="T7"> || password == </text:span><text:span text:style-name="T4">''</text:span><text:span text:style-name="T7"> || confirmPassword == </text:span><text:span text:style-name="T4">''</text:span><text:span text:style-name="T7">) {</text:span></text:p>
      <text:p text:style-name="P7">    <text:span text:style-name="T7">alert(</text:span><text:span text:style-name="T4">'Please enter information in the fields'</text:span><text:span text:style-name="T7">);</text:span></text:p>
      <text:p text:style-name="P7">    <text:span text:style-name="T10">/* Si l'utilisateur n'a pas saisi le même mot de passe */</text:span></text:p>
      <text:p text:style-name="P7">  <text:span text:style-name="T7">} </text:span><text:span text:style-name="T2">else</text:span><text:span text:style-name="T7"> </text:span><text:span text:style-name="T2">if</text:span><text:span text:style-name="T7"> (password !== confirmPassword) {</text:span></text:p>
      <text:p text:style-name="P7">    <text:span text:style-name="T7">alert(</text:span><text:span text:style-name="T4">"Passwords fields haven't the same information"</text:span><text:span text:style-name="T7">);</text:span></text:p>
      <text:p text:style-name="P7">    <text:span text:style-name="T10">/* Si l'utilisateur ne rentre pas un email */</text:span></text:p>
      <text:p text:style-name="P7">  <text:span text:style-name="T7">} </text:span><text:span text:style-name="T2">else</text:span><text:span text:style-name="T7"> </text:span><text:span text:style-name="T2">if</text:span><text:span text:style-name="T7"> (</text:span></text:p>
      <text:p text:style-name="P7">    <text:span text:style-name="T19">/@/</text:span><text:span text:style-name="T2">g</text:span><text:span text:style-name="T7">.test(email) == </text:span><text:span text:style-name="T9">0</text:span><text:span text:style-name="T7"> ||</text:span></text:p>
      <text:p text:style-name="P7">    <text:span text:style-name="T19">/ /</text:span><text:span text:style-name="T2">g</text:span><text:span text:style-name="T7">.test(email) == </text:span><text:span text:style-name="T9">1</text:span><text:span text:style-name="T7"> ||</text:span></text:p>
      <text:p text:style-name="P7">    <text:span text:style-name="T7">email.length &gt; </text:span><text:span text:style-name="T9">255</text:span></text:p>
      <text:p text:style-name="P7">  <text:span text:style-name="T7">) {</text:span></text:p>
      <text:p text:style-name="P7">    <text:span text:style-name="T7">alert(</text:span><text:span text:style-name="T4">'Please enter correct email in the field'</text:span><text:span text:style-name="T7">);</text:span></text:p>
      <text:p text:style-name="P7">    <text:span text:style-name="T10">/* Si l'utilisateur met un espace dans le mot de passe */</text:span></text:p>
      <text:p text:style-name="P7">  <text:span text:style-name="T7">} </text:span><text:span text:style-name="T2">else</text:span><text:span text:style-name="T7"> </text:span><text:span text:style-name="T2">if</text:span><text:span text:style-name="T7"> (</text:span><text:span text:style-name="T19">/ /</text:span><text:span text:style-name="T2">g</text:span><text:span text:style-name="T7">.test(password) == </text:span><text:span text:style-name="T9">1</text:span><text:span text:style-name="T7">) {</text:span></text:p>
      <text:p text:style-name="P7">    <text:span text:style-name="T7">alert(</text:span><text:span text:style-name="T4">"Please don't put a space in the password field"</text:span><text:span text:style-name="T7">);</text:span></text:p>
      <text:p text:style-name="P7">    <text:span text:style-name="T10">/* Si l'utilisateur saisi un mot de passe trop long ou trop court */</text:span></text:p>
      <text:p text:style-name="P7">  <text:span text:style-name="T7">} </text:span><text:span text:style-name="T2">else</text:span><text:span text:style-name="T7"> </text:span><text:span text:style-name="T2">if</text:span><text:span text:style-name="T7"> (password.length &lt; </text:span><text:span text:style-name="T9">8</text:span><text:span text:style-name="T7"> || password.length &gt; </text:span><text:span text:style-name="T9">24</text:span><text:span text:style-name="T7">) {</text:span></text:p>
      <text:p text:style-name="P7">    <text:span text:style-name="T7">alert(</text:span><text:span text:style-name="T4">'Please enter a password between 8 and 24 characters'</text:span><text:span text:style-name="T7">);</text:span></text:p>
      <text:p text:style-name="P7">  <text:span text:style-name="T7">} </text:span><text:span text:style-name="T2">else</text:span><text:span text:style-name="T7"> {</text:span></text:p>
      <text:p text:style-name="P7">    <text:span text:style-name="T10">/* Sinon, fait une requête 'POST' à l'API en envoyant l'email, le mot de passe et le token expo de l'utilisateur */</text:span></text:p>
      <text:p text:style-name="P7"><text:soft-page-break/>    <text:span text:style-name="T7">alert(expoPushToken);</text:span></text:p>
      <text:p text:style-name="P7">    <text:span text:style-name="T7">fetch(</text:span><text:span text:style-name="T4">'https://api.ovl.tech-user.fr/user/'</text:span><text:span text:style-name="T7">, {</text:span></text:p>
      <text:p text:style-name="P7">      <text:span text:style-name="T7">method: </text:span><text:span text:style-name="T4">'POST'</text:span><text:span text:style-name="T7">,</text:span></text:p>
      <text:p text:style-name="P7">      <text:span text:style-name="T7">headers: {</text:span></text:p>
      <text:p text:style-name="P7">        <text:span text:style-name="T6">Accept</text:span><text:span text:style-name="T7">: </text:span><text:span text:style-name="T4">'application/json'</text:span><text:span text:style-name="T7">,</text:span></text:p>
      <text:p text:style-name="P7">        <text:span text:style-name="T4">'Content-Type'</text:span><text:span text:style-name="T7">: </text:span><text:span text:style-name="T4">'application/json'</text:span><text:span text:style-name="T7">,</text:span></text:p>
      <text:p text:style-name="P7">      <text:span text:style-name="T7">},</text:span></text:p>
      <text:p text:style-name="P7">      <text:span text:style-name="T10">/* Données envoyées à l'API */</text:span></text:p>
      <text:p text:style-name="P7">      <text:span text:style-name="T7">body: </text:span><text:span text:style-name="T6">JSON</text:span><text:span text:style-name="T7">.stringify({</text:span></text:p>
      <text:p text:style-name="P7">        <text:span text:style-name="T7">mail: email,</text:span></text:p>
      <text:p text:style-name="P7">        <text:span text:style-name="T7">password: password,</text:span></text:p>
      <text:p text:style-name="P7">        <text:span text:style-name="T7">notif: expoPushToken,</text:span></text:p>
      <text:p text:style-name="P7">      <text:span text:style-name="T7">}),</text:span></text:p>
      <text:p text:style-name="P7">    <text:span text:style-name="T7">})</text:span></text:p>
      <text:p text:style-name="P7">      <text:span text:style-name="T10">/* Récupère la réponse de l'API */</text:span></text:p>
      <text:p text:style-name="P7">      <text:span text:style-name="T7">.then((response) =&gt; response.json())</text:span></text:p>
      <text:p text:style-name="P7">      <text:span text:style-name="T7">.then((json) =&gt; {</text:span></text:p>
      <text:p text:style-name="P7">        <text:span text:style-name="T7">console.log(json);</text:span></text:p>
      <text:p text:style-name="P7">        <text:span text:style-name="T10">/* Si il n'y a pas eu d'erreur, envoie l'utilisateur à la page de login et affiche un succès d'inscription */</text:span></text:p>
      <text:p text:style-name="P7">        <text:span text:style-name="T2">if</text:span><text:span text:style-name="T7"> (json.error.</text:span><text:span text:style-name="T6">Message</text:span><text:span text:style-name="T7"> == </text:span><text:span text:style-name="T4">'Nothing goes wrong.'</text:span><text:span text:style-name="T7">) {</text:span></text:p>
      <text:p text:style-name="P7">          <text:span text:style-name="T7">alert(</text:span></text:p>
      <text:p text:style-name="P7">            <text:span text:style-name="T4">'Registration has been successfully completed.\n'</text:span><text:span text:style-name="T7"> +</text:span></text:p>
      <text:p text:style-name="P7">              <text:span text:style-name="T4">'topicTX : '</text:span><text:span text:style-name="T7"> +</text:span></text:p>
      <text:p text:style-name="P7">              <text:span text:style-name="T7">json.</text:span><text:span text:style-name="T6">Topics</text:span><text:span text:style-name="T7">.</text:span><text:span text:style-name="T6">TX</text:span><text:span text:style-name="T7"> +</text:span></text:p>
      <text:p text:style-name="P7">              <text:span text:style-name="T4">'\n'</text:span><text:span text:style-name="T7"> +</text:span></text:p>
      <text:p text:style-name="P7">              <text:span text:style-name="T4">'topicRX : '</text:span><text:span text:style-name="T7"> +</text:span></text:p>
      <text:p text:style-name="P7">              <text:span text:style-name="T7">json.</text:span><text:span text:style-name="T6">Topics</text:span><text:span text:style-name="T7">.</text:span><text:span text:style-name="T6">RX</text:span><text:span text:style-name="T7"> +</text:span></text:p>
      <text:p text:style-name="P7">              <text:span text:style-name="T4">'\n'</text:span><text:span text:style-name="T7"> +</text:span></text:p>
      <text:p text:style-name="P7">              <text:span text:style-name="T4">'trackerID : '</text:span><text:span text:style-name="T7"> +</text:span></text:p>
      <text:p text:style-name="P7">              <text:span text:style-name="T7">json.</text:span><text:span text:style-name="T6">TrackerId</text:span></text:p>
      <text:p text:style-name="P7">          <text:span text:style-name="T7">);</text:span></text:p>
      <text:p text:style-name="P7">          <text:span text:style-name="T7">navigation.goBack();</text:span></text:p>
      <text:p text:style-name="P7">        <text:span text:style-name="T7">}</text:span></text:p>
      <text:p text:style-name="P7">      <text:span text:style-name="T7">});</text:span></text:p>
      <text:p text:style-name="P7">  <text:span text:style-name="T7">}</text:span></text:p>
      <text:p text:style-name="P1">};</text:p>
      <text:p text:style-name="P11"/>
      <text:p text:style-name="P9">/* Affiche la page d'ajout de traqueur</text:p>
      <text:p text:style-name="P9">Reçoit en paramètre la variable 'navigation' */</text:p>
      <text:p text:style-name="P1"><text:span text:style-name="T1">function</text:span> <text:span text:style-name="T5">RegisterScreen</text:span>({ route, navigation }) {</text:p>
      <text:p text:style-name="P7">  <text:span text:style-name="T2">const</text:span><text:span text:style-name="T7"> [email, setEmail] = useState(</text:span><text:span text:style-name="T4">''</text:span><text:span text:style-name="T7">);</text:span></text:p>
      <text:p text:style-name="P7">  <text:span text:style-name="T2">const</text:span><text:span text:style-name="T7"> [password, setPassword] = useState(</text:span><text:span text:style-name="T4">''</text:span><text:span text:style-name="T7">);</text:span></text:p>
      <text:p text:style-name="P7">  <text:span text:style-name="T2">const</text:span><text:span text:style-name="T7"> [confirmPassword, setconfirmPassword] = useState(</text:span><text:span text:style-name="T4">''</text:span><text:span text:style-name="T7">);</text:span></text:p>
      <text:p text:style-name="P7">  <text:span text:style-name="T2">const</text:span><text:span text:style-name="T7"> { expoPushToken } = route.params;</text:span></text:p>
      <text:p text:style-name="P11"/>
      <text:p text:style-name="P7">  <text:span text:style-name="T10">/* Affiche des logs au lancement et à la 'destruction'*/</text:span></text:p>
      <text:p text:style-name="P7">  <text:span text:style-name="T7">useEffect(() =&gt; {</text:span></text:p>
      <text:p text:style-name="P7">    <text:span text:style-name="T7">console.log(</text:span><text:span text:style-name="T4">''</text:span><text:span text:style-name="T7">);</text:span></text:p>
      <text:p text:style-name="P7">    <text:span text:style-name="T7">console.log(</text:span><text:span text:style-name="T4">'REGISTER LOGS :'</text:span><text:span text:style-name="T7">);</text:span></text:p>
      <text:p text:style-name="P7">  <text:span text:style-name="T7">}, []);</text:span></text:p>
      <text:p text:style-name="P11"><text:soft-page-break/></text:p>
      <text:p text:style-name="P7">  <text:span text:style-name="T2">return</text:span><text:span text:style-name="T7"> (</text:span></text:p>
      <text:p text:style-name="P7">    <text:span text:style-name="T7">&lt;</text:span><text:span text:style-name="T6">View</text:span><text:span text:style-name="T7"> style={</text:span><text:span text:style-name="T6">Styles</text:span><text:span text:style-name="T7">.container}&gt;</text:span></text:p>
      <text:p text:style-name="P7">      <text:span text:style-name="T7">{</text:span><text:span text:style-name="T10">/* Créé un champ qui met dans la variable 'email' ce que saisi l'utilisateur */</text:span><text:span text:style-name="T7">}</text:span></text:p>
      <text:p text:style-name="P7">      <text:span text:style-name="T7">&lt;</text:span><text:span text:style-name="T6">Text</text:span><text:span text:style-name="T7"> style={</text:span><text:span text:style-name="T6">Styles</text:span><text:span text:style-name="T7">.paragraph}&gt;</text:span><text:span text:style-name="T6">E</text:span><text:span text:style-name="T7">-mail&lt;/</text:span><text:span text:style-name="T6">Text</text:span><text:span text:style-name="T7">&gt;</text:span></text:p>
      <text:p text:style-name="P7">      <text:span text:style-name="T7">&lt;</text:span><text:span text:style-name="T6">TextInput</text:span></text:p>
      <text:p text:style-name="P7">        <text:span text:style-name="T7">style={</text:span><text:span text:style-name="T6">Styles</text:span><text:span text:style-name="T7">.input}</text:span></text:p>
      <text:p text:style-name="P7">        <text:span text:style-name="T7">onChangeText={(text) =&gt; setEmail(text)}</text:span></text:p>
      <text:p text:style-name="P7">        <text:span text:style-name="T7">value={email}</text:span></text:p>
      <text:p text:style-name="P7">      <text:span text:style-name="T7">/&gt;</text:span></text:p>
      <text:p text:style-name="P7">      <text:span text:style-name="T7">{</text:span><text:span text:style-name="T10">/* Créé un champ qui met dans la variable 'password' ce que saisi l'utilisateur */</text:span><text:span text:style-name="T7">}</text:span></text:p>
      <text:p text:style-name="P7">      <text:span text:style-name="T7">&lt;</text:span><text:span text:style-name="T6">Text</text:span><text:span text:style-name="T7"> style={</text:span><text:span text:style-name="T6">Styles</text:span><text:span text:style-name="T7">.paragraph}&gt;</text:span><text:span text:style-name="T6">Password</text:span><text:span text:style-name="T7">&lt;/</text:span><text:span text:style-name="T6">Text</text:span><text:span text:style-name="T7">&gt;</text:span></text:p>
      <text:p text:style-name="P7">      <text:span text:style-name="T7">&lt;</text:span><text:span text:style-name="T6">TextInput</text:span></text:p>
      <text:p text:style-name="P7">        <text:span text:style-name="T7">style={</text:span><text:span text:style-name="T6">Styles</text:span><text:span text:style-name="T7">.input}</text:span></text:p>
      <text:p text:style-name="P7">        <text:span text:style-name="T7">onChangeText={(text) =&gt; setPassword(text)}</text:span></text:p>
      <text:p text:style-name="P7">        <text:span text:style-name="T7">value={password}</text:span></text:p>
      <text:p text:style-name="P7">        <text:span text:style-name="T7">secureTextEntry={</text:span><text:span text:style-name="T2">true</text:span><text:span text:style-name="T7">}</text:span></text:p>
      <text:p text:style-name="P7">      <text:span text:style-name="T7">/&gt;</text:span></text:p>
      <text:p text:style-name="P7">      <text:span text:style-name="T7">{</text:span><text:span text:style-name="T10">/* Créé un champ qui met dans la variable 'confirmPassword' ce que saisi l'utilisateur */</text:span><text:span text:style-name="T7">}</text:span></text:p>
      <text:p text:style-name="P7">      <text:span text:style-name="T7">&lt;</text:span><text:span text:style-name="T6">Text</text:span><text:span text:style-name="T7"> style={</text:span><text:span text:style-name="T6">Styles</text:span><text:span text:style-name="T7">.paragraph}&gt;</text:span><text:span text:style-name="T6">Confirm</text:span><text:span text:style-name="T7"> </text:span><text:span text:style-name="T6">Password</text:span><text:span text:style-name="T7">&lt;/</text:span><text:span text:style-name="T6">Text</text:span><text:span text:style-name="T7">&gt;</text:span></text:p>
      <text:p text:style-name="P7">      <text:span text:style-name="T7">&lt;</text:span><text:span text:style-name="T6">TextInput</text:span></text:p>
      <text:p text:style-name="P7">        <text:span text:style-name="T7">style={</text:span><text:span text:style-name="T6">Styles</text:span><text:span text:style-name="T7">.input}</text:span></text:p>
      <text:p text:style-name="P7">        <text:span text:style-name="T7">onChangeText={(text) =&gt; setconfirmPassword(text)}</text:span></text:p>
      <text:p text:style-name="P7">        <text:span text:style-name="T7">value={confirmPassword}</text:span></text:p>
      <text:p text:style-name="P7">        <text:span text:style-name="T7">secureTextEntry={</text:span><text:span text:style-name="T2">true</text:span><text:span text:style-name="T7">}</text:span></text:p>
      <text:p text:style-name="P7">      <text:span text:style-name="T7">/&gt;</text:span></text:p>
      <text:p text:style-name="P7">      <text:span text:style-name="T7">{</text:span><text:span text:style-name="T10">/* Créé un bouton qui va appeller la fonction 'AddTraqueur' */</text:span><text:span text:style-name="T7">}</text:span></text:p>
      <text:p text:style-name="P7">      <text:span text:style-name="T7">&lt;</text:span><text:span text:style-name="T6">TouchableOpacity</text:span></text:p>
      <text:p text:style-name="P7">        <text:span text:style-name="T7">style={</text:span><text:span text:style-name="T6">LoginStyles</text:span><text:span text:style-name="T7">.addTrackerButton}</text:span></text:p>
      <text:p text:style-name="P7">        <text:span text:style-name="T7">onPress={() =&gt;</text:span></text:p>
      <text:p text:style-name="P7">          <text:span text:style-name="T6">Register</text:span><text:span text:style-name="T7">(email, password, confirmPassword, expoPushToken, navigation)</text:span></text:p>
      <text:p text:style-name="P7">        <text:span text:style-name="T7">}&gt;</text:span></text:p>
      <text:p text:style-name="P7">        <text:span text:style-name="T7">&lt;</text:span><text:span text:style-name="T6">Text</text:span><text:span text:style-name="T7"> style={</text:span><text:span text:style-name="T6">LoginStyles</text:span><text:span text:style-name="T7">.loginButtonText}&gt;</text:span><text:span text:style-name="T6">Register</text:span><text:span text:style-name="T7">&lt;/</text:span><text:span text:style-name="T6">Text</text:span><text:span text:style-name="T7">&gt;</text:span></text:p>
      <text:p text:style-name="P7">      <text:span text:style-name="T7">&lt;/</text:span><text:span text:style-name="T6">TouchableOpacity</text:span><text:span text:style-name="T7">&gt;</text:span></text:p>
      <text:p text:style-name="P7">    <text:span text:style-name="T7">&lt;/</text:span><text:span text:style-name="T6">View</text:span><text:span text:style-name="T7">&gt;</text:span></text:p>
      <text:p text:style-name="P7">  <text:span text:style-name="T7">);</text:span></text:p>
      <text:p text:style-name="P1">}</text:p>
      <text:p text:style-name="P11"/>
      <text:p text:style-name="P1"><text:span text:style-name="T1">export</text:span> <text:span text:style-name="T1">default</text:span> <text:span text:style-name="T5">RegisterScreen</text:span>;</text:p>
      <text:p text:style-name="P1"/>
      <text:p text:style-name="P12"/>
      <text:p text:style-name="P12"/>
      <text:p text:style-name="P12"/>
      <text:p text:style-name="P12"/>
      <text:p text:style-name="P12"/>
      <text:h text:style-name="P24" text:outline-level="1"><text:soft-page-break/><text:span text:style-name="T14">trackerScreen</text:span>.js</text:h>
      <text:p text:style-name="P19"/>
      <text:p text:style-name="P8"> <text:span text:style-name="T2">import</text:span><text:span text:style-name="T7"> </text:span><text:span text:style-name="T6">React</text:span><text:span text:style-name="T7">, { </text:span><text:span text:style-name="T6">Component</text:span><text:span text:style-name="T7"> } </text:span><text:span text:style-name="T2">from</text:span><text:span text:style-name="T7"> </text:span><text:span text:style-name="T4">'react'</text:span><text:span text:style-name="T7">;</text:span></text:p>
      <text:p text:style-name="P1"><text:span text:style-name="T1">import</text:span> { <text:span text:style-name="T5">FlatList</text:span>, <text:span text:style-name="T5">View</text:span>, <text:span text:style-name="T5">TouchableOpacity</text:span>, <text:span text:style-name="T5">Text</text:span> } <text:span text:style-name="T1">from</text:span> <text:span text:style-name="T3">'react-native'</text:span>;</text:p>
      <text:p text:style-name="P11"/>
      <text:p text:style-name="P9">/* Importation des styles */</text:p>
      <text:p text:style-name="P1"><text:span text:style-name="T1">import</text:span> <text:span text:style-name="T5">Styles</text:span> <text:span text:style-name="T1">from</text:span> <text:span text:style-name="T3">'./styles'</text:span>;</text:p>
      <text:p text:style-name="P1"><text:span text:style-name="T1">import</text:span> <text:span text:style-name="T5">TrackerStyles</text:span> <text:span text:style-name="T1">from</text:span> <text:span text:style-name="T3">'./trackerStyles'</text:span>;</text:p>
      <text:p text:style-name="P11"/>
      <text:p text:style-name="P9">/* Affiche un boutons avec le nom du traqueur reçu.</text:p>
      <text:p text:style-name="P9">Reçoit en paramètre le token de l'utilisateur, le nom de son traqueur avec son ID et la variable 'navigation' */</text:p>
      <text:p text:style-name="P1"><text:span text:style-name="T1">const</text:span> <text:span text:style-name="T5">ButtonCreator</text:span> = ({</text:p>
      <text:p text:style-name="P7">  <text:span text:style-name="T7">trackerName,</text:span></text:p>
      <text:p text:style-name="P7">  <text:span text:style-name="T7">trackerId,</text:span></text:p>
      <text:p text:style-name="P7">  <text:span text:style-name="T7">navigation,</text:span></text:p>
      <text:p text:style-name="P7">  <text:span text:style-name="T7">token,</text:span></text:p>
      <text:p text:style-name="P1">}: <text:span text:style-name="T5">ItemProps</text:span>) =&gt; (</text:p>
      <text:p text:style-name="P7">  <text:span text:style-name="T7">&lt;</text:span><text:span text:style-name="T6">View</text:span><text:span text:style-name="T7"> style={</text:span><text:span text:style-name="T6">Styles</text:span><text:span text:style-name="T7">.item}&gt;</text:span></text:p>
      <text:p text:style-name="P7">    <text:span text:style-name="T7">{</text:span><text:span text:style-name="T10">/* Si le bouton est cliqué, passe à la page qui affiche les coordonnées du traqueur */</text:span><text:span text:style-name="T7">}</text:span></text:p>
      <text:p text:style-name="P7">    <text:span text:style-name="T7">&lt;</text:span><text:span text:style-name="T6">TouchableOpacity</text:span></text:p>
      <text:p text:style-name="P7">      <text:span text:style-name="T7">style={</text:span><text:span text:style-name="T6">TrackerStyles</text:span><text:span text:style-name="T7">.trackerButtonContainer}</text:span></text:p>
      <text:p text:style-name="P7">      <text:span text:style-name="T7">onPress={() =&gt;</text:span></text:p>
      <text:p text:style-name="P7">        <text:span text:style-name="T7">navigation.navigate(</text:span><text:span text:style-name="T4">'CoordinatesNavigator'</text:span><text:span text:style-name="T7">, {</text:span></text:p>
      <text:p text:style-name="P7">          <text:span text:style-name="T7">trackerId: trackerId,</text:span></text:p>
      <text:p text:style-name="P7">          <text:span text:style-name="T7">navigation: navigation,</text:span></text:p>
      <text:p text:style-name="P7">          <text:span text:style-name="T7">token: token,</text:span></text:p>
      <text:p text:style-name="P7">        <text:span text:style-name="T7">})</text:span></text:p>
      <text:p text:style-name="P7">      <text:span text:style-name="T7">}&gt;</text:span></text:p>
      <text:p text:style-name="P7">      <text:span text:style-name="T7">&lt;</text:span><text:span text:style-name="T6">Text</text:span><text:span text:style-name="T7"> style={</text:span><text:span text:style-name="T6">TrackerStyles</text:span><text:span text:style-name="T7">.appButtonText}&gt;{trackerName}&lt;/</text:span><text:span text:style-name="T6">Text</text:span><text:span text:style-name="T7">&gt;</text:span></text:p>
      <text:p text:style-name="P7">    <text:span text:style-name="T7">&lt;/</text:span><text:span text:style-name="T6">TouchableOpacity</text:span><text:span text:style-name="T7">&gt;</text:span></text:p>
      <text:p text:style-name="P7">  <text:span text:style-name="T7">&lt;/</text:span><text:span text:style-name="T6">View</text:span><text:span text:style-name="T7">&gt;</text:span></text:p>
      <text:p text:style-name="P1">);</text:p>
      <text:p text:style-name="P11"/>
      <text:p text:style-name="P9">/* Paramètres de la class 'TrackerScreen' */</text:p>
      <text:p text:style-name="P1">interface <text:span text:style-name="T5">AppProps</text:span> {</text:p>
      <text:p text:style-name="P7">  <text:span text:style-name="T7">navigation: any;</text:span></text:p>
      <text:p text:style-name="P7">  <text:span text:style-name="T7">token: string;</text:span></text:p>
      <text:p text:style-name="P1">}</text:p>
      <text:p text:style-name="P11"/>
      <text:p text:style-name="P9">/* Atributs de la class TrackerScreen */</text:p>
      <text:p text:style-name="P1">interface <text:span text:style-name="T5">AppState</text:span> {</text:p>
      <text:p text:style-name="P7">  <text:span text:style-name="T7">data: any[];</text:span></text:p>
      <text:p text:style-name="P1">}</text:p>
      <text:p text:style-name="P11"/>
      <text:p text:style-name="P9">/* Permet d'afficher la liste des traqueur d'un utilisateur</text:p>
      <text:p text:style-name="P9">Reçoit en paramètre le token de l'utilisateur et la variable 'navigation' */</text:p>
      <text:p text:style-name="P1"><text:soft-page-break/><text:span text:style-name="T1">export</text:span> <text:span text:style-name="T1">default</text:span> <text:span text:style-name="T1">class</text:span> <text:span text:style-name="T5">TrackerScreen</text:span> <text:span text:style-name="T1">extends</text:span> <text:span text:style-name="T5">Component</text:span>&lt;<text:span text:style-name="T5">AppProps</text:span>, <text:span text:style-name="T5">AppState</text:span>&gt; {</text:p>
      <text:p text:style-name="P7">  <text:span text:style-name="T7">state: </text:span><text:span text:style-name="T6">AppState</text:span><text:span text:style-name="T7"> = {</text:span></text:p>
      <text:p text:style-name="P7">    <text:span text:style-name="T7">data: [],</text:span></text:p>
      <text:p text:style-name="P7">  <text:span text:style-name="T7">};</text:span></text:p>
      <text:p text:style-name="P11"/>
      <text:p text:style-name="P7">  <text:span text:style-name="T10">/* Fonction qui va faire une requête à l'API en envoyant le token de l'utilisateur</text:span></text:p>
      <text:p text:style-name="P10">  <text:span text:style-name="T8">pour recevoir le nom et l'ID de ses traqueurs*/</text:span></text:p>
      <text:p text:style-name="P7">  <text:span text:style-name="T2">async</text:span><text:span text:style-name="T7"> getTrackers() {</text:span></text:p>
      <text:p text:style-name="P7">    <text:span text:style-name="T2">try</text:span><text:span text:style-name="T7"> {</text:span></text:p>
      <text:p text:style-name="P7">      <text:span text:style-name="T10">/* Fait une réquête à l'API en lui donnant le token de l'utilisateur */</text:span></text:p>
      <text:p text:style-name="P7">      <text:span text:style-name="T2">const</text:span><text:span text:style-name="T7"> response = </text:span><text:span text:style-name="T2">await</text:span><text:span text:style-name="T7"> fetch(</text:span></text:p>
      <text:p text:style-name="P7">        <text:span text:style-name="T4">'https://api.ovl.tech-user.fr/iot_list/'</text:span><text:span text:style-name="T7"> + </text:span><text:span text:style-name="T2">this</text:span><text:span text:style-name="T7">.props.token</text:span></text:p>
      <text:p text:style-name="P7">      <text:span text:style-name="T7">);</text:span></text:p>
      <text:p text:style-name="P7">      <text:span text:style-name="T10">/* Met la réponde de l'API dans la variable 'json' */</text:span></text:p>
      <text:p text:style-name="P7">      <text:span text:style-name="T2">const</text:span><text:span text:style-name="T7"> json = </text:span><text:span text:style-name="T2">await</text:span><text:span text:style-name="T7"> response.json();</text:span></text:p>
      <text:p text:style-name="P7">      <text:span text:style-name="T7">console.log(json);</text:span></text:p>
      <text:p text:style-name="P7">      <text:span text:style-name="T10">/* Si il n'y a pas d'erreur, met le nom et l'ID des traqueurs dans le tableau 'data' */</text:span></text:p>
      <text:p text:style-name="P7">      <text:span text:style-name="T2">if</text:span><text:span text:style-name="T7"> (json.error.</text:span><text:span text:style-name="T6">Message</text:span><text:span text:style-name="T7"> == </text:span><text:span text:style-name="T4">'Nothing goes wrong.'</text:span><text:span text:style-name="T7">) {</text:span></text:p>
      <text:p text:style-name="P7">        <text:span text:style-name="T2">this</text:span><text:span text:style-name="T7">.setState({ data: json.trackers.iotArray });</text:span></text:p>
      <text:p text:style-name="P7">      <text:span text:style-name="T7">} </text:span><text:span text:style-name="T2">else</text:span><text:span text:style-name="T7"> {</text:span></text:p>
      <text:p text:style-name="P7">        <text:span text:style-name="T10">/* Sinon, affiche une erreur */</text:span></text:p>
      <text:p text:style-name="P7">        <text:span text:style-name="T7">alert(</text:span><text:span text:style-name="T4">'Unknown error'</text:span><text:span text:style-name="T7">);</text:span></text:p>
      <text:p text:style-name="P7">      <text:span text:style-name="T7">}</text:span></text:p>
      <text:p text:style-name="P7">    <text:span text:style-name="T7">} </text:span><text:span text:style-name="T2">catch</text:span><text:span text:style-name="T7"> (error) {</text:span></text:p>
      <text:p text:style-name="P7">      <text:span text:style-name="T10">/* Si l'API ne répond pas, affiche une erreur indiquant que l'API ne fonctionne pas */</text:span></text:p>
      <text:p text:style-name="P7">      <text:span text:style-name="T7">console.log(error);</text:span></text:p>
      <text:p text:style-name="P7">      <text:span text:style-name="T7">alert(</text:span><text:span text:style-name="T4">'API down'</text:span><text:span text:style-name="T7">);</text:span></text:p>
      <text:p text:style-name="P7">    <text:span text:style-name="T7">}</text:span></text:p>
      <text:p text:style-name="P7">  <text:span text:style-name="T7">}</text:span></text:p>
      <text:p text:style-name="P11"/>
      <text:p text:style-name="P7">  <text:span text:style-name="T10">/* Lorsque la class se créé, lance la fonction 'getTrackers' */</text:span></text:p>
      <text:p text:style-name="P7">  <text:span text:style-name="T7">componentDidMount() {</text:span></text:p>
      <text:p text:style-name="P7">    <text:span text:style-name="T7">console.log(</text:span><text:span text:style-name="T4">''</text:span><text:span text:style-name="T7">);</text:span></text:p>
      <text:p text:style-name="P7">    <text:span text:style-name="T7">console.log(</text:span><text:span text:style-name="T4">'TRACKER SCREEN LOGS :'</text:span><text:span text:style-name="T7">);</text:span></text:p>
      <text:p text:style-name="P7">    <text:span text:style-name="T7">console.log(</text:span><text:span text:style-name="T4">'TrackerScreen token : '</text:span><text:span text:style-name="T7"> + </text:span><text:span text:style-name="T2">this</text:span><text:span text:style-name="T7">.props.token);</text:span></text:p>
      <text:p text:style-name="P7">    <text:span text:style-name="T2">this</text:span><text:span text:style-name="T7">.getTrackers();</text:span></text:p>
      <text:p text:style-name="P7">  <text:span text:style-name="T7">}</text:span></text:p>
      <text:p text:style-name="P11"/>
      <text:p text:style-name="P7">  <text:span text:style-name="T7">render() {</text:span></text:p>
      <text:p text:style-name="P7">    <text:span text:style-name="T2">const</text:span><text:span text:style-name="T7"> { data } = </text:span><text:span text:style-name="T2">this</text:span><text:span text:style-name="T7">.state;</text:span></text:p>
      <text:p text:style-name="P11"/>
      <text:p text:style-name="P7">    <text:span text:style-name="T2">return</text:span><text:span text:style-name="T7"> (</text:span></text:p>
      <text:p text:style-name="P7">      <text:span text:style-name="T7">&lt;</text:span><text:span text:style-name="T6">View</text:span><text:span text:style-name="T7"> style={</text:span><text:span text:style-name="T6">Styles</text:span><text:span text:style-name="T7">.container}&gt;</text:span></text:p>
      <text:p text:style-name="P7">        <text:span text:style-name="T7">{</text:span><text:span text:style-name="T10">/* Envoie l'utilisateur à la page d'ajout de traqueur en envoyant son token */</text:span><text:span text:style-name="T7">}</text:span></text:p>
      <text:p text:style-name="P7">        <text:span text:style-name="T7">&lt;</text:span><text:span text:style-name="T6">TouchableOpacity</text:span></text:p>
      <text:p text:style-name="P7">          <text:span text:style-name="T7">style={</text:span><text:span text:style-name="T6">TrackerStyles</text:span><text:span text:style-name="T7">.addTrackerButtonContainer}</text:span></text:p>
      <text:p text:style-name="P7">          <text:span text:style-name="T7">onPress={() =&gt;</text:span></text:p>
      <text:p text:style-name="P7">            <text:span text:style-name="T2">this</text:span><text:span text:style-name="T7">.props.navigation.navigate(</text:span><text:span text:style-name="T4">'AddTrackerNavigator'</text:span><text:span text:style-name="T7">, {</text:span></text:p>
      <text:p text:style-name="P7"><text:soft-page-break/>              <text:span text:style-name="T7">token: </text:span><text:span text:style-name="T2">this</text:span><text:span text:style-name="T7">.props.token,</text:span></text:p>
      <text:p text:style-name="P7">            <text:span text:style-name="T7">},)</text:span></text:p>
      <text:p text:style-name="P7">          <text:span text:style-name="T7">}&gt;</text:span></text:p>
      <text:p text:style-name="P7">          <text:span text:style-name="T7">&lt;</text:span><text:span text:style-name="T6">Text</text:span><text:span text:style-name="T7"> style={</text:span><text:span text:style-name="T6">TrackerStyles</text:span><text:span text:style-name="T7">.appButtonText}&gt;</text:span><text:span text:style-name="T6">Add</text:span><text:span text:style-name="T7"> tracker&lt;/</text:span><text:span text:style-name="T6">Text</text:span><text:span text:style-name="T7">&gt;</text:span></text:p>
      <text:p text:style-name="P7">        <text:span text:style-name="T7">&lt;/</text:span><text:span text:style-name="T6">TouchableOpacity</text:span><text:span text:style-name="T7">&gt;</text:span></text:p>
      <text:p text:style-name="P11"/>
      <text:p text:style-name="P7">        <text:span text:style-name="T7">{</text:span><text:span text:style-name="T10">/* Rafraichi la page en appelant la fonction 'getTrackers' */</text:span><text:span text:style-name="T7">}</text:span></text:p>
      <text:p text:style-name="P7">        <text:span text:style-name="T7">&lt;</text:span><text:span text:style-name="T6">TouchableOpacity</text:span></text:p>
      <text:p text:style-name="P7">          <text:span text:style-name="T7">style={</text:span><text:span text:style-name="T6">TrackerStyles</text:span><text:span text:style-name="T7">.addTrackerButtonContainer}</text:span></text:p>
      <text:p text:style-name="P7">          <text:span text:style-name="T7">onPress={() =&gt; </text:span><text:span text:style-name="T2">this</text:span><text:span text:style-name="T7">.getTrackers()}&gt;</text:span></text:p>
      <text:p text:style-name="P7">          <text:span text:style-name="T7">&lt;</text:span><text:span text:style-name="T6">Text</text:span><text:span text:style-name="T7"> style={</text:span><text:span text:style-name="T6">TrackerStyles</text:span><text:span text:style-name="T7">.appButtonText}&gt;</text:span><text:span text:style-name="T6">Refresh</text:span><text:span text:style-name="T7">&lt;/</text:span><text:span text:style-name="T6">Text</text:span><text:span text:style-name="T7">&gt;</text:span></text:p>
      <text:p text:style-name="P7">        <text:span text:style-name="T7">&lt;/</text:span><text:span text:style-name="T6">TouchableOpacity</text:span><text:span text:style-name="T7">&gt;</text:span></text:p>
      <text:p text:style-name="P11"/>
      <text:p text:style-name="P7">        <text:span text:style-name="T7">&lt;</text:span><text:span text:style-name="T6">Text</text:span><text:span text:style-name="T7"> style={</text:span><text:span text:style-name="T6">TrackerStyles</text:span><text:span text:style-name="T7">.listText}&gt;</text:span><text:span text:style-name="T6">Tracker</text:span><text:span text:style-name="T7"> list :&lt;/</text:span><text:span text:style-name="T6">Text</text:span><text:span text:style-name="T7">&gt;</text:span></text:p>
      <text:p text:style-name="P7">        <text:span text:style-name="T7">{</text:span><text:span text:style-name="T10">/* Affiche un bouton pour chaque tracker récupéré par la fonction 'getTrackers' (en utilisant la fonction 'ButtonCreator') */</text:span><text:span text:style-name="T7">}</text:span></text:p>
      <text:p text:style-name="P7">        <text:span text:style-name="T7">&lt;</text:span><text:span text:style-name="T6">FlatList</text:span></text:p>
      <text:p text:style-name="P7">          <text:span text:style-name="T7">data={data}</text:span></text:p>
      <text:p text:style-name="P7">          <text:span text:style-name="T7">renderItem={({ item }) =&gt; (</text:span></text:p>
      <text:p text:style-name="P7">            <text:span text:style-name="T7">&lt;</text:span><text:span text:style-name="T6">ButtonCreator</text:span></text:p>
      <text:p text:style-name="P7">              <text:span text:style-name="T7">trackerName={item.trackerName}</text:span></text:p>
      <text:p text:style-name="P7">              <text:span text:style-name="T7">trackerId={item.id}</text:span></text:p>
      <text:p text:style-name="P7">              <text:span text:style-name="T7">navigation={</text:span><text:span text:style-name="T2">this</text:span><text:span text:style-name="T7">.props.navigation}</text:span></text:p>
      <text:p text:style-name="P7">              <text:span text:style-name="T7">token={</text:span><text:span text:style-name="T2">this</text:span><text:span text:style-name="T7">.props.token}</text:span></text:p>
      <text:p text:style-name="P7">            <text:span text:style-name="T7">/&gt;</text:span></text:p>
      <text:p text:style-name="P7">          <text:span text:style-name="T7">)}</text:span></text:p>
      <text:p text:style-name="P7">          <text:span text:style-name="T7">keyExtractor={(item) =&gt; item.id}</text:span></text:p>
      <text:p text:style-name="P7">        <text:span text:style-name="T7">/&gt;</text:span></text:p>
      <text:p text:style-name="P7">      <text:span text:style-name="T7">&lt;/</text:span><text:span text:style-name="T6">View</text:span><text:span text:style-name="T7">&gt;</text:span></text:p>
      <text:p text:style-name="P7">    <text:span text:style-name="T7">);</text:span></text:p>
      <text:p text:style-name="P7">  <text:span text:style-name="T7">}</text:span></text:p>
      <text:p text:style-name="P1">}</text:p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5" text:outline-level="1"><text:soft-page-break/><text:span text:style-name="T15">addTrackerScreen</text:span>.js</text:h>
      <text:p text:style-name="P3"><text:span text:style-name="T1">import</text:span> <text:span text:style-name="T5">React</text:span>, { useState, useEffect } <text:span text:style-name="T1">from</text:span> <text:span text:style-name="T3">'react'</text:span>;</text:p>
      <text:p text:style-name="P1"><text:span text:style-name="T1">import</text:span> {</text:p>
      <text:p text:style-name="P7">  <text:span text:style-name="T6">View</text:span><text:span text:style-name="T7">,</text:span></text:p>
      <text:p text:style-name="P7">  <text:span text:style-name="T6">TouchableOpacity</text:span><text:span text:style-name="T7">,</text:span></text:p>
      <text:p text:style-name="P7">  <text:span text:style-name="T6">Text</text:span><text:span text:style-name="T7">,</text:span></text:p>
      <text:p text:style-name="P7">  <text:span text:style-name="T6">SafeAreaView</text:span><text:span text:style-name="T7">,</text:span></text:p>
      <text:p text:style-name="P7">  <text:span text:style-name="T6">TextInput</text:span><text:span text:style-name="T7">,</text:span></text:p>
      <text:p text:style-name="P1">} <text:span text:style-name="T1">from</text:span> <text:span text:style-name="T3">'react-native'</text:span>;</text:p>
      <text:p text:style-name="P11"/>
      <text:p text:style-name="P9">/* Importation des styles */</text:p>
      <text:p text:style-name="P1"><text:span text:style-name="T1">import</text:span> <text:span text:style-name="T5">Styles</text:span> <text:span text:style-name="T1">from</text:span> <text:span text:style-name="T3">'./styles'</text:span>;</text:p>
      <text:p text:style-name="P1"><text:span text:style-name="T1">import</text:span> <text:span text:style-name="T5">LoginStyles</text:span> <text:span text:style-name="T1">from</text:span> <text:span text:style-name="T3">'./loginStyles'</text:span>;</text:p>
      <text:p text:style-name="P11"/>
      <text:p text:style-name="P9">/* Permet de faire une requête à l'API pour ajouter un traqueur</text:p>
      <text:p text:style-name="P9">Reçoit en paramètre le token de l'utilisateur, le nom de son traqueur et la variable 'navigation' */</text:p>
      <text:p text:style-name="P1"><text:span text:style-name="T1">const</text:span> <text:span text:style-name="T5">AddTracker</text:span> = (token, trackerName, navigation) =&gt; {</text:p>
      <text:p text:style-name="P7">  <text:span text:style-name="T10">/* Si l'utilisateur n'a pas saisi le nom de son nouveau traqueur, affiche une erreur */</text:span></text:p>
      <text:p text:style-name="P7">  <text:span text:style-name="T2">if</text:span><text:span text:style-name="T7"> (trackerName == </text:span><text:span text:style-name="T4">''</text:span><text:span text:style-name="T7">) {</text:span></text:p>
      <text:p text:style-name="P7">    <text:span text:style-name="T7">alert(</text:span><text:span text:style-name="T4">'Please enter the name of your tracker'</text:span><text:span text:style-name="T7">);</text:span></text:p>
      <text:p text:style-name="P7">  <text:span text:style-name="T7">} </text:span><text:span text:style-name="T2">else</text:span><text:span text:style-name="T7"> {</text:span></text:p>
      <text:p text:style-name="P7">    <text:span text:style-name="T10">/* Sinon, fait une requête 'PUT' à l'API en envoyant le token de l'utilisateur et le nom du traqueur qui a été sélectionné */</text:span></text:p>
      <text:p text:style-name="P7">    <text:span text:style-name="T7">fetch(</text:span><text:span text:style-name="T4">'https://api.ovl.tech-user.fr/iot'</text:span><text:span text:style-name="T7">, {</text:span></text:p>
      <text:p text:style-name="P7">      <text:span text:style-name="T7">method: </text:span><text:span text:style-name="T4">'POST'</text:span><text:span text:style-name="T7">,</text:span></text:p>
      <text:p text:style-name="P7">      <text:span text:style-name="T7">headers: {</text:span></text:p>
      <text:p text:style-name="P7">        <text:span text:style-name="T6">Accept</text:span><text:span text:style-name="T7">: </text:span><text:span text:style-name="T4">'application/json'</text:span><text:span text:style-name="T7">,</text:span></text:p>
      <text:p text:style-name="P7">        <text:span text:style-name="T4">'Content-Type'</text:span><text:span text:style-name="T7">: </text:span><text:span text:style-name="T4">'application/json'</text:span><text:span text:style-name="T7">,</text:span></text:p>
      <text:p text:style-name="P7">      <text:span text:style-name="T7">},</text:span></text:p>
      <text:p text:style-name="P7">      <text:span text:style-name="T10">/* Données envoyées à l'API */</text:span></text:p>
      <text:p text:style-name="P7">      <text:span text:style-name="T7">body: </text:span><text:span text:style-name="T6">JSON</text:span><text:span text:style-name="T7">.stringify({</text:span></text:p>
      <text:p text:style-name="P7">        <text:span text:style-name="T7">token: token,</text:span></text:p>
      <text:p text:style-name="P7">        <text:span text:style-name="T7">name: trackerName,</text:span></text:p>
      <text:p text:style-name="P7">      <text:span text:style-name="T7">}),</text:span></text:p>
      <text:p text:style-name="P7">    <text:span text:style-name="T7">})</text:span></text:p>
      <text:p text:style-name="P7">      <text:span text:style-name="T10">/* Récupère la réponse de l'API */</text:span></text:p>
      <text:p text:style-name="P7">      <text:span text:style-name="T7">.then((response) =&gt; response.json())</text:span></text:p>
      <text:p text:style-name="P7">      <text:span text:style-name="T7">.then((json) =&gt; {</text:span></text:p>
      <text:p text:style-name="P7">        <text:span text:style-name="T7">console.log(json);</text:span></text:p>
      <text:p text:style-name="P7">        <text:span text:style-name="T10">/* Si il n'y a pas eu d'erreur, affiche le nom du traqueur, son ID et ses coordonnées et envoie l'utilisateur à la page de sélction </text:span></text:p>
      <text:p text:style-name="P10">        <text:span text:style-name="T8">des traqueurs en renvoyant le token */</text:span></text:p>
      <text:p text:style-name="P7">        <text:span text:style-name="T2">if</text:span><text:span text:style-name="T7"> (json.error.</text:span><text:span text:style-name="T6">Message</text:span><text:span text:style-name="T7"> == </text:span><text:span text:style-name="T4">'Nothing goes wrong.'</text:span><text:span text:style-name="T7">) {</text:span></text:p>
      <text:p text:style-name="P7">          <text:span text:style-name="T7">alert(</text:span></text:p>
      <text:p text:style-name="P7">            <text:span text:style-name="T4">'Tracker name : '</text:span><text:span text:style-name="T7"> + trackerName + </text:span><text:span text:style-name="T4">'\n'</text:span><text:span text:style-name="T7"> +</text:span></text:p>
      <text:p text:style-name="P7">            <text:span text:style-name="T4">'Tracker ID : '</text:span><text:span text:style-name="T7"> + json.</text:span><text:span text:style-name="T6">TrackerId</text:span><text:span text:style-name="T7"> + </text:span><text:span text:style-name="T4">'\n'</text:span><text:span text:style-name="T7"> +</text:span></text:p>
      <text:p text:style-name="P7">            <text:span text:style-name="T4">'TopicTX : '</text:span><text:span text:style-name="T7"> + json.</text:span><text:span text:style-name="T6">Topics</text:span><text:span text:style-name="T7">.</text:span><text:span text:style-name="T6">TX</text:span><text:span text:style-name="T7"> + </text:span><text:span text:style-name="T4">'\n'</text:span><text:span text:style-name="T7"> +</text:span></text:p>
      <text:p text:style-name="P7">            <text:span text:style-name="T4">'TopicRX : '</text:span><text:span text:style-name="T7"> + json.</text:span><text:span text:style-name="T6">Topics</text:span><text:span text:style-name="T7">.</text:span><text:span text:style-name="T6">RX</text:span></text:p>
      <text:p text:style-name="P7"><text:soft-page-break/>          <text:span text:style-name="T7">);</text:span></text:p>
      <text:p text:style-name="P7">          <text:span text:style-name="T7">navigation.navigate(</text:span><text:span text:style-name="T4">'TrackerNavigator'</text:span><text:span text:style-name="T7">, {</text:span></text:p>
      <text:p text:style-name="P7">            <text:span text:style-name="T7">token: token,</text:span></text:p>
      <text:p text:style-name="P7">            <text:span text:style-name="T7">navigation: navigation,</text:span></text:p>
      <text:p text:style-name="P7">          <text:span text:style-name="T7">});</text:span></text:p>
      <text:p text:style-name="P7">          <text:span text:style-name="T10">/* Sinon, affiche une erreur */</text:span></text:p>
      <text:p text:style-name="P7">        <text:span text:style-name="T7">} </text:span><text:span text:style-name="T2">else</text:span><text:span text:style-name="T7"> {</text:span></text:p>
      <text:p text:style-name="P7">          <text:span text:style-name="T7">alert(</text:span><text:span text:style-name="T4">'There was an error when adding the tracker'</text:span><text:span text:style-name="T7">);</text:span></text:p>
      <text:p text:style-name="P7">        <text:span text:style-name="T7">}</text:span></text:p>
      <text:p text:style-name="P7">      <text:span text:style-name="T7">})</text:span></text:p>
      <text:p text:style-name="P7">      <text:span text:style-name="T10">/* Si l'API ne répond pas, affiche une erreur indiquant que l'API ne fonctionne pas */</text:span></text:p>
      <text:p text:style-name="P7">      <text:span text:style-name="T7">.</text:span><text:span text:style-name="T2">catch</text:span><text:span text:style-name="T7">((error) =&gt; {</text:span></text:p>
      <text:p text:style-name="P7">        <text:span text:style-name="T7">console.error(error);</text:span></text:p>
      <text:p text:style-name="P7">        <text:span text:style-name="T7">alert(</text:span><text:span text:style-name="T4">'API down'</text:span><text:span text:style-name="T7">);</text:span></text:p>
      <text:p text:style-name="P7">      <text:span text:style-name="T7">});</text:span></text:p>
      <text:p text:style-name="P7">  <text:span text:style-name="T7">}</text:span></text:p>
      <text:p text:style-name="P1">};</text:p>
      <text:p text:style-name="P11"/>
      <text:p text:style-name="P9">/* Affiche la page d'ajout de traqueur</text:p>
      <text:p text:style-name="P9">Reçoit en paramètre la variable 'navigation' */</text:p>
      <text:p text:style-name="P1"><text:span text:style-name="T1">function</text:span> <text:span text:style-name="T5">AddTrackerScreen</text:span>({ route, navigation }) {</text:p>
      <text:p text:style-name="P7">  <text:span text:style-name="T2">const</text:span><text:span text:style-name="T7"> [trackerName, setTrackerName] = useState(</text:span><text:span text:style-name="T4">''</text:span><text:span text:style-name="T7">);</text:span></text:p>
      <text:p text:style-name="P7">  <text:span text:style-name="T2">const</text:span><text:span text:style-name="T7"> { token } = route.params;</text:span></text:p>
      <text:p text:style-name="P11"/>
      <text:p text:style-name="P7">  <text:span text:style-name="T10">/* Affiche des logs au lancement et à la 'destruction'*/</text:span></text:p>
      <text:p text:style-name="P7">  <text:span text:style-name="T7">useEffect(() =&gt; {</text:span></text:p>
      <text:p text:style-name="P7">    <text:span text:style-name="T7">console.log(</text:span><text:span text:style-name="T4">''</text:span><text:span text:style-name="T7">);</text:span></text:p>
      <text:p text:style-name="P7">    <text:span text:style-name="T7">console.log(</text:span><text:span text:style-name="T4">'ADD TRACKER LOGS :'</text:span><text:span text:style-name="T7">);</text:span></text:p>
      <text:p text:style-name="P7">    <text:span text:style-name="T7">console.log(</text:span><text:span text:style-name="T4">'AddTrackerScreen token : '</text:span><text:span text:style-name="T7"> + token);</text:span></text:p>
      <text:p text:style-name="P7">    <text:span text:style-name="T2">return</text:span><text:span text:style-name="T7"> () =&gt; {</text:span></text:p>
      <text:p text:style-name="P7">      <text:span text:style-name="T7">console.log(</text:span><text:span text:style-name="T4">''</text:span><text:span text:style-name="T7">);</text:span></text:p>
      <text:p text:style-name="P7">      <text:span text:style-name="T7">console.log(</text:span><text:span text:style-name="T4">'TRACKER SCREEN LOGS :'</text:span><text:span text:style-name="T7">);</text:span></text:p>
      <text:p text:style-name="P7">    <text:span text:style-name="T7">};</text:span></text:p>
      <text:p text:style-name="P7">  <text:span text:style-name="T7">}, [token]);</text:span></text:p>
      <text:p text:style-name="P11"/>
      <text:p text:style-name="P7">  <text:span text:style-name="T2">return</text:span><text:span text:style-name="T7"> (</text:span></text:p>
      <text:p text:style-name="P7">    <text:span text:style-name="T7">&lt;</text:span><text:span text:style-name="T6">View</text:span><text:span text:style-name="T7"> style={</text:span><text:span text:style-name="T6">Styles</text:span><text:span text:style-name="T7">.container}&gt;</text:span></text:p>
      <text:p text:style-name="P7">      <text:span text:style-name="T7">&lt;</text:span><text:span text:style-name="T6">SafeAreaView</text:span><text:span text:style-name="T7">&gt;</text:span></text:p>
      <text:p text:style-name="P7">        <text:span text:style-name="T7">{</text:span><text:span text:style-name="T10">/* Créé un champ qui met dans la variable 'trackerName' ce que saisi l'utilisateur */</text:span><text:span text:style-name="T7">}</text:span></text:p>
      <text:p text:style-name="P7">        <text:span text:style-name="T7">&lt;</text:span><text:span text:style-name="T6">Text</text:span><text:span text:style-name="T7"> style={</text:span><text:span text:style-name="T6">Styles</text:span><text:span text:style-name="T7">.paragraph}&gt;</text:span><text:span text:style-name="T6">Tracker</text:span><text:span text:style-name="T7"> name&lt;/</text:span><text:span text:style-name="T6">Text</text:span><text:span text:style-name="T7">&gt;</text:span></text:p>
      <text:p text:style-name="P7">        <text:span text:style-name="T7">&lt;</text:span><text:span text:style-name="T6">TextInput</text:span></text:p>
      <text:p text:style-name="P7">          <text:span text:style-name="T7">style={</text:span><text:span text:style-name="T6">Styles</text:span><text:span text:style-name="T7">.input}</text:span></text:p>
      <text:p text:style-name="P7">          <text:span text:style-name="T7">onChangeText={(text) =&gt; setTrackerName(text)}</text:span></text:p>
      <text:p text:style-name="P7">          <text:span text:style-name="T7">value={trackerName}</text:span></text:p>
      <text:p text:style-name="P7">        <text:span text:style-name="T7">/&gt;</text:span></text:p>
      <text:p text:style-name="P7">      <text:span text:style-name="T7">&lt;/</text:span><text:span text:style-name="T6">SafeAreaView</text:span><text:span text:style-name="T7">&gt;</text:span></text:p>
      <text:p text:style-name="P7">      <text:span text:style-name="T7">{</text:span><text:span text:style-name="T10">/* Créé qui va appeller la fonction 'AddTracker' */</text:span><text:span text:style-name="T7">}</text:span></text:p>
      <text:p text:style-name="P7">      <text:span text:style-name="T7">&lt;</text:span><text:span text:style-name="T6">TouchableOpacity</text:span></text:p>
      <text:p text:style-name="P7">        <text:span text:style-name="T7">style={</text:span><text:span text:style-name="T6">LoginStyles</text:span><text:span text:style-name="T7">.addTrackerButton}</text:span></text:p>
      <text:p text:style-name="P7"><text:soft-page-break/>        <text:span text:style-name="T7">onPress={() =&gt; </text:span><text:span text:style-name="T6">AddTracker</text:span><text:span text:style-name="T7">(token, trackerName, navigation)}&gt;</text:span></text:p>
      <text:p text:style-name="P7">        <text:span text:style-name="T7">&lt;</text:span><text:span text:style-name="T6">Text</text:span><text:span text:style-name="T7"> style={</text:span><text:span text:style-name="T6">LoginStyles</text:span><text:span text:style-name="T7">.loginButtonText}&gt;</text:span><text:span text:style-name="T6">Add</text:span><text:span text:style-name="T7"> tracker&lt;/</text:span><text:span text:style-name="T6">Text</text:span><text:span text:style-name="T7">&gt;</text:span></text:p>
      <text:p text:style-name="P7">      <text:span text:style-name="T7">&lt;/</text:span><text:span text:style-name="T6">TouchableOpacity</text:span><text:span text:style-name="T7">&gt;</text:span></text:p>
      <text:p text:style-name="P7">    <text:span text:style-name="T7">&lt;/</text:span><text:span text:style-name="T6">View</text:span><text:span text:style-name="T7">&gt;</text:span></text:p>
      <text:p text:style-name="P7">  <text:span text:style-name="T7">);</text:span></text:p>
      <text:p text:style-name="P1">}</text:p>
      <text:p text:style-name="P11"/>
      <text:p text:style-name="P1"><text:span text:style-name="T1">export</text:span> <text:span text:style-name="T1">default</text:span> <text:span text:style-name="T5">AddTrackerScreen</text:span>;</text:p>
      <text:p text:style-name="P1"/>
      <text:p text:style-name="P13"/>
      <text:p text:style-name="P16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6" text:outline-level="1"><text:soft-page-break/><text:span text:style-name="T16">historyScreen</text:span>.js</text:h>
      <text:p text:style-name="P4"><text:span text:style-name="T1">import</text:span> <text:span text:style-name="T5">React</text:span>, { <text:span text:style-name="T5">Component</text:span>, useState } <text:span text:style-name="T1">from</text:span> <text:span text:style-name="T3">'react'</text:span>;</text:p>
      <text:p text:style-name="P1"><text:span text:style-name="T1">import</text:span> { <text:span text:style-name="T5">View</text:span>, <text:span text:style-name="T5">Text</text:span>, <text:span text:style-name="T5">FlatList</text:span> } <text:span text:style-name="T1">from</text:span> <text:span text:style-name="T3">'react-native'</text:span>;</text:p>
      <text:p text:style-name="P11"/>
      <text:p text:style-name="P9">/* Importation des styles */</text:p>
      <text:p text:style-name="P1"><text:span text:style-name="T1">import</text:span> <text:span text:style-name="T5">Styles</text:span> <text:span text:style-name="T1">from</text:span> <text:span text:style-name="T3">'./styles'</text:span>;</text:p>
      <text:p text:style-name="P1"><text:span text:style-name="T1">import</text:span> <text:span text:style-name="T5">HistoryStyles</text:span> <text:span text:style-name="T1">from</text:span> <text:span text:style-name="T3">'./historyStyles'</text:span>;</text:p>
      <text:p text:style-name="P11"/>
      <text:p text:style-name="P9">/* Paramètres de la class 'HistoryScreen' */</text:p>
      <text:p text:style-name="P1">interface <text:span text:style-name="T5">AppProps</text:span> {</text:p>
      <text:p text:style-name="P7">  <text:span text:style-name="T7">trackerId: string;</text:span></text:p>
      <text:p text:style-name="P1">}</text:p>
      <text:p text:style-name="P11"/>
      <text:p text:style-name="P9">/* Arguments de la class 'HistoryScreen' */</text:p>
      <text:p text:style-name="P1">interface <text:span text:style-name="T5">AppState</text:span> {</text:p>
      <text:p text:style-name="P7">  <text:span text:style-name="T7">data: </text:span><text:span text:style-name="T6">String</text:span><text:span text:style-name="T7">[];</text:span></text:p>
      <text:p text:style-name="P7">  <text:span text:style-name="T7">date: </text:span><text:span text:style-name="T6">String</text:span><text:span text:style-name="T7">[];</text:span></text:p>
      <text:p text:style-name="P7">  <text:span text:style-name="T7">hour: </text:span><text:span text:style-name="T6">String</text:span><text:span text:style-name="T7">[];</text:span></text:p>
      <text:p text:style-name="P1">}</text:p>
      <text:p text:style-name="P11"/>
      <text:p text:style-name="P9">/* Permet d'afficher l'historique de position d'un traqueur</text:p>
      <text:p text:style-name="P9">Reçoit en paramètre l'ID d'un traqueur */</text:p>
      <text:p text:style-name="P1"><text:span text:style-name="T1">export</text:span> <text:span text:style-name="T1">default</text:span> <text:span text:style-name="T1">class</text:span> <text:span text:style-name="T5">HistoryScreen</text:span> <text:span text:style-name="T1">extends</text:span> <text:span text:style-name="T5">Component</text:span>&lt;<text:span text:style-name="T5">AppProps</text:span>, <text:span text:style-name="T5">AppState</text:span>&gt; {</text:p>
      <text:p text:style-name="P7">  <text:span text:style-name="T7">state: </text:span><text:span text:style-name="T6">AppState</text:span><text:span text:style-name="T7"> = {</text:span></text:p>
      <text:p text:style-name="P7">    <text:span text:style-name="T7">data: [],</text:span></text:p>
      <text:p text:style-name="P7">    <text:span text:style-name="T7">date: [],</text:span></text:p>
      <text:p text:style-name="P7">    <text:span text:style-name="T7">hour: [],</text:span></text:p>
      <text:p text:style-name="P7">  <text:span text:style-name="T7">};</text:span></text:p>
      <text:p text:style-name="P11"/>
      <text:p text:style-name="P7">  <text:span text:style-name="T10">/* Fonction qui va faire une requête à l'API en lui donnant l'ID d'un traqueur afin de</text:span></text:p>
      <text:p text:style-name="P10">  <text:span text:style-name="T8">récupérer toutes les positions du traqueur enregistrées les dernières 48 heures */</text:span></text:p>
      <text:p text:style-name="P7">  <text:span text:style-name="T2">async</text:span><text:span text:style-name="T7"> getHistory() {</text:span></text:p>
      <text:p text:style-name="P7">    <text:span text:style-name="T2">try</text:span><text:span text:style-name="T7"> {</text:span></text:p>
      <text:p text:style-name="P7">      <text:span text:style-name="T10">/* Faire une requête à l'API en lui donnant le token l'utilisateur */</text:span></text:p>
      <text:p text:style-name="P7">      <text:span text:style-name="T2">const</text:span><text:span text:style-name="T7"> response = </text:span><text:span text:style-name="T2">await</text:span><text:span text:style-name="T7"> fetch(</text:span></text:p>
      <text:p text:style-name="P7">        <text:span text:style-name="T4">'https://api.ovl.tech-user.fr/position/history/'</text:span><text:span text:style-name="T7"> + </text:span><text:span text:style-name="T2">this</text:span><text:span text:style-name="T7">.props.trackerId</text:span></text:p>
      <text:p text:style-name="P7">      <text:span text:style-name="T7">);</text:span></text:p>
      <text:p text:style-name="P7">      <text:span text:style-name="T10">/* Attend la réponse de l'API et la met en json dans la variable 'json' */</text:span></text:p>
      <text:p text:style-name="P7">      <text:span text:style-name="T2">const</text:span><text:span text:style-name="T7"> json = </text:span><text:span text:style-name="T2">await</text:span><text:span text:style-name="T7"> response.json();</text:span></text:p>
      <text:p text:style-name="P7">      <text:span text:style-name="T7">console.log(json);</text:span></text:p>
      <text:p text:style-name="P7">      <text:span text:style-name="T10">/* Si il n'y a pas d'erreur, stock les données envoyées par l'API */</text:span></text:p>
      <text:p text:style-name="P7">      <text:span text:style-name="T2">if</text:span><text:span text:style-name="T7"> (json.error.</text:span><text:span text:style-name="T6">Message</text:span><text:span text:style-name="T7"> == </text:span><text:span text:style-name="T4">'Nothing goes wrong.'</text:span><text:span text:style-name="T7">) {</text:span></text:p>
      <text:p text:style-name="P7">        <text:span text:style-name="T7">console.log(</text:span></text:p>
      <text:p text:style-name="P7">          <text:span text:style-name="T4">"Nombre de position dans l'historique : "</text:span><text:span text:style-name="T7"> + json.history.length</text:span></text:p>
      <text:p text:style-name="P7">        <text:span text:style-name="T7">);</text:span></text:p>
      <text:p text:style-name="P7">        <text:span text:style-name="T2">var</text:span><text:span text:style-name="T7"> hour = [];</text:span></text:p>
      <text:p text:style-name="P7">        <text:span text:style-name="T2">var</text:span><text:span text:style-name="T7"> date = [];</text:span></text:p>
      <text:p text:style-name="P7">        <text:span text:style-name="T10">/* Boucle le nombre de fois qu'il y a de position dans l'historique */</text:span></text:p>
      <text:p text:style-name="P7">        <text:span text:style-name="T2">for</text:span><text:span text:style-name="T7"> (</text:span><text:span text:style-name="T2">var</text:span><text:span text:style-name="T7"> i = </text:span><text:span text:style-name="T9">0</text:span><text:span text:style-name="T7">; i &lt; json.history.length; i++) {</text:span></text:p>
      <text:p text:style-name="P7"><text:soft-page-break/>          <text:span text:style-name="T10">/* Met sous forme de date le timestamp reçu */</text:span></text:p>
      <text:p text:style-name="P7">          <text:span text:style-name="T2">var</text:span><text:span text:style-name="T7"> tempDate = </text:span><text:span text:style-name="T2">new</text:span><text:span text:style-name="T7"> </text:span><text:span text:style-name="T6">Date</text:span><text:span text:style-name="T7">(</text:span><text:span text:style-name="T6">Number</text:span><text:span text:style-name="T7">(json.history[i].timestamp) * </text:span><text:span text:style-name="T9">1000</text:span><text:span text:style-name="T7">);</text:span></text:p>
      <text:p text:style-name="P7">          <text:span text:style-name="T10">/* Formate la date pour la mettre sous la forme 'jj/mm/aaaa' */</text:span></text:p>
      <text:p text:style-name="P7">          <text:span text:style-name="T7">date[i] =</text:span></text:p>
      <text:p text:style-name="P7">            <text:span text:style-name="T7">(</text:span><text:span text:style-name="T4">'0'</text:span><text:span text:style-name="T7"> + tempDate.getDate()).slice(-</text:span><text:span text:style-name="T9">2</text:span><text:span text:style-name="T7">) +</text:span></text:p>
      <text:p text:style-name="P7">            <text:span text:style-name="T4">'/'</text:span><text:span text:style-name="T7"> +</text:span></text:p>
      <text:p text:style-name="P7">            <text:span text:style-name="T7">(</text:span><text:span text:style-name="T4">'0'</text:span><text:span text:style-name="T7"> + (tempDate.getMonth() + </text:span><text:span text:style-name="T9">1</text:span><text:span text:style-name="T7">)).slice(-</text:span><text:span text:style-name="T9">2</text:span><text:span text:style-name="T7">) +</text:span></text:p>
      <text:p text:style-name="P7">            <text:span text:style-name="T4">'/'</text:span><text:span text:style-name="T7"> +</text:span></text:p>
      <text:p text:style-name="P7">            <text:span text:style-name="T7">tempDate.getFullYear();</text:span></text:p>
      <text:p text:style-name="P7">          <text:span text:style-name="T10">/* Formate l'heure pour la mettre sous la forme 'hh::mm::ss' */</text:span></text:p>
      <text:p text:style-name="P7">          <text:span text:style-name="T7">hour[i] =</text:span></text:p>
      <text:p text:style-name="P7">            <text:span text:style-name="T7">(</text:span><text:span text:style-name="T4">'0'</text:span><text:span text:style-name="T7"> + tempDate.getHours()).slice(-</text:span><text:span text:style-name="T9">2</text:span><text:span text:style-name="T7">) +</text:span></text:p>
      <text:p text:style-name="P7">            <text:span text:style-name="T4">':'</text:span><text:span text:style-name="T7"> +</text:span></text:p>
      <text:p text:style-name="P7">            <text:span text:style-name="T7">(</text:span><text:span text:style-name="T4">'0'</text:span><text:span text:style-name="T7"> + tempDate.getMinutes()).slice(-</text:span><text:span text:style-name="T9">2</text:span><text:span text:style-name="T7">) +</text:span></text:p>
      <text:p text:style-name="P7">            <text:span text:style-name="T4">':'</text:span><text:span text:style-name="T7"> +</text:span></text:p>
      <text:p text:style-name="P7">            <text:span text:style-name="T7">(</text:span><text:span text:style-name="T4">'0'</text:span><text:span text:style-name="T7"> + tempDate.getSeconds()).slice(-</text:span><text:span text:style-name="T9">2</text:span><text:span text:style-name="T7">);</text:span></text:p>
      <text:p text:style-name="P7">        <text:span text:style-name="T7">}</text:span></text:p>
      <text:p text:style-name="P7">        <text:span text:style-name="T10">/* Stock dans les atributs de la class la date, l'heure et l'historique de position */</text:span></text:p>
      <text:p text:style-name="P7">        <text:span text:style-name="T2">this</text:span><text:span text:style-name="T7">.setState({</text:span></text:p>
      <text:p text:style-name="P7">          <text:span text:style-name="T7">data: json.history,</text:span></text:p>
      <text:p text:style-name="P7">          <text:span text:style-name="T7">date: date,</text:span></text:p>
      <text:p text:style-name="P7">          <text:span text:style-name="T7">hour: hour,</text:span></text:p>
      <text:p text:style-name="P7">        <text:span text:style-name="T7">});</text:span></text:p>
      <text:p text:style-name="P7">        <text:span text:style-name="T10">/* Sinon affiche une erreur */</text:span></text:p>
      <text:p text:style-name="P7">      <text:span text:style-name="T7">} </text:span><text:span text:style-name="T2">else</text:span><text:span text:style-name="T7"> {</text:span></text:p>
      <text:p text:style-name="P7">        <text:span text:style-name="T7">alert(</text:span><text:span text:style-name="T4">'Erreur inconnu'</text:span><text:span text:style-name="T7">);</text:span></text:p>
      <text:p text:style-name="P7">      <text:span text:style-name="T7">}</text:span></text:p>
      <text:p text:style-name="P7">    <text:span text:style-name="T7">} </text:span><text:span text:style-name="T2">catch</text:span><text:span text:style-name="T7"> (error) {</text:span></text:p>
      <text:p text:style-name="P7">      <text:span text:style-name="T10">/* Si l'API ne répond pas, affiche une erreur indiquant que l'API ne fonctionne pas */</text:span></text:p>
      <text:p text:style-name="P7">      <text:span text:style-name="T7">console.log(error);</text:span></text:p>
      <text:p text:style-name="P7">      <text:span text:style-name="T7">alert(</text:span><text:span text:style-name="T4">'API down'</text:span><text:span text:style-name="T7">);</text:span></text:p>
      <text:p text:style-name="P7">    <text:span text:style-name="T7">}</text:span></text:p>
      <text:p text:style-name="P7">  <text:span text:style-name="T7">}</text:span></text:p>
      <text:p text:style-name="P11"/>
      <text:p text:style-name="P7">  <text:span text:style-name="T10">/* Appelle la fonction 'getHistory' lorsque la class est créé */</text:span></text:p>
      <text:p text:style-name="P7">  <text:span text:style-name="T7">componentDidMount() {</text:span></text:p>
      <text:p text:style-name="P7">    <text:span text:style-name="T7">console.log(</text:span><text:span text:style-name="T4">''</text:span><text:span text:style-name="T7">);</text:span></text:p>
      <text:p text:style-name="P7">    <text:span text:style-name="T7">console.log(</text:span><text:span text:style-name="T4">'HISTORY SCREEN LOGS :'</text:span><text:span text:style-name="T7">);</text:span></text:p>
      <text:p text:style-name="P7">    <text:span text:style-name="T2">this</text:span><text:span text:style-name="T7">.getHistory();</text:span></text:p>
      <text:p text:style-name="P7">  <text:span text:style-name="T7">}</text:span></text:p>
      <text:p text:style-name="P11"/>
      <text:p text:style-name="P7">  <text:span text:style-name="T10">/* Affiche des logs à la destruction de la class */</text:span></text:p>
      <text:p text:style-name="P7">  <text:span text:style-name="T7">componentDidUnMount() {</text:span></text:p>
      <text:p text:style-name="P7">    <text:span text:style-name="T7">console.log(</text:span><text:span text:style-name="T4">''</text:span><text:span text:style-name="T7">);</text:span></text:p>
      <text:p text:style-name="P7">    <text:span text:style-name="T7">console.log(</text:span><text:span text:style-name="T4">'COORDINATES SCREEN LOGS :'</text:span><text:span text:style-name="T7">);</text:span></text:p>
      <text:p text:style-name="P7">  <text:span text:style-name="T7">}</text:span></text:p>
      <text:p text:style-name="P11"/>
      <text:p text:style-name="P7">  <text:span text:style-name="T7">render() {</text:span></text:p>
      <text:p text:style-name="P7">    <text:span text:style-name="T2">return</text:span><text:span text:style-name="T7"> (</text:span></text:p>
      <text:p text:style-name="P7"><text:soft-page-break/>      <text:span text:style-name="T7">&lt;</text:span><text:span text:style-name="T6">View</text:span><text:span text:style-name="T7"> style={</text:span><text:span text:style-name="T6">Styles</text:span><text:span text:style-name="T7">.container}&gt;</text:span></text:p>
      <text:p text:style-name="P7">        <text:span text:style-name="T7">&lt;</text:span><text:span text:style-name="T6">View</text:span><text:span text:style-name="T7"> style={</text:span><text:span text:style-name="T6">HistoryStyles</text:span><text:span text:style-name="T7">.row}&gt;</text:span></text:p>
      <text:p text:style-name="P7">          <text:span text:style-name="T7">&lt;</text:span><text:span text:style-name="T6">View</text:span><text:span text:style-name="T7"> style={</text:span><text:span text:style-name="T6">HistoryStyles</text:span><text:span text:style-name="T7">.col}&gt;</text:span></text:p>
      <text:p text:style-name="P7">            <text:span text:style-name="T7">&lt;</text:span><text:span text:style-name="T6">Text</text:span><text:span text:style-name="T7"> style={</text:span><text:span text:style-name="T6">HistoryStyles</text:span><text:span text:style-name="T7">.historyParagraph}&gt;</text:span><text:span text:style-name="T6">Latitude</text:span><text:span text:style-name="T7">&lt;/</text:span><text:span text:style-name="T6">Text</text:span><text:span text:style-name="T7">&gt;</text:span></text:p>
      <text:p text:style-name="P7">          <text:span text:style-name="T7">&lt;/</text:span><text:span text:style-name="T6">View</text:span><text:span text:style-name="T7">&gt;</text:span></text:p>
      <text:p text:style-name="P7">          <text:span text:style-name="T7">&lt;</text:span><text:span text:style-name="T6">View</text:span><text:span text:style-name="T7"> style={</text:span><text:span text:style-name="T6">HistoryStyles</text:span><text:span text:style-name="T7">.col}&gt;</text:span></text:p>
      <text:p text:style-name="P7">            <text:span text:style-name="T7">&lt;</text:span><text:span text:style-name="T6">Text</text:span><text:span text:style-name="T7"> style={</text:span><text:span text:style-name="T6">HistoryStyles</text:span><text:span text:style-name="T7">.historyParagraph}&gt;</text:span><text:span text:style-name="T6">Longitude</text:span><text:span text:style-name="T7">&lt;/</text:span><text:span text:style-name="T6">Text</text:span><text:span text:style-name="T7">&gt;</text:span></text:p>
      <text:p text:style-name="P7">          <text:span text:style-name="T7">&lt;/</text:span><text:span text:style-name="T6">View</text:span><text:span text:style-name="T7">&gt;</text:span></text:p>
      <text:p text:style-name="P7">          <text:span text:style-name="T7">&lt;</text:span><text:span text:style-name="T6">View</text:span><text:span text:style-name="T7"> style={</text:span><text:span text:style-name="T6">HistoryStyles</text:span><text:span text:style-name="T7">.col}&gt;</text:span></text:p>
      <text:p text:style-name="P7">            <text:span text:style-name="T7">&lt;</text:span><text:span text:style-name="T6">Text</text:span><text:span text:style-name="T7"> style={</text:span><text:span text:style-name="T6">HistoryStyles</text:span><text:span text:style-name="T7">.historyParagraph}&gt;</text:span><text:span text:style-name="T6">Date</text:span><text:span text:style-name="T7">&lt;/</text:span><text:span text:style-name="T6">Text</text:span><text:span text:style-name="T7">&gt;</text:span></text:p>
      <text:p text:style-name="P7">          <text:span text:style-name="T7">&lt;/</text:span><text:span text:style-name="T6">View</text:span><text:span text:style-name="T7">&gt;</text:span></text:p>
      <text:p text:style-name="P7">          <text:span text:style-name="T7">&lt;</text:span><text:span text:style-name="T6">View</text:span><text:span text:style-name="T7"> style={</text:span><text:span text:style-name="T6">HistoryStyles</text:span><text:span text:style-name="T7">.col}&gt;</text:span></text:p>
      <text:p text:style-name="P7">            <text:span text:style-name="T7">&lt;</text:span><text:span text:style-name="T6">Text</text:span><text:span text:style-name="T7"> style={</text:span><text:span text:style-name="T6">HistoryStyles</text:span><text:span text:style-name="T7">.historyParagraph}&gt;</text:span><text:span text:style-name="T6">Heure</text:span><text:span text:style-name="T7">&lt;/</text:span><text:span text:style-name="T6">Text</text:span><text:span text:style-name="T7">&gt;</text:span></text:p>
      <text:p text:style-name="P7">          <text:span text:style-name="T7">&lt;/</text:span><text:span text:style-name="T6">View</text:span><text:span text:style-name="T7">&gt;</text:span></text:p>
      <text:p text:style-name="P7">        <text:span text:style-name="T7">&lt;/</text:span><text:span text:style-name="T6">View</text:span><text:span text:style-name="T7">&gt;</text:span></text:p>
      <text:p text:style-name="P11"/>
      <text:p text:style-name="P7">        <text:span text:style-name="T7">&lt;</text:span><text:span text:style-name="T6">View</text:span><text:span text:style-name="T7"> style={</text:span><text:span text:style-name="T6">HistoryStyles</text:span><text:span text:style-name="T7">.row}&gt;</text:span></text:p>
      <text:p text:style-name="P7">          <text:span text:style-name="T7">{</text:span><text:span text:style-name="T10">/* Affiche les latitudes */</text:span><text:span text:style-name="T7">}</text:span></text:p>
      <text:p text:style-name="P7">          <text:span text:style-name="T7">&lt;</text:span><text:span text:style-name="T6">FlatList</text:span></text:p>
      <text:p text:style-name="P7">            <text:span text:style-name="T7">data={</text:span><text:span text:style-name="T2">this</text:span><text:span text:style-name="T7">.state.data}</text:span></text:p>
      <text:p text:style-name="P7">            <text:span text:style-name="T7">renderItem={({ item }) =&gt; (</text:span></text:p>
      <text:p text:style-name="P7">              <text:span text:style-name="T7">&lt;</text:span><text:span text:style-name="T6">View</text:span><text:span text:style-name="T7"> style={</text:span><text:span text:style-name="T6">HistoryStyles</text:span><text:span text:style-name="T7">.col}&gt;</text:span></text:p>
      <text:p text:style-name="P7">                <text:span text:style-name="T7">&lt;</text:span><text:span text:style-name="T6">Text</text:span><text:span text:style-name="T7"> style={</text:span><text:span text:style-name="T6">HistoryStyles</text:span><text:span text:style-name="T7">.historyParagraph}&gt;{item.lat}&lt;/</text:span><text:span text:style-name="T6">Text</text:span><text:span text:style-name="T7">&gt;</text:span></text:p>
      <text:p text:style-name="P7">              <text:span text:style-name="T7">&lt;/</text:span><text:span text:style-name="T6">View</text:span><text:span text:style-name="T7">&gt;</text:span></text:p>
      <text:p text:style-name="P7">            <text:span text:style-name="T7">)}</text:span></text:p>
      <text:p text:style-name="P7">            <text:span text:style-name="T7">keyExtractor={(item) =&gt; item.id}</text:span></text:p>
      <text:p text:style-name="P7">          <text:span text:style-name="T7">/&gt;</text:span></text:p>
      <text:p text:style-name="P11"/>
      <text:p text:style-name="P7">          <text:span text:style-name="T7">{</text:span><text:span text:style-name="T10">/* Affiche les longitudes */</text:span><text:span text:style-name="T7">}</text:span></text:p>
      <text:p text:style-name="P7">          <text:span text:style-name="T7">&lt;</text:span><text:span text:style-name="T6">FlatList</text:span></text:p>
      <text:p text:style-name="P7">            <text:span text:style-name="T7">data={</text:span><text:span text:style-name="T2">this</text:span><text:span text:style-name="T7">.state.data}</text:span></text:p>
      <text:p text:style-name="P7">            <text:span text:style-name="T7">renderItem={({ item }) =&gt; (</text:span></text:p>
      <text:p text:style-name="P7">              <text:span text:style-name="T7">&lt;</text:span><text:span text:style-name="T6">View</text:span><text:span text:style-name="T7"> style={</text:span><text:span text:style-name="T6">HistoryStyles</text:span><text:span text:style-name="T7">.col}&gt;</text:span></text:p>
      <text:p text:style-name="P7">                <text:span text:style-name="T7">&lt;</text:span><text:span text:style-name="T6">Text</text:span><text:span text:style-name="T7"> style={</text:span><text:span text:style-name="T6">HistoryStyles</text:span><text:span text:style-name="T7">.historyParagraph}&gt;{item.lon}&lt;/</text:span><text:span text:style-name="T6">Text</text:span><text:span text:style-name="T7">&gt;</text:span></text:p>
      <text:p text:style-name="P7">              <text:span text:style-name="T7">&lt;/</text:span><text:span text:style-name="T6">View</text:span><text:span text:style-name="T7">&gt;</text:span></text:p>
      <text:p text:style-name="P7">            <text:span text:style-name="T7">)}</text:span></text:p>
      <text:p text:style-name="P7">            <text:span text:style-name="T7">keyExtractor={(item) =&gt; item.id}</text:span></text:p>
      <text:p text:style-name="P7">          <text:span text:style-name="T7">/&gt;</text:span></text:p>
      <text:p text:style-name="P11"/>
      <text:p text:style-name="P7">          <text:span text:style-name="T7">{</text:span><text:span text:style-name="T10">/* Affiche les dates */</text:span><text:span text:style-name="T7">}</text:span></text:p>
      <text:p text:style-name="P7">          <text:span text:style-name="T7">&lt;</text:span><text:span text:style-name="T6">FlatList</text:span></text:p>
      <text:p text:style-name="P7">            <text:span text:style-name="T7">data={</text:span><text:span text:style-name="T2">this</text:span><text:span text:style-name="T7">.state.date}</text:span></text:p>
      <text:p text:style-name="P7">            <text:span text:style-name="T7">renderItem={({ item }) =&gt; (</text:span></text:p>
      <text:p text:style-name="P7">              <text:span text:style-name="T7">&lt;</text:span><text:span text:style-name="T6">View</text:span><text:span text:style-name="T7"> style={</text:span><text:span text:style-name="T6">HistoryStyles</text:span><text:span text:style-name="T7">.col}&gt;</text:span></text:p>
      <text:p text:style-name="P7">                <text:span text:style-name="T7">&lt;</text:span><text:span text:style-name="T6">Text</text:span><text:span text:style-name="T7"> style={</text:span><text:span text:style-name="T6">HistoryStyles</text:span><text:span text:style-name="T7">.historyParagraph}&gt;{item}&lt;/</text:span><text:span text:style-name="T6">Text</text:span><text:span text:style-name="T7">&gt;</text:span></text:p>
      <text:p text:style-name="P7">              <text:span text:style-name="T7">&lt;/</text:span><text:span text:style-name="T6">View</text:span><text:span text:style-name="T7">&gt;</text:span></text:p>
      <text:p text:style-name="P7">            <text:span text:style-name="T7">)}</text:span></text:p>
      <text:p text:style-name="P7">            <text:span text:style-name="T7">keyExtractor={(item) =&gt; item.id}</text:span></text:p>
      <text:p text:style-name="P7">          <text:span text:style-name="T7">/&gt;</text:span></text:p>
      <text:p text:style-name="P11"/>
      <text:p text:style-name="P7">          <text:span text:style-name="T7">{</text:span><text:span text:style-name="T10">/* Affiche les heures */</text:span><text:span text:style-name="T7">}</text:span></text:p>
      <text:p text:style-name="P7"><text:soft-page-break/>          <text:span text:style-name="T7">&lt;</text:span><text:span text:style-name="T6">FlatList</text:span></text:p>
      <text:p text:style-name="P7">            <text:span text:style-name="T7">data={</text:span><text:span text:style-name="T2">this</text:span><text:span text:style-name="T7">.state.hour}</text:span></text:p>
      <text:p text:style-name="P7">            <text:span text:style-name="T7">renderItem={({ item }) =&gt; (</text:span></text:p>
      <text:p text:style-name="P7">              <text:span text:style-name="T7">&lt;</text:span><text:span text:style-name="T6">View</text:span><text:span text:style-name="T7"> style={</text:span><text:span text:style-name="T6">HistoryStyles</text:span><text:span text:style-name="T7">.col}&gt;</text:span></text:p>
      <text:p text:style-name="P7">                <text:span text:style-name="T7">&lt;</text:span><text:span text:style-name="T6">Text</text:span><text:span text:style-name="T7"> style={</text:span><text:span text:style-name="T6">HistoryStyles</text:span><text:span text:style-name="T7">.historyParagraph}&gt;{item}&lt;/</text:span><text:span text:style-name="T6">Text</text:span><text:span text:style-name="T7">&gt;</text:span></text:p>
      <text:p text:style-name="P7">              <text:span text:style-name="T7">&lt;/</text:span><text:span text:style-name="T6">View</text:span><text:span text:style-name="T7">&gt;</text:span></text:p>
      <text:p text:style-name="P7">            <text:span text:style-name="T7">)}</text:span></text:p>
      <text:p text:style-name="P7">            <text:span text:style-name="T7">keyExtractor={(item) =&gt; item.id}</text:span></text:p>
      <text:p text:style-name="P7">          <text:span text:style-name="T7">/&gt;</text:span></text:p>
      <text:p text:style-name="P7">        <text:span text:style-name="T7">&lt;/</text:span><text:span text:style-name="T6">View</text:span><text:span text:style-name="T7">&gt;</text:span></text:p>
      <text:p text:style-name="P7">      <text:span text:style-name="T7">&lt;/</text:span><text:span text:style-name="T6">View</text:span><text:span text:style-name="T7">&gt;</text:span></text:p>
      <text:p text:style-name="P7">    <text:span text:style-name="T7">);</text:span></text:p>
      <text:p text:style-name="P7">  <text:span text:style-name="T7">}</text:span></text:p>
      <text:p text:style-name="P1">}</text:p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7" text:outline-level="1"><text:soft-page-break/><text:span text:style-name="T17">settingsScreen</text:span>.js</text:h>
      <text:p text:style-name="P5"><text:span text:style-name="T1">import</text:span> <text:span text:style-name="T5">React</text:span>, { <text:span text:style-name="T5">Component</text:span> } <text:span text:style-name="T1">from</text:span> <text:span text:style-name="T3">'react'</text:span>;</text:p>
      <text:p text:style-name="P1"><text:span text:style-name="T1">import</text:span> { <text:span text:style-name="T5">View</text:span>, <text:span text:style-name="T5">TouchableOpacity</text:span>, <text:span text:style-name="T5">Text</text:span> } <text:span text:style-name="T1">from</text:span> <text:span text:style-name="T3">'react-native'</text:span>;</text:p>
      <text:p text:style-name="P1"><text:span text:style-name="T1">import</text:span> { <text:span text:style-name="T5">ProgressBar</text:span> } <text:span text:style-name="T1">from</text:span> <text:span text:style-name="T3">'react-native-paper'</text:span>;</text:p>
      <text:p text:style-name="P11"/>
      <text:p text:style-name="P9">/* Importation des styles */</text:p>
      <text:p text:style-name="P1"><text:span text:style-name="T1">import</text:span> <text:span text:style-name="T5">Styles</text:span> <text:span text:style-name="T1">from</text:span> <text:span text:style-name="T3">'./styles'</text:span>;</text:p>
      <text:p text:style-name="P11"/>
      <text:p text:style-name="P9">/* Attributs de la class 'SettingsScreen' */</text:p>
      <text:p text:style-name="P1">interface <text:span text:style-name="T5">AppState</text:span> {</text:p>
      <text:p text:style-name="P7">  <text:span text:style-name="T7">data: any[];</text:span></text:p>
      <text:p text:style-name="P7">  <text:span text:style-name="T7">statusCharge: </text:span><text:span text:style-name="T6">Boolean</text:span><text:span text:style-name="T7">;</text:span></text:p>
      <text:p text:style-name="P7">  <text:span text:style-name="T7">statusBat: </text:span><text:span text:style-name="T6">String</text:span><text:span text:style-name="T7">;</text:span></text:p>
      <text:p text:style-name="P7">  <text:span text:style-name="T7">statusAlarm: </text:span><text:span text:style-name="T6">Boolean</text:span><text:span text:style-name="T7">;</text:span></text:p>
      <text:p text:style-name="P7">  <text:span text:style-name="T7">statusOnline: </text:span><text:span text:style-name="T6">Boolean</text:span><text:span text:style-name="T7">;</text:span></text:p>
      <text:p text:style-name="P7">  <text:span text:style-name="T7">statusEcomode: </text:span><text:span text:style-name="T6">Boolean</text:span><text:span text:style-name="T7">;</text:span></text:p>
      <text:p text:style-name="P7">  <text:span text:style-name="T7">statusProtection: </text:span><text:span text:style-name="T6">Boolean</text:span><text:span text:style-name="T7">;</text:span></text:p>
      <text:p text:style-name="P7">  <text:span text:style-name="T7">statusVhCharge: </text:span><text:span text:style-name="T6">Boolean</text:span><text:span text:style-name="T7">;</text:span></text:p>
      <text:p text:style-name="P7">  <text:span text:style-name="T7">statusGPS: </text:span><text:span text:style-name="T6">Boolean</text:span><text:span text:style-name="T7">;</text:span></text:p>
      <text:p text:style-name="P7">  <text:span text:style-name="T7">ecoChanged: </text:span><text:span text:style-name="T6">String</text:span><text:span text:style-name="T7">;</text:span></text:p>
      <text:p text:style-name="P7">  <text:span text:style-name="T7">protectionChanged: </text:span><text:span text:style-name="T6">String</text:span><text:span text:style-name="T7">;</text:span></text:p>
      <text:p text:style-name="P7">  <text:span text:style-name="T7">batteryChargeColor: </text:span><text:span text:style-name="T6">String</text:span><text:span text:style-name="T7">;</text:span></text:p>
      <text:p text:style-name="P1">}</text:p>
      <text:p text:style-name="P11"/>
      <text:p text:style-name="P9">/* Paramètres de la class 'SettingsScreen' */</text:p>
      <text:p text:style-name="P1">interface <text:span text:style-name="T5">AppProps</text:span> {</text:p>
      <text:p text:style-name="P7">  <text:span text:style-name="T7">trackerId: </text:span><text:span text:style-name="T6">String</text:span><text:span text:style-name="T7">;</text:span></text:p>
      <text:p text:style-name="P7">  <text:span text:style-name="T7">token: </text:span><text:span text:style-name="T6">String</text:span><text:span text:style-name="T7">;</text:span></text:p>
      <text:p text:style-name="P1">}</text:p>
      <text:p text:style-name="P11"/>
      <text:p text:style-name="P9">/* Affiche la page affichant les statuts du traqueur et les paramètres changeables</text:p>
      <text:p text:style-name="P9">Reçoit l'ID d'un traqueur et la variable navigation */</text:p>
      <text:p text:style-name="P1"><text:span text:style-name="T1">export</text:span> <text:span text:style-name="T1">default</text:span> <text:span text:style-name="T1">class</text:span> <text:span text:style-name="T5">SettingsScreen</text:span> <text:span text:style-name="T1">extends</text:span> <text:span text:style-name="T5">Component</text:span>&lt;<text:span text:style-name="T5">AppState</text:span>, <text:span text:style-name="T5">AppProps</text:span>&gt; {</text:p>
      <text:p text:style-name="P7">  <text:span text:style-name="T7">state: </text:span><text:span text:style-name="T6">AppState</text:span><text:span text:style-name="T7"> = {</text:span></text:p>
      <text:p text:style-name="P7">    <text:span text:style-name="T7">data: [],</text:span></text:p>
      <text:p text:style-name="P7">    <text:span text:style-name="T7">statusCharge: </text:span><text:span text:style-name="T9">0</text:span><text:span text:style-name="T7">,</text:span></text:p>
      <text:p text:style-name="P7">    <text:span text:style-name="T7">statusBat: </text:span><text:span text:style-name="T4">'0'</text:span><text:span text:style-name="T7">,</text:span></text:p>
      <text:p text:style-name="P7">    <text:span text:style-name="T7">statusAlarm: </text:span><text:span text:style-name="T9">0</text:span><text:span text:style-name="T7">,</text:span></text:p>
      <text:p text:style-name="P7">    <text:span text:style-name="T7">statusOnline: </text:span><text:span text:style-name="T9">0</text:span><text:span text:style-name="T7">,</text:span></text:p>
      <text:p text:style-name="P7">    <text:span text:style-name="T7">statusEcomode: </text:span><text:span text:style-name="T9">0</text:span><text:span text:style-name="T7">,</text:span></text:p>
      <text:p text:style-name="P7">    <text:span text:style-name="T7">statusProtection: </text:span><text:span text:style-name="T9">0</text:span><text:span text:style-name="T7">,</text:span></text:p>
      <text:p text:style-name="P7">    <text:span text:style-name="T7">statusVhCharge: </text:span><text:span text:style-name="T9">0</text:span><text:span text:style-name="T7">,</text:span></text:p>
      <text:p text:style-name="P7">    <text:span text:style-name="T7">statusGPS: </text:span><text:span text:style-name="T9">0</text:span><text:span text:style-name="T7">,</text:span></text:p>
      <text:p text:style-name="P7">    <text:span text:style-name="T7">ecoChanged: </text:span><text:span text:style-name="T4">''</text:span><text:span text:style-name="T7">,</text:span></text:p>
      <text:p text:style-name="P7">    <text:span text:style-name="T7">protectionChanged: </text:span><text:span text:style-name="T4">''</text:span><text:span text:style-name="T7">,</text:span></text:p>
      <text:p text:style-name="P7">    <text:span text:style-name="T7">batteryChargeColor: </text:span><text:span text:style-name="T4">'#c61a09'</text:span><text:span text:style-name="T7">,</text:span></text:p>
      <text:p text:style-name="P7">  <text:span text:style-name="T7">};</text:span></text:p>
      <text:p text:style-name="P11"/>
      <text:p text:style-name="P7">  <text:span text:style-name="T10">/* Style pour les statuts et paramètres du traqueur (rouge pour désactivé, vert pour activé) </text:span></text:p>
      <text:p text:style-name="P10"><text:soft-page-break/>  <text:span text:style-name="T8">Reçoit en paramètre un booléen indiquant si le statut/paramètre est activé ou non */</text:span></text:p>
      <text:p text:style-name="P7">  <text:span text:style-name="T7">status_style = </text:span><text:span text:style-name="T2">function</text:span><text:span text:style-name="T7"> (state) {</text:span></text:p>
      <text:p text:style-name="P7">    <text:span text:style-name="T2">var</text:span><text:span text:style-name="T7"> a_color = </text:span><text:span text:style-name="T4">'#c61a09'</text:span><text:span text:style-name="T7">;</text:span></text:p>
      <text:p text:style-name="P7">    <text:span text:style-name="T10">/* Si le statut/paramètre est activé, met le bouton en vert */</text:span></text:p>
      <text:p text:style-name="P7">    <text:span text:style-name="T2">if</text:span><text:span text:style-name="T7"> (state == </text:span><text:span text:style-name="T9">1</text:span><text:span text:style-name="T7">) {</text:span></text:p>
      <text:p text:style-name="P7">      <text:span text:style-name="T7">a_color = </text:span><text:span text:style-name="T4">'#22844e'</text:span><text:span text:style-name="T7">;</text:span></text:p>
      <text:p text:style-name="P7">    <text:span text:style-name="T7">}</text:span></text:p>
      <text:p text:style-name="P7">    <text:span text:style-name="T2">return</text:span><text:span text:style-name="T7"> {</text:span></text:p>
      <text:p text:style-name="P7">      <text:span text:style-name="T7">marginTop: </text:span><text:span text:style-name="T9">10</text:span><text:span text:style-name="T7">,</text:span></text:p>
      <text:p text:style-name="P7">      <text:span text:style-name="T7">paddingVertical: </text:span><text:span text:style-name="T9">8</text:span><text:span text:style-name="T7">,</text:span></text:p>
      <text:p text:style-name="P7">      <text:span text:style-name="T7">borderRadius: </text:span><text:span text:style-name="T9">6</text:span><text:span text:style-name="T7">,</text:span></text:p>
      <text:p text:style-name="P7">      <text:span text:style-name="T7">backgroundColor: a_color,</text:span></text:p>
      <text:p text:style-name="P7">      <text:span text:style-name="T7">textAlign: </text:span><text:span text:style-name="T4">'center'</text:span><text:span text:style-name="T7">,</text:span></text:p>
      <text:p text:style-name="P7">      <text:span text:style-name="T7">fontSize: </text:span><text:span text:style-name="T9">16</text:span><text:span text:style-name="T7">,</text:span></text:p>
      <text:p text:style-name="P7">      <text:span text:style-name="T7">fontWeight: </text:span><text:span text:style-name="T4">'bold'</text:span><text:span text:style-name="T7">,</text:span></text:p>
      <text:p text:style-name="P7">      <text:span text:style-name="T7">alignSelf: </text:span><text:span text:style-name="T4">'center'</text:span><text:span text:style-name="T7">,</text:span></text:p>
      <text:p text:style-name="P7">      <text:span text:style-name="T7">width: </text:span><text:span text:style-name="T9">135</text:span><text:span text:style-name="T7">,</text:span></text:p>
      <text:p text:style-name="P7">    <text:span text:style-name="T7">};</text:span></text:p>
      <text:p text:style-name="P7">  <text:span text:style-name="T7">};</text:span></text:p>
      <text:p text:style-name="P11"/>
      <text:p text:style-name="P7">  <text:span text:style-name="T10">/* Change le statut (activé/désactivé) du paramètre 'EcoMode'  (ne l'applique pas) */</text:span></text:p>
      <text:p text:style-name="P7">  <text:span text:style-name="T7">changeEcoSettings = () =&gt; {</text:span></text:p>
      <text:p text:style-name="P7">    <text:span text:style-name="T10">/* Si le paramètre n'a pas été changé, met une étoile devant le paramètre 'EcoMode' indiquant le changement */</text:span></text:p>
      <text:p text:style-name="P7">    <text:span text:style-name="T2">if</text:span><text:span text:style-name="T7"> (</text:span><text:span text:style-name="T2">this</text:span><text:span text:style-name="T7">.state.ecoChanged == </text:span><text:span text:style-name="T4">''</text:span><text:span text:style-name="T7">) {</text:span></text:p>
      <text:p text:style-name="P7">      <text:span text:style-name="T10">/* Si le statut était désactivé, l'active*/</text:span></text:p>
      <text:p text:style-name="P7">      <text:span text:style-name="T2">if</text:span><text:span text:style-name="T7"> (</text:span><text:span text:style-name="T2">this</text:span><text:span text:style-name="T7">.state.statusEcomode == </text:span><text:span text:style-name="T9">0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ecoChanged: </text:span><text:span text:style-name="T4">'*'</text:span><text:span text:style-name="T7">,</text:span></text:p>
      <text:p text:style-name="P7">          <text:span text:style-name="T7">statusEcomode: </text:span><text:span text:style-name="T9">1</text:span><text:span text:style-name="T7">,</text:span></text:p>
      <text:p text:style-name="P7">        <text:span text:style-name="T7">});</text:span></text:p>
      <text:p text:style-name="P7">        <text:span text:style-name="T10">/* Sinon, le désactive */</text:span></text:p>
      <text:p text:style-name="P7">      <text:span text:style-name="T7">} </text:span><text:span text:style-name="T2">else</text:span><text:span text:style-name="T7"> {</text:span></text:p>
      <text:p text:style-name="P7">        <text:span text:style-name="T2">this</text:span><text:span text:style-name="T7">.setState({</text:span></text:p>
      <text:p text:style-name="P7">          <text:span text:style-name="T7">ecoChanged: </text:span><text:span text:style-name="T4">'*'</text:span><text:span text:style-name="T7">,</text:span></text:p>
      <text:p text:style-name="P7">          <text:span text:style-name="T7">statusEcomode: </text:span><text:span text:style-name="T9">0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10">/* Si la paramètre a déjà été changé, enlève l'étoile */</text:span></text:p>
      <text:p text:style-name="P7">    <text:span text:style-name="T7">} </text:span><text:span text:style-name="T2">else</text:span><text:span text:style-name="T7"> {</text:span></text:p>
      <text:p text:style-name="P7">      <text:span text:style-name="T2">if</text:span><text:span text:style-name="T7"> (</text:span><text:span text:style-name="T2">this</text:span><text:span text:style-name="T7">.state.statusEcomode == </text:span><text:span text:style-name="T9">0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ecoChanged: </text:span><text:span text:style-name="T4">''</text:span><text:span text:style-name="T7">,</text:span></text:p>
      <text:p text:style-name="P7">          <text:span text:style-name="T7">statusEcomode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 </text:span><text:span text:style-name="T2">else</text:span><text:span text:style-name="T7"> {</text:span></text:p>
      <text:p text:style-name="P7">        <text:span text:style-name="T2">this</text:span><text:span text:style-name="T7">.setState({</text:span></text:p>
      <text:p text:style-name="P7">          <text:span text:style-name="T7">ecoChanged: </text:span><text:span text:style-name="T4">''</text:span><text:span text:style-name="T7">,</text:span></text:p>
      <text:p text:style-name="P7">          <text:span text:style-name="T7">statusEcomode: </text:span><text:span text:style-name="T9">0</text:span><text:span text:style-name="T7">,</text:span></text:p>
      <text:p text:style-name="P7"><text:soft-page-break/>        <text:span text:style-name="T7">});</text:span></text:p>
      <text:p text:style-name="P7">      <text:span text:style-name="T7">}</text:span></text:p>
      <text:p text:style-name="P7">    <text:span text:style-name="T7">}</text:span></text:p>
      <text:p text:style-name="P7">  <text:span text:style-name="T7">};</text:span></text:p>
      <text:p text:style-name="P11"/>
      <text:p text:style-name="P7">  <text:span text:style-name="T10">/* Change le statut (activé/désactivé) du paramètre 'Protection'  (ne l'applique pas) */</text:span></text:p>
      <text:p text:style-name="P7">  <text:span text:style-name="T7">changeProtectionSettings = () =&gt; {</text:span></text:p>
      <text:p text:style-name="P7">    <text:span text:style-name="T10">/* Si le paramètre n'a pas été changé, met une étoile devant le paramètre 'Protection' indiquant le changement */</text:span></text:p>
      <text:p text:style-name="P7">    <text:span text:style-name="T2">if</text:span><text:span text:style-name="T7"> (</text:span><text:span text:style-name="T2">this</text:span><text:span text:style-name="T7">.state.protectionChanged == </text:span><text:span text:style-name="T4">''</text:span><text:span text:style-name="T7">) {</text:span></text:p>
      <text:p text:style-name="P7">      <text:span text:style-name="T10">/* Si le statut était désactivé, l'active*/</text:span></text:p>
      <text:p text:style-name="P7">      <text:span text:style-name="T2">if</text:span><text:span text:style-name="T7"> (</text:span><text:span text:style-name="T2">this</text:span><text:span text:style-name="T7">.state.statusProtection == </text:span><text:span text:style-name="T9">0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protectionChanged: </text:span><text:span text:style-name="T4">'*'</text:span><text:span text:style-name="T7">,</text:span></text:p>
      <text:p text:style-name="P7">          <text:span text:style-name="T7">statusProtection: </text:span><text:span text:style-name="T9">1</text:span><text:span text:style-name="T7">,</text:span></text:p>
      <text:p text:style-name="P7">        <text:span text:style-name="T7">});</text:span></text:p>
      <text:p text:style-name="P7">        <text:span text:style-name="T10">/* Sinon, le désactive */</text:span></text:p>
      <text:p text:style-name="P7">      <text:span text:style-name="T7">} </text:span><text:span text:style-name="T2">else</text:span><text:span text:style-name="T7"> {</text:span></text:p>
      <text:p text:style-name="P7">        <text:span text:style-name="T2">this</text:span><text:span text:style-name="T7">.setState({</text:span></text:p>
      <text:p text:style-name="P7">          <text:span text:style-name="T7">protectionChanged: </text:span><text:span text:style-name="T4">'*'</text:span><text:span text:style-name="T7">,</text:span></text:p>
      <text:p text:style-name="P7">          <text:span text:style-name="T7">statusProtection: </text:span><text:span text:style-name="T9">0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10">/* Si la paramètre a déjà été changé, enlève l'étoile */</text:span></text:p>
      <text:p text:style-name="P7">    <text:span text:style-name="T7">} </text:span><text:span text:style-name="T2">else</text:span><text:span text:style-name="T7"> {</text:span></text:p>
      <text:p text:style-name="P7">      <text:span text:style-name="T2">if</text:span><text:span text:style-name="T7"> (</text:span><text:span text:style-name="T2">this</text:span><text:span text:style-name="T7">.state.statusProtection == </text:span><text:span text:style-name="T9">0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protectionChanged: </text:span><text:span text:style-name="T4">''</text:span><text:span text:style-name="T7">,</text:span></text:p>
      <text:p text:style-name="P7">          <text:span text:style-name="T7">statusProtection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 </text:span><text:span text:style-name="T2">else</text:span><text:span text:style-name="T7"> {</text:span></text:p>
      <text:p text:style-name="P7">        <text:span text:style-name="T2">this</text:span><text:span text:style-name="T7">.setState({</text:span></text:p>
      <text:p text:style-name="P7">          <text:span text:style-name="T7">protectionChanged: </text:span><text:span text:style-name="T4">''</text:span><text:span text:style-name="T7">,</text:span></text:p>
      <text:p text:style-name="P7">          <text:span text:style-name="T7">statusProtection: </text:span><text:span text:style-name="T9">0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<text:span text:style-name="T7">}</text:span></text:p>
      <text:p text:style-name="P7">  <text:span text:style-name="T7">};</text:span></text:p>
      <text:p text:style-name="P11"/>
      <text:p text:style-name="P7">  <text:span text:style-name="T10">/* Applique les settings changés</text:span></text:p>
      <text:p text:style-name="P10">  <text:span text:style-name="T8">Reçoit en paramètre l'ID d'un traqueur ainsi que le statut de l'alarm, du mode économique, de la protection et de la charge du véhicule */</text:span></text:p>
      <text:p text:style-name="P7">  <text:span text:style-name="T7">putSettings = (trackerId, alarm, ecoMode, protection, vhCharge) =&gt; {</text:span></text:p>
      <text:p text:style-name="P7">    <text:span text:style-name="T10">/* Réinitialise les statuts de changement */</text:span></text:p>
      <text:p text:style-name="P7">    <text:span text:style-name="T2">this</text:span><text:span text:style-name="T7">.setState({</text:span></text:p>
      <text:p text:style-name="P7">      <text:span text:style-name="T7">ecoChanged: </text:span><text:span text:style-name="T4">''</text:span><text:span text:style-name="T7">,</text:span></text:p>
      <text:p text:style-name="P7">      <text:span text:style-name="T7">protectionChanged: </text:span><text:span text:style-name="T4">''</text:span><text:span text:style-name="T7">,</text:span></text:p>
      <text:p text:style-name="P7">    <text:span text:style-name="T7">});</text:span></text:p>
      <text:p text:style-name="P7">    <text:span text:style-name="T10">/* Fait une requête à l'API pour changer les paramètres du traqueur */</text:span></text:p>
      <text:p text:style-name="P7">    <text:span text:style-name="T7">fetch(</text:span><text:span text:style-name="T4">'https://api.ovl.tech-user.fr/set/status/'</text:span><text:span text:style-name="T7">, {</text:span></text:p>
      <text:p text:style-name="P7"><text:soft-page-break/>      <text:span text:style-name="T7">method: </text:span><text:span text:style-name="T4">'PUT'</text:span><text:span text:style-name="T7">,</text:span></text:p>
      <text:p text:style-name="P7">      <text:span text:style-name="T7">headers: {</text:span></text:p>
      <text:p text:style-name="P7">        <text:span text:style-name="T6">Accept</text:span><text:span text:style-name="T7">: </text:span><text:span text:style-name="T4">'application/json'</text:span><text:span text:style-name="T7">,</text:span></text:p>
      <text:p text:style-name="P7">        <text:span text:style-name="T4">'Content-Type'</text:span><text:span text:style-name="T7">: </text:span><text:span text:style-name="T4">'application/json'</text:span><text:span text:style-name="T7">,</text:span></text:p>
      <text:p text:style-name="P7">      <text:span text:style-name="T7">},</text:span></text:p>
      <text:p text:style-name="P7">      <text:span text:style-name="T10">/* Envoie l'ID du traqueur et le statut de chaque paramètre */</text:span></text:p>
      <text:p text:style-name="P7">      <text:span text:style-name="T7">body: </text:span><text:span text:style-name="T6">JSON</text:span><text:span text:style-name="T7">.stringify({</text:span></text:p>
      <text:p text:style-name="P7">        <text:span text:style-name="T7">id_iot: trackerId,</text:span></text:p>
      <text:p text:style-name="P7">        <text:span text:style-name="T7">status_alarm: alarm,</text:span></text:p>
      <text:p text:style-name="P7">        <text:span text:style-name="T7">status_ecomode: ecoMode,</text:span></text:p>
      <text:p text:style-name="P7">        <text:span text:style-name="T7">status_protection: protection,</text:span></text:p>
      <text:p text:style-name="P7">        <text:span text:style-name="T7">status_vh_charge: vhCharge,</text:span></text:p>
      <text:p text:style-name="P7">      <text:span text:style-name="T7">}),</text:span></text:p>
      <text:p text:style-name="P7">    <text:span text:style-name="T7">})</text:span></text:p>
      <text:p text:style-name="P7">      <text:span text:style-name="T10">/* Récupère la réponse de l'API */</text:span></text:p>
      <text:p text:style-name="P7">      <text:span text:style-name="T7">.then((response) =&gt; response.json())</text:span></text:p>
      <text:p text:style-name="P7">      <text:span text:style-name="T7">.then((json) =&gt; {</text:span></text:p>
      <text:p text:style-name="P7">        <text:span text:style-name="T7">console.log(json);</text:span></text:p>
      <text:p text:style-name="P7">        <text:span text:style-name="T10">/* Si le changement s'est bien effectué, affiche que ça s'est bien effectué */</text:span></text:p>
      <text:p text:style-name="P7">        <text:span text:style-name="T2">if</text:span><text:span text:style-name="T7"> (json.error.</text:span><text:span text:style-name="T6">Message</text:span><text:span text:style-name="T7"> == </text:span><text:span text:style-name="T4">'Nothing goes wrong.'</text:span><text:span text:style-name="T7">) {</text:span></text:p>
      <text:p text:style-name="P7">          <text:span text:style-name="T7">alert(</text:span><text:span text:style-name="T4">'Changement appliqués !'</text:span><text:span text:style-name="T7">);</text:span></text:p>
      <text:p text:style-name="P7">        <text:span text:style-name="T7">} </text:span><text:span text:style-name="T2">else</text:span><text:span text:style-name="T7"> {</text:span></text:p>
      <text:p text:style-name="P7">          <text:span text:style-name="T7">alert(</text:span><text:span text:style-name="T4">"Erreur lors de l'application des changements."</text:span><text:span text:style-name="T7">);</text:span></text:p>
      <text:p text:style-name="P7">        <text:span text:style-name="T7">}</text:span></text:p>
      <text:p text:style-name="P7">      <text:span text:style-name="T7">})</text:span></text:p>
      <text:p text:style-name="P7">      <text:span text:style-name="T7">.</text:span><text:span text:style-name="T2">catch</text:span><text:span text:style-name="T7">((error) =&gt; {</text:span></text:p>
      <text:p text:style-name="P7">        <text:span text:style-name="T10">/* Si l'API ne répond pas, affiche une erreur indiquant que l'API ne fonctionne pas */</text:span></text:p>
      <text:p text:style-name="P7">        <text:span text:style-name="T7">console.log(error);</text:span></text:p>
      <text:p text:style-name="P7">        <text:span text:style-name="T7">alert(</text:span><text:span text:style-name="T4">'API down'</text:span><text:span text:style-name="T7">);</text:span></text:p>
      <text:p text:style-name="P7">      <text:span text:style-name="T7">});</text:span></text:p>
      <text:p text:style-name="P7">  <text:span text:style-name="T7">};</text:span></text:p>
      <text:p text:style-name="P11"/>
      <text:p text:style-name="P7">  <text:span text:style-name="T10">/* Fonction qui va faire une requête à l'API en envoyant le token de l'utilisateur afin de recevoir les statuts de son traqueur */</text:span></text:p>
      <text:p text:style-name="P7">  <text:span text:style-name="T2">async</text:span><text:span text:style-name="T7"> getStatus() {</text:span></text:p>
      <text:p text:style-name="P7">    <text:span text:style-name="T2">try</text:span><text:span text:style-name="T7"> {</text:span></text:p>
      <text:p text:style-name="P7">      <text:span text:style-name="T10">/* Réinitialise les statuts/paramètres du traqueur dans la class */</text:span></text:p>
      <text:p text:style-name="P7">      <text:span text:style-name="T2">this</text:span><text:span text:style-name="T7">.setState({</text:span></text:p>
      <text:p text:style-name="P7">        <text:span text:style-name="T7">data: [],</text:span></text:p>
      <text:p text:style-name="P7">        <text:span text:style-name="T7">statusCharge: </text:span><text:span text:style-name="T9">0</text:span><text:span text:style-name="T7">,</text:span></text:p>
      <text:p text:style-name="P7">        <text:span text:style-name="T7">statusBat: </text:span><text:span text:style-name="T4">'0'</text:span><text:span text:style-name="T7">,</text:span></text:p>
      <text:p text:style-name="P7">        <text:span text:style-name="T7">statusAlarm: </text:span><text:span text:style-name="T9">0</text:span><text:span text:style-name="T7">,</text:span></text:p>
      <text:p text:style-name="P7">        <text:span text:style-name="T7">statusOnline: </text:span><text:span text:style-name="T9">0</text:span><text:span text:style-name="T7">,</text:span></text:p>
      <text:p text:style-name="P7">        <text:span text:style-name="T7">statusEcomode: </text:span><text:span text:style-name="T9">0</text:span><text:span text:style-name="T7">,</text:span></text:p>
      <text:p text:style-name="P7">        <text:span text:style-name="T7">statusProtection: </text:span><text:span text:style-name="T9">0</text:span><text:span text:style-name="T7">,</text:span></text:p>
      <text:p text:style-name="P7">        <text:span text:style-name="T7">statusVhCharge: </text:span><text:span text:style-name="T9">0</text:span><text:span text:style-name="T7">,</text:span></text:p>
      <text:p text:style-name="P7">        <text:span text:style-name="T7">statusGPS: </text:span><text:span text:style-name="T9">0</text:span><text:span text:style-name="T7">,</text:span></text:p>
      <text:p text:style-name="P7">        <text:span text:style-name="T7">ecoChanged: </text:span><text:span text:style-name="T4">''</text:span><text:span text:style-name="T7">,</text:span></text:p>
      <text:p text:style-name="P7">        <text:span text:style-name="T7">protectionChanged: </text:span><text:span text:style-name="T4">''</text:span><text:span text:style-name="T7">,</text:span></text:p>
      <text:p text:style-name="P7">      <text:span text:style-name="T7">});</text:span></text:p>
      <text:p text:style-name="P7"><text:soft-page-break/>      <text:span text:style-name="T10">/* Fait le requête à l'API en envoyant le token de l'utilisateur */</text:span></text:p>
      <text:p text:style-name="P7">      <text:span text:style-name="T2">const</text:span><text:span text:style-name="T7"> response = </text:span><text:span text:style-name="T2">await</text:span><text:span text:style-name="T7"> fetch(</text:span></text:p>
      <text:p text:style-name="P7">        <text:span text:style-name="T4">'https://api.ovl.tech-user.fr/status_list/'</text:span><text:span text:style-name="T7"> + </text:span><text:span text:style-name="T2">this</text:span><text:span text:style-name="T7">.props.token</text:span></text:p>
      <text:p text:style-name="P7">      <text:span text:style-name="T7">);</text:span></text:p>
      <text:p text:style-name="P7">      <text:span text:style-name="T10">/* Récupère la réponse dans la variable 'json' */</text:span></text:p>
      <text:p text:style-name="P7">      <text:span text:style-name="T2">const</text:span><text:span text:style-name="T7"> json = </text:span><text:span text:style-name="T2">await</text:span><text:span text:style-name="T7"> response.json();</text:span></text:p>
      <text:p text:style-name="P7">      <text:span text:style-name="T10">/* Met dans 'data' le json */</text:span></text:p>
      <text:p text:style-name="P7">      <text:span text:style-name="T2">this</text:span><text:span text:style-name="T7">.setState({</text:span></text:p>
      <text:p text:style-name="P7">        <text:span text:style-name="T7">data: json.status_list[</text:span><text:span text:style-name="T2">this</text:span><text:span text:style-name="T7">.props.trackerId - </text:span><text:span text:style-name="T9">1</text:span><text:span text:style-name="T7">],</text:span></text:p>
      <text:p text:style-name="P7">      <text:span text:style-name="T7">});</text:span></text:p>
      <text:p text:style-name="P7">      <text:span text:style-name="T7">console.log(json.status_list[</text:span><text:span text:style-name="T2">this</text:span><text:span text:style-name="T7">.props.trackerId - </text:span><text:span text:style-name="T9">1</text:span><text:span text:style-name="T7">]);</text:span></text:p>
      <text:p text:style-name="P11"/>
      <text:p text:style-name="P7">      <text:span text:style-name="T2">this</text:span><text:span text:style-name="T7">.setState({</text:span></text:p>
      <text:p text:style-name="P7">        <text:span text:style-name="T7">statusBat: json.status_list[</text:span><text:span text:style-name="T2">this</text:span><text:span text:style-name="T7">.props.trackerId - </text:span><text:span text:style-name="T9">1</text:span><text:span text:style-name="T7">].status_bat,</text:span></text:p>
      <text:p text:style-name="P7">      <text:span text:style-name="T7">});</text:span></text:p>
      <text:p text:style-name="P11"/>
      <text:p text:style-name="P7">      <text:span text:style-name="T10">/* Si la charge de la batterie est supérieur à 60%, change la couleur de la barre de charge en vert */</text:span></text:p>
      <text:p text:style-name="P7">      <text:span text:style-name="T2">if</text:span><text:span text:style-name="T7"> (</text:span><text:span text:style-name="T6">Number</text:span><text:span text:style-name="T7">(json.status_list[</text:span><text:span text:style-name="T2">this</text:span><text:span text:style-name="T7">.props.trackerId - </text:span><text:span text:style-name="T9">1</text:span><text:span text:style-name="T7">].status_bat) &gt; </text:span><text:span text:style-name="T9">60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batteryChargeColor: </text:span><text:span text:style-name="T4">'#096A09'</text:span><text:span text:style-name="T7">,</text:span></text:p>
      <text:p text:style-name="P7">        <text:span text:style-name="T7">});</text:span></text:p>
      <text:p text:style-name="P7">        <text:span text:style-name="T10">/* Si la charge de la batterie est inférieur à 30%, change la couleur de la barre de charge en rouge */</text:span></text:p>
      <text:p text:style-name="P7">      <text:span text:style-name="T7">} </text:span><text:span text:style-name="T2">else</text:span><text:span text:style-name="T7"> </text:span><text:span text:style-name="T2">if</text:span><text:span text:style-name="T7"> (</text:span></text:p>
      <text:p text:style-name="P7">        <text:span text:style-name="T6">Number</text:span><text:span text:style-name="T7">(json.status_list[</text:span><text:span text:style-name="T2">this</text:span><text:span text:style-name="T7">.props.trackerId - </text:span><text:span text:style-name="T9">1</text:span><text:span text:style-name="T7">].status_bat) &lt; </text:span><text:span text:style-name="T9">30</text:span></text:p>
      <text:p text:style-name="P7">      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batteryChargeColor: </text:span><text:span text:style-name="T4">'#c61a09'</text:span><text:span text:style-name="T7">,</text:span></text:p>
      <text:p text:style-name="P7">        <text:span text:style-name="T7">});</text:span></text:p>
      <text:p text:style-name="P7">        <text:span text:style-name="T10">/* Sinon, la met en orange */</text:span></text:p>
      <text:p text:style-name="P7">      <text:span text:style-name="T7">} </text:span><text:span text:style-name="T2">else</text:span><text:span text:style-name="T7"> {</text:span></text:p>
      <text:p text:style-name="P7">        <text:span text:style-name="T2">this</text:span><text:span text:style-name="T7">.setState({</text:span></text:p>
      <text:p text:style-name="P7">          <text:span text:style-name="T7">batteryChargeColor: </text:span><text:span text:style-name="T4">'#ff7f00'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7">statusBat = json.status_list[</text:span><text:span text:style-name="T2">this</text:span><text:span text:style-name="T7">.props.trackerId - </text:span><text:span text:style-name="T9">1</text:span><text:span text:style-name="T7">].status_bat;</text:span></text:p>
      <text:p text:style-name="P11"/>
      <text:p text:style-name="P7">      <text:span text:style-name="T10">/* Pour chaque 'if(...)', initialise les statuts du traqueur dans la classe pour mettre ceux reçu par l'API */</text:span></text:p>
      <text:p text:style-name="P7">      <text:span text:style-name="T2">if</text:span><text:span text:style-name="T7"> (json.status_list[</text:span><text:span text:style-name="T2">this</text:span><text:span text:style-name="T7">.props.trackerId - </text:span><text:span text:style-name="T9">1</text:span><text:span text:style-name="T7">].status_charge == </text:span><text:span text:style-name="T9">1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statusCharge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2">if</text:span><text:span text:style-name="T7"> (json.status_list[</text:span><text:span text:style-name="T2">this</text:span><text:span text:style-name="T7">.props.trackerId - </text:span><text:span text:style-name="T9">1</text:span><text:span text:style-name="T7">].status_alarm == </text:span><text:span text:style-name="T9">1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statusAlarm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2">if</text:span><text:span text:style-name="T7"> (json.status_list[</text:span><text:span text:style-name="T2">this</text:span><text:span text:style-name="T7">.props.trackerId - </text:span><text:span text:style-name="T9">1</text:span><text:span text:style-name="T7">].status_ecomode == </text:span><text:span text:style-name="T9">1</text:span><text:span text:style-name="T7">) {</text:span></text:p>
      <text:p text:style-name="P7"><text:soft-page-break/>        <text:span text:style-name="T2">this</text:span><text:span text:style-name="T7">.setState({</text:span></text:p>
      <text:p text:style-name="P7">          <text:span text:style-name="T7">statusEcomode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2">if</text:span><text:span text:style-name="T7"> (json.status_list[</text:span><text:span text:style-name="T2">this</text:span><text:span text:style-name="T7">.props.trackerId - </text:span><text:span text:style-name="T9">1</text:span><text:span text:style-name="T7">].status_online == </text:span><text:span text:style-name="T9">1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statusOnline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2">if</text:span><text:span text:style-name="T7"> (json.status_list[</text:span><text:span text:style-name="T2">this</text:span><text:span text:style-name="T7">.props.trackerId - </text:span><text:span text:style-name="T9">1</text:span><text:span text:style-name="T7">].status_protection == </text:span><text:span text:style-name="T9">1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statusProtection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2">if</text:span><text:span text:style-name="T7"> (json.status_list[</text:span><text:span text:style-name="T2">this</text:span><text:span text:style-name="T7">.props.trackerId - </text:span><text:span text:style-name="T9">1</text:span><text:span text:style-name="T7">].status_gps == </text:span><text:span text:style-name="T9">1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statusGPS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  <text:span text:style-name="T2">if</text:span><text:span text:style-name="T7"> (json.status_list[</text:span><text:span text:style-name="T2">this</text:span><text:span text:style-name="T7">.props.trackerId - </text:span><text:span text:style-name="T9">1</text:span><text:span text:style-name="T7">].status_vh_charge == </text:span><text:span text:style-name="T9">1</text:span><text:span text:style-name="T7">) {</text:span></text:p>
      <text:p text:style-name="P7">        <text:span text:style-name="T2">this</text:span><text:span text:style-name="T7">.setState({</text:span></text:p>
      <text:p text:style-name="P7">          <text:span text:style-name="T7">status_vh_charge: </text:span><text:span text:style-name="T9">1</text:span><text:span text:style-name="T7">,</text:span></text:p>
      <text:p text:style-name="P7">        <text:span text:style-name="T7">});</text:span></text:p>
      <text:p text:style-name="P7">      <text:span text:style-name="T7">}</text:span></text:p>
      <text:p text:style-name="P7">    <text:span text:style-name="T7">} </text:span><text:span text:style-name="T2">catch</text:span><text:span text:style-name="T7"> (error) {</text:span></text:p>
      <text:p text:style-name="P7">      <text:span text:style-name="T7">console.log(error);</text:span></text:p>
      <text:p text:style-name="P7">    <text:span text:style-name="T7">}</text:span></text:p>
      <text:p text:style-name="P7">  <text:span text:style-name="T7">}</text:span></text:p>
      <text:p text:style-name="P11"/>
      <text:p text:style-name="P7">  <text:span text:style-name="T10">/* Lance la fonction 'getStatus' à la création de la class */</text:span></text:p>
      <text:p text:style-name="P7">  <text:span text:style-name="T7">componentDidMount() {</text:span></text:p>
      <text:p text:style-name="P7">    <text:span text:style-name="T7">console.log(</text:span><text:span text:style-name="T4">''</text:span><text:span text:style-name="T7">);</text:span></text:p>
      <text:p text:style-name="P7">    <text:span text:style-name="T7">console.log(</text:span><text:span text:style-name="T4">'SETTINGS SCREEN LOGS :'</text:span><text:span text:style-name="T7">);</text:span></text:p>
      <text:p text:style-name="P7">    <text:span text:style-name="T2">this</text:span><text:span text:style-name="T7">.getStatus();</text:span></text:p>
      <text:p text:style-name="P7">  <text:span text:style-name="T7">}</text:span></text:p>
      <text:p text:style-name="P11"/>
      <text:p text:style-name="P7">  <text:span text:style-name="T10">/* Affiche des logs à la destruction de la class */</text:span></text:p>
      <text:p text:style-name="P7">  <text:span text:style-name="T7">componentDidUnMount() {</text:span></text:p>
      <text:p text:style-name="P7">    <text:span text:style-name="T7">console.log(</text:span><text:span text:style-name="T4">''</text:span><text:span text:style-name="T7">);</text:span></text:p>
      <text:p text:style-name="P7">    <text:span text:style-name="T7">console.log(</text:span><text:span text:style-name="T4">'COORDINATES SCREEN LOGS :'</text:span><text:span text:style-name="T7">);</text:span></text:p>
      <text:p text:style-name="P7">  <text:span text:style-name="T7">}</text:span></text:p>
      <text:p text:style-name="P11"/>
      <text:p text:style-name="P7">  <text:span text:style-name="T7">render() {</text:span></text:p>
      <text:p text:style-name="P7">    <text:span text:style-name="T2">return</text:span><text:span text:style-name="T7"> (</text:span></text:p>
      <text:p text:style-name="P7">      <text:span text:style-name="T7">&lt;</text:span><text:span text:style-name="T6">View</text:span><text:span text:style-name="T7"> style={</text:span><text:span text:style-name="T6">Styles</text:span><text:span text:style-name="T7">.container}&gt;</text:span></text:p>
      <text:p text:style-name="P7">        <text:span text:style-name="T7">{</text:span><text:span text:style-name="T10">/* Réappelle la fonction 'getStatus' pour rafraichir les statuts */</text:span><text:span text:style-name="T7">}</text:span></text:p>
      <text:p text:style-name="P7">        <text:span text:style-name="T7">&lt;</text:span><text:span text:style-name="T6">TouchableOpacity</text:span></text:p>
      <text:p text:style-name="P7">          <text:span text:style-name="T7">style={</text:span><text:span text:style-name="T6">Styles</text:span><text:span text:style-name="T7">.settingsButtonContainer}</text:span></text:p>
      <text:p text:style-name="P7">          <text:span text:style-name="T7">onPress={() =&gt; {</text:span></text:p>
      <text:p text:style-name="P7">            <text:span text:style-name="T2">this</text:span><text:span text:style-name="T7">.getStatus();</text:span></text:p>
      <text:p text:style-name="P7">          <text:span text:style-name="T7">}}&gt;</text:span></text:p>
      <text:p text:style-name="P7"><text:soft-page-break/>          <text:span text:style-name="T7">&lt;</text:span><text:span text:style-name="T6">Text</text:span><text:span text:style-name="T7"> style={</text:span><text:span text:style-name="T6">Styles</text:span><text:span text:style-name="T7">.buttonText}&gt;{</text:span><text:span text:style-name="T4">'Refresh'</text:span><text:span text:style-name="T7">}&lt;/</text:span><text:span text:style-name="T6">Text</text:span><text:span text:style-name="T7">&gt;</text:span></text:p>
      <text:p text:style-name="P7">        <text:span text:style-name="T7">&lt;/</text:span><text:span text:style-name="T6">TouchableOpacity</text:span><text:span text:style-name="T7">&gt;</text:span></text:p>
      <text:p text:style-name="P7">        <text:span text:style-name="T7">{</text:span><text:span text:style-name="T10">/* Applique les paramètres changés */</text:span><text:span text:style-name="T7">}</text:span></text:p>
      <text:p text:style-name="P7">        <text:span text:style-name="T7">&lt;</text:span><text:span text:style-name="T6">TouchableOpacity</text:span></text:p>
      <text:p text:style-name="P7">          <text:span text:style-name="T7">style={</text:span><text:span text:style-name="T6">Styles</text:span><text:span text:style-name="T7">.settingsButtonContainer}</text:span></text:p>
      <text:p text:style-name="P7">          <text:span text:style-name="T7">onPress={() =&gt; {</text:span></text:p>
      <text:p text:style-name="P7">            <text:span text:style-name="T2">this</text:span><text:span text:style-name="T7">.putSettings(</text:span></text:p>
      <text:p text:style-name="P7">              <text:span text:style-name="T2">this</text:span><text:span text:style-name="T7">.props.trackerId,</text:span></text:p>
      <text:p text:style-name="P7">              <text:span text:style-name="T2">this</text:span><text:span text:style-name="T7">.state.statusAlarm,</text:span></text:p>
      <text:p text:style-name="P7">              <text:span text:style-name="T2">this</text:span><text:span text:style-name="T7">.state.statusEcomode,</text:span></text:p>
      <text:p text:style-name="P7">              <text:span text:style-name="T2">this</text:span><text:span text:style-name="T7">.state.statusProtection,</text:span></text:p>
      <text:p text:style-name="P7">              <text:span text:style-name="T2">this</text:span><text:span text:style-name="T7">.state.statusVhCharge</text:span></text:p>
      <text:p text:style-name="P7">            <text:span text:style-name="T7">);</text:span></text:p>
      <text:p text:style-name="P7">          <text:span text:style-name="T7">}}&gt;</text:span></text:p>
      <text:p text:style-name="P7">          <text:span text:style-name="T7">&lt;</text:span><text:span text:style-name="T6">Text</text:span><text:span text:style-name="T7"> style={</text:span><text:span text:style-name="T6">Styles</text:span><text:span text:style-name="T7">.buttonText}&gt;{</text:span><text:span text:style-name="T4">'Apply Settings'</text:span><text:span text:style-name="T7">}&lt;/</text:span><text:span text:style-name="T6">Text</text:span><text:span text:style-name="T7">&gt;</text:span></text:p>
      <text:p text:style-name="P7">        <text:span text:style-name="T7">&lt;/</text:span><text:span text:style-name="T6">TouchableOpacity</text:span><text:span text:style-name="T7">&gt;</text:span></text:p>
      <text:p text:style-name="P11"/>
      <text:p text:style-name="P7">        <text:span text:style-name="T7">&lt;</text:span><text:span text:style-name="T6">Text</text:span><text:span text:style-name="T7"> style={</text:span><text:span text:style-name="T6">Styles</text:span><text:span text:style-name="T7">.listText}&gt;</text:span></text:p>
      <text:p text:style-name="P7">          <text:span text:style-name="T7">{</text:span><text:span text:style-name="T4">'Battery charge ('</text:span><text:span text:style-name="T7"> + </text:span><text:span text:style-name="T2">this</text:span><text:span text:style-name="T7">.state.statusBat + </text:span><text:span text:style-name="T4">'%) :'</text:span><text:span text:style-name="T7">}</text:span></text:p>
      <text:p text:style-name="P7">        <text:span text:style-name="T7">&lt;/</text:span><text:span text:style-name="T6">Text</text:span><text:span text:style-name="T7">&gt;</text:span></text:p>
      <text:p text:style-name="P7">        <text:span text:style-name="T7">&lt;</text:span><text:span text:style-name="T6">ProgressBar</text:span></text:p>
      <text:p text:style-name="P7">          <text:span text:style-name="T7">progress={</text:span><text:span text:style-name="T6">Number</text:span><text:span text:style-name="T7">(</text:span><text:span text:style-name="T2">this</text:span><text:span text:style-name="T7">.state.statusBat) / </text:span><text:span text:style-name="T9">100</text:span><text:span text:style-name="T7">}</text:span></text:p>
      <text:p text:style-name="P7">          <text:span text:style-name="T7">color={</text:span><text:span text:style-name="T2">this</text:span><text:span text:style-name="T7">.state.batteryChargeColor}</text:span></text:p>
      <text:p text:style-name="P7">          <text:span text:style-name="T7">style={</text:span><text:span text:style-name="T6">Styles</text:span><text:span text:style-name="T7">.batteryBar}</text:span></text:p>
      <text:p text:style-name="P7">        <text:span text:style-name="T7">/&gt;</text:span></text:p>
      <text:p text:style-name="P11"/>
      <text:p text:style-name="P7">        <text:span text:style-name="T7">{</text:span><text:span text:style-name="T10">/* Affiche les statuts du traqueur */</text:span><text:span text:style-name="T7">}</text:span></text:p>
      <text:p text:style-name="P7">        <text:span text:style-name="T7">&lt;</text:span><text:span text:style-name="T6">Text</text:span><text:span text:style-name="T7"> style={</text:span><text:span text:style-name="T6">Styles</text:span><text:span text:style-name="T7">.listText}&gt;{</text:span><text:span text:style-name="T4">'Tracker status :'</text:span><text:span text:style-name="T7">}&lt;/</text:span><text:span text:style-name="T6">Text</text:span><text:span text:style-name="T7">&gt;</text:span></text:p>
      <text:p text:style-name="P7">        <text:span text:style-name="T7">&lt;</text:span><text:span text:style-name="T6">Text</text:span><text:span text:style-name="T7"> style={</text:span><text:span text:style-name="T2">this</text:span><text:span text:style-name="T7">.status_style(</text:span><text:span text:style-name="T2">this</text:span><text:span text:style-name="T7">.state.data.status_vh_charge)}&gt;</text:span></text:p>
      <text:p text:style-name="P7">          <text:span text:style-name="T7">{</text:span><text:span text:style-name="T4">'In charge'</text:span><text:span text:style-name="T7">}</text:span></text:p>
      <text:p text:style-name="P7">        <text:span text:style-name="T7">&lt;/</text:span><text:span text:style-name="T6">Text</text:span><text:span text:style-name="T7">&gt;</text:span></text:p>
      <text:p text:style-name="P11"/>
      <text:p text:style-name="P7">        <text:span text:style-name="T7">&lt;</text:span><text:span text:style-name="T6">Text</text:span><text:span text:style-name="T7"> style={</text:span><text:span text:style-name="T2">this</text:span><text:span text:style-name="T7">.status_style(</text:span><text:span text:style-name="T2">this</text:span><text:span text:style-name="T7">.state.data.status_online)}&gt;</text:span></text:p>
      <text:p text:style-name="P7">          <text:span text:style-name="T7">{</text:span><text:span text:style-name="T4">'Is connected'</text:span><text:span text:style-name="T7">}</text:span></text:p>
      <text:p text:style-name="P7">        <text:span text:style-name="T7">&lt;/</text:span><text:span text:style-name="T6">Text</text:span><text:span text:style-name="T7">&gt;</text:span></text:p>
      <text:p text:style-name="P11"/>
      <text:p text:style-name="P7">        <text:span text:style-name="T7">&lt;</text:span><text:span text:style-name="T6">Text</text:span><text:span text:style-name="T7"> style={</text:span><text:span text:style-name="T2">this</text:span><text:span text:style-name="T7">.status_style(</text:span><text:span text:style-name="T2">this</text:span><text:span text:style-name="T7">.state.data.status_vh_charge)}&gt;</text:span></text:p>
      <text:p text:style-name="P7">          <text:span text:style-name="T7">{</text:span><text:span text:style-name="T4">'Vehicule charge'</text:span><text:span text:style-name="T7">}</text:span></text:p>
      <text:p text:style-name="P7">        <text:span text:style-name="T7">&lt;/</text:span><text:span text:style-name="T6">Text</text:span><text:span text:style-name="T7">&gt;</text:span></text:p>
      <text:p text:style-name="P11"/>
      <text:p text:style-name="P7">        <text:span text:style-name="T7">&lt;</text:span><text:span text:style-name="T6">Text</text:span><text:span text:style-name="T7"> style={</text:span><text:span text:style-name="T2">this</text:span><text:span text:style-name="T7">.status_style(</text:span><text:span text:style-name="T2">this</text:span><text:span text:style-name="T7">.state.data.status_gps)}&gt;</text:span></text:p>
      <text:p text:style-name="P7">          <text:span text:style-name="T7">{</text:span><text:span text:style-name="T4">'GPS'</text:span><text:span text:style-name="T7">}</text:span></text:p>
      <text:p text:style-name="P7">        <text:span text:style-name="T7">&lt;/</text:span><text:span text:style-name="T6">Text</text:span><text:span text:style-name="T7">&gt;</text:span></text:p>
      <text:p text:style-name="P11"/>
      <text:p text:style-name="P7">        <text:span text:style-name="T7">&lt;</text:span><text:span text:style-name="T6">Text</text:span><text:span text:style-name="T7"> style={</text:span><text:span text:style-name="T2">this</text:span><text:span text:style-name="T7">.status_style(</text:span><text:span text:style-name="T2">this</text:span><text:span text:style-name="T7">.state.data.status_alarm)}&gt;</text:span></text:p>
      <text:p text:style-name="P7">          <text:span text:style-name="T7">{</text:span><text:span text:style-name="T4">'Alarm'</text:span><text:span text:style-name="T7">}</text:span></text:p>
      <text:p text:style-name="P7">        <text:span text:style-name="T7">&lt;/</text:span><text:span text:style-name="T6">Text</text:span><text:span text:style-name="T7">&gt;</text:span></text:p>
      <text:p text:style-name="P11"/>
      <text:p text:style-name="P7">        <text:span text:style-name="T7">{</text:span><text:span text:style-name="T10">/* Affiche le statut des paramètres du traqueur */</text:span><text:span text:style-name="T7">}</text:span></text:p>
      <text:p text:style-name="P7">        <text:span text:style-name="T7">&lt;</text:span><text:span text:style-name="T6">Text</text:span><text:span text:style-name="T7"> style={</text:span><text:span text:style-name="T6">Styles</text:span><text:span text:style-name="T7">.listText}&gt;{</text:span><text:span text:style-name="T4">'Tracker settings :'</text:span><text:span text:style-name="T7">}&lt;/</text:span><text:span text:style-name="T6">Text</text:span><text:span text:style-name="T7">&gt;</text:span></text:p>
      <text:p text:style-name="P11"/>
      <text:p text:style-name="P7"><text:soft-page-break/>        <text:span text:style-name="T7">{</text:span><text:span text:style-name="T10">/* Pour chaque paramètre, change dans la class le statut du paramètre lorsque le boutton est appuyé */</text:span><text:span text:style-name="T7">}</text:span></text:p>
      <text:p text:style-name="P7">        <text:span text:style-name="T7">&lt;</text:span><text:span text:style-name="T6">TouchableOpacity</text:span></text:p>
      <text:p text:style-name="P7">          <text:span text:style-name="T7">style={</text:span><text:span text:style-name="T2">this</text:span><text:span text:style-name="T7">.status_style(</text:span><text:span text:style-name="T2">this</text:span><text:span text:style-name="T7">.state.statusEcomode)}</text:span></text:p>
      <text:p text:style-name="P7">          <text:span text:style-name="T7">onPress={() =&gt; {</text:span></text:p>
      <text:p text:style-name="P7">            <text:span text:style-name="T2">this</text:span><text:span text:style-name="T7">.changeEcoSettings();</text:span></text:p>
      <text:p text:style-name="P7">          <text:span text:style-name="T7">}}&gt;</text:span></text:p>
      <text:p text:style-name="P7">          <text:span text:style-name="T7">&lt;</text:span><text:span text:style-name="T6">Text</text:span><text:span text:style-name="T7"> style={</text:span><text:span text:style-name="T6">Styles</text:span><text:span text:style-name="T7">.buttonText}&gt;</text:span></text:p>
      <text:p text:style-name="P7">            <text:span text:style-name="T7">{</text:span><text:span text:style-name="T2">this</text:span><text:span text:style-name="T7">.state.ecoChanged + </text:span><text:span text:style-name="T4">' Eco mode'</text:span><text:span text:style-name="T7">}</text:span></text:p>
      <text:p text:style-name="P7">          <text:span text:style-name="T7">&lt;/</text:span><text:span text:style-name="T6">Text</text:span><text:span text:style-name="T7">&gt;</text:span></text:p>
      <text:p text:style-name="P7">        <text:span text:style-name="T7">&lt;/</text:span><text:span text:style-name="T6">TouchableOpacity</text:span><text:span text:style-name="T7">&gt;</text:span></text:p>
      <text:p text:style-name="P11"/>
      <text:p text:style-name="P7">        <text:span text:style-name="T7">&lt;</text:span><text:span text:style-name="T6">TouchableOpacity</text:span></text:p>
      <text:p text:style-name="P7">          <text:span text:style-name="T7">style={</text:span><text:span text:style-name="T2">this</text:span><text:span text:style-name="T7">.status_style(</text:span><text:span text:style-name="T2">this</text:span><text:span text:style-name="T7">.state.statusProtection)}</text:span></text:p>
      <text:p text:style-name="P7">          <text:span text:style-name="T7">onPress={() =&gt; {</text:span></text:p>
      <text:p text:style-name="P7">            <text:span text:style-name="T2">this</text:span><text:span text:style-name="T7">.changeProtectionSettings();</text:span></text:p>
      <text:p text:style-name="P7">          <text:span text:style-name="T7">}}&gt;</text:span></text:p>
      <text:p text:style-name="P7">          <text:span text:style-name="T7">&lt;</text:span><text:span text:style-name="T6">Text</text:span><text:span text:style-name="T7"> style={</text:span><text:span text:style-name="T6">Styles</text:span><text:span text:style-name="T7">.buttonText}&gt;</text:span></text:p>
      <text:p text:style-name="P7">            <text:span text:style-name="T7">{</text:span><text:span text:style-name="T2">this</text:span><text:span text:style-name="T7">.state.protectionChanged + </text:span><text:span text:style-name="T4">' Protection'</text:span><text:span text:style-name="T7">}</text:span></text:p>
      <text:p text:style-name="P7">          <text:span text:style-name="T7">&lt;/</text:span><text:span text:style-name="T6">Text</text:span><text:span text:style-name="T7">&gt;</text:span></text:p>
      <text:p text:style-name="P7">        <text:span text:style-name="T7">&lt;/</text:span><text:span text:style-name="T6">TouchableOpacity</text:span><text:span text:style-name="T7">&gt;</text:span></text:p>
      <text:p text:style-name="P7">      <text:span text:style-name="T7">&lt;/</text:span><text:span text:style-name="T6">View</text:span><text:span text:style-name="T7">&gt;</text:span></text:p>
      <text:p text:style-name="P7">    <text:span text:style-name="T7">);</text:span></text:p>
      <text:p text:style-name="P7">  <text:span text:style-name="T7">}</text:span></text:p>
      <text:p text:style-name="P1">}</text:p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8" text:outline-level="1"><text:soft-page-break/><text:span text:style-name="T18">styles</text:span>.j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ar font-monospace" svg:font-family="'var font-monospace'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16:06:39.200000000</dc:date>
    <meta:editing-duration>PT10M29S</meta:editing-duration>
    <meta:editing-cycles>17</meta:editing-cycles>
    <meta:generator>LibreOffice/7.1.0.3$Windows_X86_64 LibreOffice_project/f6099ecf3d29644b5008cc8f48f42f4a40986e4c</meta:generator>
    <meta:document-statistic meta:table-count="0" meta:image-count="0" meta:object-count="0" meta:page-count="30" meta:paragraph-count="1078" meta:word-count="3963" meta:character-count="36873" meta:non-whitespace-character-count="27459"/>
  </office:meta>
</office:document-meta>
</file>